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6" manifest:media-type=""/>
  <manifest:file-entry manifest:full-path="ObjectReplacements/Object 6"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9" manifest:media-type=""/>
  <manifest:file-entry manifest:full-path="ObjectReplacements/Object 10" manifest:media-type=""/>
  <manifest:file-entry manifest:full-path="ObjectReplacements/Object 22" manifest:media-type=""/>
  <manifest:file-entry manifest:full-path="ObjectReplacements/Object 30" manifest:media-type=""/>
  <manifest:file-entry manifest:full-path="ObjectReplacements/Object 28" manifest:media-type=""/>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
  <manifest:file-entry manifest:full-path="ObjectReplacements/Object 25" manifest:media-type=""/>
  <manifest:file-entry manifest:full-path="ObjectReplacements/Object 27" manifest:media-type=""/>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6" manifest:media-type="application/x-openoffice-gdimetafile;windows_formatname=&quot;GDIMetaFile&quot;"/>
  <manifest:file-entry manifest:full-path="ObjectReplacements/Object 34" manifest:media-type=""/>
  <manifest:file-entry manifest:full-path="ObjectReplacements/Object 33" manifest:media-type=""/>
  <manifest:file-entry manifest:full-path="ObjectReplacements/Object 20" manifest:media-type=""/>
  <manifest:file-entry manifest:full-path="ObjectReplacements/Object 4" manifest:media-type=""/>
  <manifest:file-entry manifest:full-path="ObjectReplacements/Object 18" manifest:media-type=""/>
  <manifest:file-entry manifest:full-path="ObjectReplacements/Object 32" manifest:media-type=""/>
  <manifest:file-entry manifest:full-path="ObjectReplacements/Object 23" manifest:media-type=""/>
  <manifest:file-entry manifest:full-path="ObjectReplacements/Object 35" manifest:media-type=""/>
  <manifest:file-entry manifest:full-path="ObjectReplacements/Object 21" manifest:media-type=""/>
  <manifest:file-entry manifest:full-path="ObjectReplacements/Object 5" manifest:media-type="application/x-openoffice-gdimetafile;windows_formatname=&quot;GDIMetaFile&quot;"/>
  <manifest:file-entry manifest:full-path="ObjectReplacements/Object 19" manifest:media-type=""/>
  <manifest:file-entry manifest:full-path="ObjectReplacements/Object 3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4" manifest:media-type=""/>
  <manifest:file-entry manifest:full-path="ObjectReplacements/Object 38" manifest:media-type=""/>
  <manifest:file-entry manifest:full-path="ObjectReplacements/Object 1" manifest:media-type="application/x-openoffice-gdimetafile;windows_formatname=&quot;GDIMetaFile&quot;"/>
  <manifest:file-entry manifest:full-path="ObjectReplacements/Object 15" manifest:media-type=""/>
  <manifest:file-entry manifest:full-path="ObjectReplacements/Object 39" manifest:media-type="application/x-openoffice-gdimetafile;windows_formatname=&quot;GDIMetaFile&quot;"/>
  <manifest:file-entry manifest:full-path="ObjectReplacements/Object 3" manifest:media-type=""/>
  <manifest:file-entry manifest:full-path="ObjectReplacements/Object 17" manifest:media-type=""/>
  <manifest:file-entry manifest:full-path="ObjectReplacements/Object 49" manifest:media-type="application/x-openoffice-gdimetafile;windows_formatname=&quot;GDIMetaFile&quot;"/>
  <manifest:file-entry manifest:full-path="ObjectReplacements/Object 12" manifest:media-type=""/>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meta.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paragraph-properties style:writing-mode="lr-tb"/>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solid" draw:stroke-dash="Dash_20_1" svg:stroke-width="0.064cm" svg:stroke-color="#2a2eec" draw:stroke-linejoin="round" svg:stroke-linecap="round" draw:textarea-horizontal-align="center" draw:textarea-vertical-align="middle" fo:padding-top="0.157cm" fo:padding-bottom="0.157cm" fo:padding-left="0.282cm" fo:padding-right="0.282cm"/>
    </style:style>
    <style:style style:name="gr4" style:family="graphic" style:parent-style-name="standard">
      <style:graphic-properties draw:stroke="solid" draw:stroke-dash="Dash_20_1" svg:stroke-width="0.043cm" svg:stroke-color="#000000" draw:stroke-linejoin="round" svg:stroke-linecap="round" draw:textarea-horizontal-align="center" draw:textarea-vertical-align="middle" fo:padding-top="0.146cm" fo:padding-bottom="0.146cm" fo:padding-left="0.271cm" fo:padding-right="0.271cm"/>
    </style:style>
    <style:style style:name="gr5" style:family="graphic" style:parent-style-name="standard">
      <style:graphic-properties draw:stroke="none" draw:stroke-dash="Dash_20_1" svg:stroke-width="0cm" svg:stroke-color="#000000" draw:stroke-linejoin="none" svg:stroke-linecap="round" draw:fill="solid" draw:fill-color="#000000" draw:textarea-horizontal-align="center" draw:textarea-vertical-align="middle"/>
    </style:style>
    <style:style style:name="gr6" style:family="graphic" style:parent-style-name="standard">
      <style:graphic-properties draw:stroke="none" draw:stroke-dash="Dash_20_1" svg:stroke-width="0cm" draw:stroke-linejoin="none" svg:stroke-linecap="butt" draw:fill="solid" draw:fill-color="#2a2eec" draw:textarea-horizontal-align="center" draw:textarea-vertical-align="middle"/>
    </style:style>
    <style:style style:name="gr7" style:family="graphic" style:parent-style-name="standard">
      <style:graphic-properties draw:stroke="solid" draw:stroke-dash="Dash_20_1" svg:stroke-width="0.128cm" svg:stroke-color="#2a2eec" draw:stroke-linejoin="round" svg:stroke-linecap="butt" draw:textarea-horizontal-align="center" draw:textarea-vertical-align="middle" fo:padding-top="0.189cm" fo:padding-bottom="0.189cm" fo:padding-left="0.314cm" fo:padding-right="0.314cm"/>
    </style:style>
    <style:style style:name="gr8" style:family="graphic" style:parent-style-name="standard">
      <style:graphic-properties draw:stroke="solid" draw:stroke-dash="Dash_20_1" svg:stroke-width="0.128cm" svg:stroke-color="#2a2eec" draw:stroke-linejoin="round" svg:stroke-linecap="butt" draw:fill-color="#2a2eec" draw:textarea-horizontal-align="center" draw:textarea-vertical-align="middle" fo:padding-top="0.189cm" fo:padding-bottom="0.189cm" fo:padding-left="0.314cm" fo:padding-right="0.314cm"/>
    </style:style>
    <style:style style:name="gr9" style:family="graphic" style:parent-style-name="standard">
      <style:graphic-properties draw:stroke="solid" draw:stroke-dash="Dash_20_1" svg:stroke-width="0.128cm" svg:stroke-color="#87ceeb" draw:stroke-linejoin="round" svg:stroke-linecap="butt" draw:fill-color="#2a2eec" draw:textarea-horizontal-align="center" draw:textarea-vertical-align="middle" fo:padding-top="0.189cm" fo:padding-bottom="0.189cm" fo:padding-left="0.314cm" fo:padding-right="0.314cm"/>
    </style:style>
    <style:style style:name="gr10" style:family="graphic" style:parent-style-name="standard">
      <style:graphic-properties draw:stroke="none" draw:stroke-dash="Dash_20_1" svg:stroke-width="0cm" svg:stroke-color="#87ceeb" draw:stroke-linejoin="none" svg:stroke-linecap="butt" draw:fill="solid" draw:fill-color="#2a2eec" draw:textarea-horizontal-align="center" draw:textarea-vertical-align="middle"/>
    </style:style>
    <style:style style:name="gr11" style:family="graphic" style:parent-style-name="standard">
      <style:graphic-properties draw:stroke="none" draw:stroke-dash="Dash_20_1" svg:stroke-width="0cm" svg:stroke-color="#87ceeb" draw:stroke-linejoin="none" svg:stroke-linecap="butt" draw:fill="solid" draw:fill-color="#ffffff" draw:opacity="50%" draw:textarea-horizontal-align="center" draw:textarea-vertical-align="middle"/>
    </style:style>
    <style:style style:name="gr12" style:family="graphic" style:parent-style-name="standard">
      <style:graphic-properties draw:stroke="none" draw:stroke-dash="Dash_20_1" svg:stroke-width="0cm" svg:stroke-color="#2a2eec" draw:stroke-linejoin="none" svg:stroke-linecap="round" draw:fill="solid" draw:fill-color="#000000" draw:textarea-horizontal-align="center" draw:textarea-vertical-align="middle"/>
    </style:style>
    <style:style style:name="gr13" style:family="graphic" style:parent-style-name="standard">
      <style:graphic-properties draw:stroke="none" draw:stroke-dash="Dash_20_1" svg:stroke-width="0cm" svg:stroke-color="#2a2eec" draw:stroke-linejoin="none" svg:stroke-linecap="butt" draw:fill="solid" draw:fill-color="#ffffff" draw:opacity="50%" draw:textarea-horizontal-align="center" draw:textarea-vertical-align="middle"/>
    </style:style>
    <style:style style:name="gr14" style:family="graphic" style:parent-style-name="standard">
      <style:graphic-properties draw:stroke="none" svg:stroke-color="#2a2eec" draw:fill="none" draw:textarea-horizontal-align="center" draw:textarea-vertical-align="middle" draw:ole-draw-aspect="1" style:protect="size"/>
    </style:style>
    <style:style style:name="gr15" style:family="graphic" style:parent-style-name="standard">
      <style:graphic-properties draw:stroke="solid" draw:stroke-dash="Dash_20_1" svg:stroke-width="0.063cm" svg:stroke-color="#2a2eec" draw:stroke-linejoin="round" svg:stroke-linecap="round" draw:textarea-horizontal-align="center" draw:textarea-vertical-align="middle" fo:padding-top="0.156cm" fo:padding-bottom="0.156cm" fo:padding-left="0.281cm" fo:padding-right="0.281cm"/>
    </style:style>
    <style:style style:name="gr16" style:family="graphic" style:parent-style-name="standard">
      <style:graphic-properties draw:stroke="solid" draw:stroke-dash="Dash_20_1" svg:stroke-width="0.042cm" svg:stroke-color="#000000" draw:stroke-linejoin="round" svg:stroke-linecap="round" draw:textarea-horizontal-align="center" draw:textarea-vertical-align="middle" fo:padding-top="0.146cm" fo:padding-bottom="0.146cm" fo:padding-left="0.271cm" fo:padding-right="0.271cm"/>
    </style:style>
    <style:style style:name="gr17" style:family="graphic" style:parent-style-name="standard">
      <style:graphic-properties draw:stroke="dash" draw:stroke-dash="Long_20_Dot" svg:stroke-width="0cm" draw:stroke-linejoin="none" svg:stroke-linecap="butt" draw:fill="solid" draw:fill-color="#2a2eec"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03cm" fo:min-width="9.97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03cm" fo:min-width="8.68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03cm" fo:min-width="7.724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945cm" fo:min-width="0.4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0.459cm"/>
      <style:paragraph-properties style:writing-mode="lr-tb"/>
    </style:style>
    <style:style style:name="gr23"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4" style:family="graphic" style:parent-style-name="standard">
      <style:graphic-properties draw:stroke="none" svg:stroke-color="#000000" draw:fill="none" draw:fill-color="#ffffff" draw:textarea-horizontal-align="left" draw:auto-grow-height="true" draw:auto-grow-width="true" fo:min-height="1.666cm" fo:min-width="4.78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14.88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499cm" fo:min-width="16.264cm"/>
      <style:paragraph-properties style:writing-mode="lr-tb"/>
    </style:style>
    <style:style style:name="gr27" style:family="graphic" style:parent-style-name="standard">
      <style:graphic-properties draw:stroke="solid" draw:stroke-dash="Dash_20_1" svg:stroke-width="0.076cm" svg:stroke-color="#2a2eec" draw:stroke-linejoin="round" svg:stroke-linecap="butt" draw:fill="none" draw:textarea-horizontal-align="center" draw:textarea-vertical-align="middle" fo:padding-top="0.163cm" fo:padding-bottom="0.163cm" fo:padding-left="0.288cm" fo:padding-right="0.288cm"/>
    </style:style>
    <style:style style:name="gr28" style:family="graphic" style:parent-style-name="standard">
      <style:graphic-properties draw:stroke="solid" draw:stroke-dash="Dash_20_1" svg:stroke-width="0.04cm" svg:stroke-color="#000000" draw:stroke-linejoin="round" svg:stroke-linecap="butt" draw:fill="none" draw:fill-color="#87ceeb" draw:textarea-horizontal-align="center" draw:textarea-vertical-align="middle" fo:padding-top="0.145cm" fo:padding-bottom="0.145cm" fo:padding-left="0.27cm" fo:padding-right="0.27cm"/>
    </style:style>
    <style:style style:name="gr29" style:family="graphic" style:parent-style-name="standard">
      <style:graphic-properties draw:stroke="none" draw:fill="none" draw:fill-color="#ffffff" draw:textarea-horizontal-align="left" draw:auto-grow-width="true" fo:min-height="0.589cm" fo:min-width="2.398cm" fo:padding-top="0cm" fo:padding-bottom="0cm" fo:padding-left="0cm" fo:padding-right="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solid" draw:fill-color="#000000"/>
      <style:paragraph-properties fo:text-align="center"/>
    </style:style>
    <style:style style:name="P5" style:family="paragraph">
      <loext:graphic-properties draw:fill="solid" draw:fill-color="#2a2eec"/>
      <style:paragraph-properties fo:text-align="center"/>
    </style:style>
    <style:style style:name="P6" style:family="paragraph">
      <loext:graphic-properties draw:fill-color="#2a2eec"/>
      <style:paragraph-properties fo:text-align="center"/>
    </style:style>
    <style:style style:name="P7" style:family="paragraph">
      <loext:graphic-properties draw:fill="solid" draw:fill-color="#ffffff" draw:opacity="50%"/>
      <style:paragraph-properties fo:text-align="center"/>
    </style:style>
    <style:style style:name="P8" style:family="paragraph">
      <style:paragraph-properties fo:margin-top="0.3cm" fo:margin-bottom="0.1cm" fo:text-align="center"/>
    </style:style>
    <style:style style:name="P9" style:family="paragraph">
      <loext:graphic-properties draw:fill="solid" draw:fill-color="#ffffff" draw:opacity="50%"/>
      <style:paragraph-properties fo:margin-top="0.3cm" fo:margin-bottom="0.1cm" fo:text-align="center"/>
    </style:style>
    <style:style style:name="P10" style:family="paragraph">
      <loext:graphic-properties draw:fill="solid" draw:fill-color="#000000"/>
      <style:paragraph-properties fo:margin-top="0.3cm" fo:margin-bottom="0.1cm" fo:text-align="center"/>
    </style:style>
    <style:style style:name="P11" style:family="paragraph">
      <loext:graphic-properties draw:fill="none"/>
      <style:paragraph-properties fo:margin-top="0.3cm" fo:margin-bottom="0.1cm" fo:text-align="center"/>
    </style:style>
    <style:style style:name="P12" style:family="paragraph">
      <loext:graphic-properties draw:fill="solid" draw:fill-color="#ffffff" draw:opacity="50%"/>
      <style:paragraph-properties fo:text-align="center" style:writing-mode="lr-tb"/>
    </style:style>
    <style:style style:name="P13" style:family="paragraph">
      <loext:graphic-properties draw:fill="none" draw:fill-color="#ffffff"/>
      <style:paragraph-properties style:writing-mode="lr-tb"/>
      <style:text-properties fo:font-size="26pt" style:font-size-asian="26pt" style:font-size-complex="26pt"/>
    </style:style>
    <style:style style:name="P14" style:family="paragraph">
      <loext:graphic-properties draw:fill="none" draw:fill-color="#ffffff"/>
      <style:paragraph-properties style:writing-mode="lr-tb"/>
      <style:text-properties style:font-name="Times New Roman" fo:font-size="24pt" style:font-size-asian="24pt" style:font-size-complex="24pt"/>
    </style:style>
    <style:style style:name="P15" style:family="paragraph">
      <loext:graphic-properties draw:fill="none" draw:fill-color="#ffffff"/>
      <style:paragraph-properties style:writing-mode="lr-tb"/>
      <style:text-properties fo:font-size="14pt" style:font-size-asian="14pt" style:font-size-complex="14pt"/>
    </style:style>
    <style:style style:name="P16" style:family="paragraph">
      <loext:graphic-properties draw:fill="none" draw:fill-color="#ffffff"/>
      <style:paragraph-properties style:writing-mode="lr-tb"/>
      <style:text-properties fo:font-size="32pt" style:font-size-asian="32pt" style:font-size-complex="32pt"/>
    </style:style>
    <style:style style:name="P17" style:family="paragraph">
      <loext:graphic-properties draw:fill="none" draw:fill-color="#ffffff"/>
      <style:paragraph-properties style:writing-mode="lr-tb"/>
    </style:style>
    <style:style style:name="P18" style:family="paragraph">
      <loext:graphic-properties draw:fill="none" draw:fill-color="#87ceeb"/>
      <style:paragraph-properties fo:text-align="center"/>
    </style:style>
    <style:style style:name="P19" style:family="paragraph">
      <loext:graphic-properties draw:fill="none" draw:fill-color="#ffffff"/>
      <style:paragraph-properties style:writing-mode="lr-tb"/>
      <style:text-properties fo:color="#000000" style:text-outline="false" style:text-line-through-style="none" style:text-line-through-type="none" style:font-name="'Liberation Sans'" fo:font-size="15pt" fo:font-style="normal" fo:text-shadow="none" style:text-underline-style="none" fo:font-weight="normal" style:text-underline-mode="continuous" style:text-overline-mode="continuous" style:text-line-through-mode="continuous" style:font-name-asian="'Liberation Sans'" style:font-size-asian="15pt" style:font-name-complex="'Liberation Sans'" style:font-size-complex="15pt" style:text-scale="100%" style:text-overline-style="none" style:text-overline-color="font-color"/>
    </style:style>
    <style:style style:name="P20" style:family="paragraph">
      <style:paragraph-properties fo:text-align="center" style:writing-mode="lr-tb"/>
      <style:text-properties style:font-name="Times New Roman" fo:font-size="24pt" fo:font-style="italic" style:font-size-asian="20pt" style:font-style-asian="italic" style:font-size-complex="20pt" style:font-style-complex="italic"/>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color="#000000" style:text-outline="false" style:text-line-through-style="none" style:text-line-through-type="none" style:font-name="'Liberation Sans'" fo:font-size="15pt" fo:font-style="normal" fo:text-shadow="none" style:text-underline-style="none" fo:font-weight="normal" style:text-underline-mode="continuous" style:text-overline-mode="continuous" style:text-line-through-mode="continuous" style:font-name-asian="'Liberation Sans'" style:font-size-asian="15pt" style:font-name-complex="'Liberation Sans'" style:font-size-complex="15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text:span><text:span text:style-name="T1"> </text:span><text:span text:style-name="T1"><text:s/></text:span><text:span text:style-name="T1"><text:s/></text:span><text:span text:style-name="T1"><text:s/></text:span></text:p>
        </draw:connector>
        <draw:connector draw:style-name="gr1" draw:text-style-name="P2" draw:layer="layout" draw:type="line" svg:x1="30.654cm" svg:y1="14.613cm" svg:x2="30.654cm" svg:y2="16.597cm" svg:d="M30654 14613v1984" svg:viewBox="0 0 1 1985">
          <text:p text:style-name="P1"><text:span text:style-name="T1">=</text:span><text:span text:style-name="T1"> </text:span><text:span text:style-name="T1"><text:s/></text:span><text:span text:style-name="T1"><text:s/></text:span><text:span text:style-name="T1"><text:s/></text:span><text:span text:style-name="T1"><text:s/></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polyline draw:style-name="gr3" draw:text-style-name="P1" draw:layer="layout" svg:width="4.266cm" svg:height="3.037cm" svg:x="-9.189cm" svg:y="16.111cm" svg:viewBox="0 0 4267 3038" draw:points="0,0 15,0 29,0 43,1 57,2 71,3 86,5 100,7 114,9 128,12 143,15 157,18 171,22 185,25 199,30 214,34 228,39 242,44 256,49 271,55 285,60 299,67 313,73 328,80 342,87 356,94 370,102 384,110 399,118 413,126 427,135 441,144 456,153 470,163 484,172 498,182 512,193 527,203 541,214 555,225 569,236 584,247 598,259 612,271 626,283 640,296 655,308 669,321 683,334 697,347 712,361 726,374 740,388 754,402 768,417 783,431 797,446 811,460 825,475 840,491 854,506 882,537 911,569 925,585 939,601 968,634 982,651 996,668 1010,684 1025,701 1053,736 1067,753 1081,771 1110,806 1138,841 1153,859 1181,895 1195,913 1224,950 1266,1005 1295,1042 1309,1060 1323,1079 1337,1097 1352,1116 1366,1135 1380,1153 1394,1172 1423,1209 1437,1228 1465,1265 1480,1284 1494,1302 1537,1358 1551,1376 1565,1395 1579,1413 1593,1432 1608,1450 1622,1468 1636,1487 1650,1505 1693,1559 1707,1577 1721,1595 1764,1649 1793,1684 1821,1719 1850,1752 1878,1786 1892,1803 1921,1837 1935,1853 1963,1886 1978,1903 1992,1919 2020,1951 2034,1967 2049,1983 2077,2014 2091,2029 2106,2044 2134,2075 2148,2089 2162,2104 2177,2119 2205,2148 2219,2162 2248,2190 2276,2218 2305,2245 2318,2258 2346,2285 2375,2310 2403,2335 2417,2348 2432,2360 2446,2372 2460,2384 2474,2396 2489,2408 2503,2419 2517,2431 2531,2442 2546,2453 2560,2464 2574,2475 2588,2486 2617,2507 2631,2517 2645,2527 2674,2547 2688,2557 2702,2567 2716,2576 2745,2595 2759,2604 2773,2613 2787,2622 2802,2631 2816,2640 2844,2656 2858,2665 2873,2673 2887,2681 2901,2689 2915,2697 2930,2704 2944,2712 2972,2726 2986,2734 3015,2748 3029,2754 3058,2768 3086,2781 3114,2793 3143,2805 3157,2811 3171,2817 3200,2828 3228,2839 3242,2844 3271,2854 3285,2859 3299,2864 3314,2869 3328,2874 3356,2883 3371,2887 3399,2896 3427,2904 3456,2912 3470,2916 3484,2920 3513,2927 3527,2931 3555,2937 3570,2941 3598,2947 3627,2953 3641,2956 3669,2962 3698,2968 3726,2973 3755,2978 3783,2983 3797,2985 3811,2988 3826,2990 3840,2992 3854,2994 3868,2996 3883,2998 3897,3000 3954,3008 3968,3010 3982,3011 4011,3015 4025,3016 4039,3018 4053,3019 4068,3021 4096,3024 4139,3028 4153,3029 4167,3030 4181,3032 4196,3033 4210,3034 4238,3036 4252,3037 4267,3038">
            <text:p/>
          </draw:polyline>
          <draw:line draw:style-name="gr4" draw:text-style-name="P1" draw:layer="layout" svg:x1="-9.189cm" svg:y1="19.373cm" svg:x2="-4.922cm" svg:y2="19.373cm">
            <text:p/>
          </draw:line>
          <draw:path draw:style-name="gr5" draw:text-style-name="P4" draw:layer="layout" svg:width="0.212cm" svg:height="0.372cm" svg:x="-8.959cm" svg:y="18.762cm" svg:viewBox="0 0 213 373" svg:d="M0 0v373h43v-148c0-54 29-90 73-90 13 0 27 4 37 12 13 8 18 21 18 40v186h42v-202c0-46-32-74-84-74-38 0-61 12-86 45v-142z">
            <text:p/>
          </draw:path>
          <draw:path draw:style-name="gr5" draw:text-style-name="P4" draw:layer="layout" svg:width="0.252cm" svg:height="0.287cm" svg:x="-8.689cm" svg:y="18.859cm" svg:viewBox="0 0 253 288" svg:d="M253 251c-5 1-7 1-9 1-15 0-23-7-23-21v-157c0-48-35-74-101-74-39 0-71 11-89 31-12 14-18 30-19 56h44c3-33 22-47 62-47 39 0 60 14 60 40v11c0 18-10 26-44 30-61 7-70 9-86 16-32 13-48 37-48 72 0 48 34 79 89 79 34 0 61-12 91-39 3 27 16 39 44 39 8 0 15-1 29-5zM178 192c0 14-4 23-17 35-17 16-38 24-63 24-34 0-53-16-53-43 0-29 19-43 65-49 45-7 54-8 68-15z">
            <text:p/>
          </draw:path>
          <draw:polygon draw:style-name="gr5" draw:text-style-name="P4" draw:layer="layout" svg:width="0.043cm" svg:height="0.372cm" svg:x="-8.391cm" svg:y="18.762cm" svg:viewBox="0 0 44 373" draw:points="44,0 0,0 0,373 44,373">
            <text:p/>
          </draw:polygon>
          <draw:path draw:style-name="gr5" draw:text-style-name="P4" draw:layer="layout" svg:width="0.122cm" svg:height="0.373cm" svg:x="-8.302cm" svg:y="18.761cm" svg:viewBox="0 0 123 374" svg:d="M123 106h-45v-42c0-18 10-27 30-27 3 0 5 0 15 0v-35c-10-2-16-2-24-2-40 0-64 22-64 60v46h-35v35h35v233h43v-233h45z">
            <text:p/>
          </draw:path>
          <draw:polygon draw:style-name="gr5" draw:text-style-name="P4" draw:layer="layout" svg:width="0.121cm" svg:height="0.036cm" svg:x="-8.146cm" svg:y="18.976cm" svg:viewBox="0 0 122 37" draw:points="122,0 0,0 0,37 122,37">
            <text:p/>
          </draw:polygon>
          <draw:path draw:style-name="gr5" draw:text-style-name="P4" draw:layer="layout" svg:width="0.213cm" svg:height="0.275cm" svg:x="-7.963cm" svg:y="18.859cm" svg:viewBox="0 0 214 276" svg:d="M0 8v268h43v-148c0-54 29-90 73-90 34 0 55 20 55 52v186h43v-202c0-45-34-74-85-74-40 0-66 16-90 53v-45z">
            <text:p/>
          </draw:path>
          <draw:path draw:style-name="gr5" draw:text-style-name="P4" draw:layer="layout" svg:width="0.242cm" svg:height="0.287cm" svg:x="-7.696cm" svg:y="18.859cm" svg:viewBox="0 0 243 288" svg:d="M121 0c-75 0-121 53-121 144 0 90 46 144 122 144 75 0 121-53 121-142 0-92-44-146-122-146zM122 40c48 0 77 39 77 106 0 63-30 103-77 103-48 0-77-40-77-105 0-64 29-104 77-104z">
            <text:p/>
          </draw:path>
          <draw:path draw:style-name="gr5" draw:text-style-name="P4" draw:layer="layout" svg:width="0.128cm" svg:height="0.275cm" svg:x="-7.394cm" svg:y="18.859cm" svg:viewBox="0 0 129 276" svg:d="M0 8v268h43v-139c0-39 10-63 30-79 14-9 26-12 56-13v-43c-7-1-10-2-16-2-28 0-49 17-74 57v-49z">
            <text:p/>
          </draw:path>
          <draw:path draw:style-name="gr5" draw:text-style-name="P4" draw:layer="layout" svg:width="0.354cm" svg:height="0.275cm" svg:x="-7.223cm" svg:y="18.859cm" svg:viewBox="0 0 355 276" svg:d="M0 8v268h43v-168c0-39 28-70 63-70 32 0 50 19 50 53v185h43v-168c0-39 28-70 63-70 31 0 49 20 49 53v185h44v-201c0-48-28-75-78-75-36 0-58 11-83 41-15-28-37-41-72-41-36 0-59 14-83 46v-38z">
            <text:p/>
          </draw:path>
          <draw:path draw:style-name="gr5" draw:text-style-name="P4" draw:layer="layout" svg:width="0.252cm" svg:height="0.287cm" svg:x="-6.812cm" svg:y="18.859cm" svg:viewBox="0 0 253 288" svg:d="M253 251c-5 1-7 1-9 1-15 0-23-7-23-21v-157c0-48-35-74-101-74-39 0-71 11-90 31-12 14-17 30-18 56h43c4-33 23-47 63-47 39 0 60 14 60 40v11c0 18-11 26-44 30-61 7-70 9-87 16-31 13-47 37-47 72 0 48 34 79 89 79 33 0 61-12 91-39 2 27 16 39 44 39 8 0 15-1 29-5zM178 192c0 14-4 23-17 35-17 16-38 24-63 24-34 0-53-16-53-43 0-29 19-43 65-49 44-7 54-8 68-15z">
            <text:p/>
          </draw:path>
          <draw:polygon draw:style-name="gr5" draw:text-style-name="P4" draw:layer="layout" svg:width="0.042cm" svg:height="0.372cm" svg:x="-6.514cm" svg:y="18.762cm" svg:viewBox="0 0 43 373" draw:points="43,0 0,0 0,373 43,373">
            <text:p/>
          </draw:polygon>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polyline draw:style-name="gr3" draw:text-style-name="P1" draw:layer="layout" svg:width="4.266cm" svg:height="3.071cm" svg:x="-13.745cm" svg:y="12.414cm" svg:viewBox="0 0 4267 3072" draw:points="0,3072 17,3026 34,2974 52,2919 69,2862 86,2803 103,2744 120,2683 137,2622 154,2561 171,2499 188,2436 205,2374 222,2311 239,2248 256,2185 274,2123 291,2060 308,1998 325,1936 342,1874 359,1812 376,1751 393,1692 410,1632 427,1572 444,1514 461,1455 478,1398 495,1341 512,1285 530,1230 547,1176 564,1122 581,1070 598,1018 615,968 632,918 649,870 666,823 683,776 700,732 717,688 734,645 751,604 768,564 786,525 803,487 820,451 837,416 854,383 871,351 888,320 905,291 922,263 939,236 956,211 973,187 990,165 1007,144 1025,124 1042,106 1059,90 1076,74 1093,61 1110,48 1127,37 1144,28 1161,20 1178,13 1195,8 1212,4 1229,1 1246,0 1263,0 1281,1 1298,3 1315,7 1332,12 1349,19 1366,26 1383,35 1400,45 1417,56 1434,68 1451,82 1468,96 1485,111 1502,128 1519,145 1537,164 1554,183 1571,203 1588,224 1605,246 1622,269 1639,293 1656,317 1673,342 1690,368 1707,394 1724,421 1741,449 1759,477 1776,506 1793,536 1810,566 1827,596 1844,627 1861,658 1878,690 1895,721 1912,754 1929,786 1946,819 1963,852 1980,885 1997,919 2015,952 2032,986 2066,1054 2083,1088 2100,1122 2117,1156 2134,1190 2151,1224 2168,1258 2185,1292 2202,1325 2236,1392 2253,1426 2271,1459 2288,1492 2305,1525 2321,1557 2338,1589 2355,1621 2372,1653 2389,1684 2406,1716 2423,1746 2440,1776 2457,1806 2474,1836 2491,1866 2508,1895 2526,1924 2543,1952 2560,1980 2577,2008 2594,2035 2611,2062 2628,2088 2645,2114 2662,2140 2679,2165 2696,2190 2713,2214 2730,2238 2748,2261 2765,2284 2782,2307 2799,2329 2816,2351 2833,2372 2850,2393 2867,2413 2884,2433 2901,2453 2918,2472 2935,2490 2952,2509 2969,2527 2986,2544 3004,2561 3021,2578 3038,2594 3055,2610 3072,2625 3089,2640 3106,2655 3123,2669 3140,2683 3157,2696 3174,2709 3191,2722 3208,2735 3225,2747 3242,2758 3260,2770 3277,2781 3294,2791 3311,2802 3328,2812 3345,2822 3362,2831 3379,2840 3396,2849 3413,2858 3430,2866 3447,2874 3464,2882 3481,2890 3499,2897 3516,2904 3533,2911 3550,2917 3567,2924 3584,2930 3601,2936 3618,2942 3635,2947 3652,2952 3669,2957 3686,2962 3703,2967 3720,2972 3737,2976 3755,2980 3772,2984 3789,2988 3806,2992 3823,2996 3840,2999 3857,3002 3874,3006 3891,3009 3908,3012 3942,3017 3959,3020 3976,3022 3993,3025 4028,3029 4045,3031 4062,3033 4079,3035 4113,3039 4130,3040 4147,3042 4164,3043 4198,3046 4215,3048 4233,3049 4250,3050 4267,3051">
            <text:p/>
          </draw:polyline>
          <draw:line draw:style-name="gr4" draw:text-style-name="P1" draw:layer="layout" svg:x1="-13.745cm" svg:y1="15.676cm" svg:x2="-9.478cm" svg:y2="15.676cm">
            <text:p/>
          </draw:line>
          <draw:polygon draw:style-name="gr5" draw:text-style-name="P4" draw:layer="layout" svg:width="0.464cm" svg:height="0.372cm" svg:x="-13.145cm" svg:y="15.065cm" svg:viewBox="0 0 465 373" draw:points="370,373 465,0 412,0 343,303 258,0 207,0 124,303 54,0 0,0 96,373 148,373 232,67 318,373">
            <text:p/>
          </draw:polygon>
          <draw:path draw:style-name="gr5" draw:text-style-name="P4" draw:layer="layout" svg:width="0.241cm" svg:height="0.287cm" svg:x="-12.652cm" svg:y="15.162cm" svg:viewBox="0 0 242 288" svg:d="M242 156c0-41-3-65-10-85-18-44-59-71-109-71-75 0-123 58-123 146s47 142 122 142c61 0 104-35 115-93h-43c-12 35-36 54-70 54-27 0-51-13-65-35-10-15-14-31-14-58zM46 122c3-50 34-82 76-82 43 0 75 34 75 78 0 1 0 3-1 4z">
            <text:p/>
          </draw:path>
          <draw:path draw:style-name="gr5" draw:text-style-name="P4" draw:layer="layout" svg:width="0.042cm" svg:height="0.372cm" svg:x="-12.354cm" svg:y="15.065cm" svg:viewBox="0 0 43 373" svg:d="M43 105h-42v268h42zM43 0h-43v54h43z">
            <text:p/>
          </draw:path>
          <draw:path draw:style-name="gr5" draw:text-style-name="P4" draw:layer="layout" svg:width="0.239cm" svg:height="0.384cm" svg:x="-12.246cm" svg:y="15.065cm" svg:viewBox="0 0 240 385" svg:d="M0 0v373h38v-34c21 31 48 46 85 46 71 0 117-58 117-147 0-87-44-141-115-141-37 0-63 14-83 44v-141zM117 137c47 0 78 42 78 106 0 61-31 102-78 102-45 0-75-41-75-104s30-104 75-104z">
            <text:p/>
          </draw:path>
          <draw:path draw:style-name="gr5" draw:text-style-name="P4" draw:layer="layout" svg:width="0.212cm" svg:height="0.279cm" svg:x="-11.956cm" svg:y="15.17cm" svg:viewBox="0 0 213 280" svg:d="M213 268v-268h-42v152c0 55-29 91-73 91-34 0-56-21-56-53v-190h-42v207c0 44 33 73 85 73 40 0 65-14 90-49v37z">
            <text:p/>
          </draw:path>
          <draw:polygon draw:style-name="gr5" draw:text-style-name="P4" draw:layer="layout" svg:width="0.042cm" svg:height="0.372cm" svg:x="-11.67cm" svg:y="15.065cm" svg:viewBox="0 0 43 373" draw:points="43,0 0,0 0,373 43,373">
            <text:p/>
          </draw:polygon>
          <draw:polygon draw:style-name="gr5" draw:text-style-name="P4" draw:layer="layout" svg:width="0.042cm" svg:height="0.372cm" svg:x="-11.557cm" svg:y="15.065cm" svg:viewBox="0 0 43 373" draw:points="43,0 0,0 0,373 43,373">
            <text:p/>
          </draw:polygon>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polyline draw:style-name="gr3" draw:text-style-name="P1" draw:layer="layout" svg:width="4.266cm" svg:height="3.071cm" svg:x="-13.754cm" svg:y="8.614cm" svg:viewBox="0 0 4267 3072" draw:points="0,3072 226,3072 277,3072 302,3072 327,3071 352,3070 377,3068 402,3064 427,3058 452,3050 477,3038 502,3023 528,3003 553,2977 578,2945 603,2907 628,2862 653,2810 678,2750 703,2683 728,2608 753,2527 778,2440 804,2346 829,2247 854,2143 879,2036 904,1925 929,1813 954,1699 979,1584 1004,1470 1030,1356 1055,1244 1080,1134 1105,1028 1130,925 1155,826 1180,732 1205,642 1230,558 1255,480 1281,407 1306,340 1331,280 1356,225 1381,177 1406,134 1431,98 1456,68 1481,43 1506,24 1532,11 1557,3 1582,0 1607,1 1632,8 1657,18 1682,33 1707,52 1732,75 1758,100 1783,129 1808,161 1833,196 1858,233 1883,272 1908,313 1933,356 1958,401 1983,447 2009,494 2034,542 2059,591 2084,641 2109,691 2134,742 2159,793 2234,947 2259,999 2285,1050 2310,1100 2334,1150 2359,1200 2384,1250 2409,1298 2434,1346 2459,1394 2484,1441 2509,1487 2535,1532 2560,1576 2585,1620 2610,1663 2635,1705 2660,1745 2685,1785 2710,1824 2735,1862 2761,1900 2786,1936 2811,1972 2836,2007 2861,2041 2886,2074 2911,2106 2936,2137 2961,2167 2986,2197 3012,2226 3037,2254 3062,2281 3087,2307 3112,2333 3137,2357 3162,2382 3187,2405 3212,2427 3237,2449 3263,2471 3288,2491 3313,2511 3338,2530 3363,2549 3388,2567 3413,2585 3438,2602 3463,2618 3489,2634 3514,2649 3539,2664 3564,2678 3589,2692 3614,2705 3639,2718 3664,2731 3689,2743 3714,2755 3739,2766 3765,2777 3790,2787 3815,2797 3840,2807 3865,2816 3890,2826 3915,2834 3940,2843 3965,2851 3990,2859 4016,2866 4041,2874 4066,2881 4091,2888 4116,2894 4141,2901 4166,2907 4191,2913 4216,2918 4242,2924 4267,2929">
            <text:p/>
          </draw:polyline>
          <draw:line draw:style-name="gr4" draw:text-style-name="P1" draw:layer="layout" svg:x1="-13.754cm" svg:y1="11.876cm" svg:x2="-9.487cm" svg:y2="11.876cm">
            <text:p/>
          </draw:line>
          <draw:polygon draw:style-name="gr5" draw:text-style-name="P4" draw:layer="layout" svg:width="0.042cm" svg:height="0.373cm" svg:x="-12.901cm" svg:y="11.222cm" svg:viewBox="0 0 43 374" draw:points="43,0 0,0 0,374 43,374">
            <text:p/>
          </draw:polygon>
          <draw:path draw:style-name="gr5" draw:text-style-name="P4" draw:layer="layout" svg:width="0.243cm" svg:height="0.286cm" svg:x="-12.804cm" svg:y="11.32cm" svg:viewBox="0 0 244 287" svg:d="M121 0c-75 0-121 53-121 144 0 90 46 143 122 143 75 0 122-53 122-142 0-92-45-145-123-145zM122 39c48 0 77 39 77 106 0 63-30 103-77 103-48 0-77-39-77-104s29-105 77-105z">
            <text:p/>
          </draw:path>
          <draw:path draw:style-name="gr5" draw:text-style-name="P4" draw:layer="layout" svg:width="0.234cm" svg:height="0.386cm" svg:x="-12.522cm" svg:y="11.32cm" svg:viewBox="0 0 235 387" svg:d="M196 7v39c-22-32-48-46-82-46-68 0-114 59-114 146 0 44 12 80 33 106 20 22 49 35 77 35 34 0 58-14 82-48v14c0 36-5 59-15 73-12 16-34 25-60 25-20 0-37-5-48-14-10-8-14-15-17-31h-43c4 51 44 81 107 81 40 0 74-13 91-34 21-24 28-58 28-121v-225zM119 39c46 0 73 39 73 106 0 64-28 103-73 103-46 0-74-39-74-104s28-105 74-105z">
            <text:p/>
          </draw:path>
          <draw:polygon draw:style-name="gr5" draw:text-style-name="P4" draw:layer="layout" svg:width="0.121cm" svg:height="0.036cm" svg:x="-12.229cm" svg:y="11.436cm" svg:viewBox="0 0 122 37" draw:points="122,0 0,0 0,37 122,37">
            <text:p/>
          </draw:polygon>
          <draw:path draw:style-name="gr5" draw:text-style-name="P4" draw:layer="layout" svg:width="0.213cm" svg:height="0.275cm" svg:x="-12.046cm" svg:y="11.32cm" svg:viewBox="0 0 214 276" svg:d="M0 7v269h43v-148c0-55 29-91 73-91 34 0 55 20 55 53v186h43v-203c0-45-34-73-85-73-40 0-66 15-90 52v-45z">
            <text:p/>
          </draw:path>
          <draw:path draw:style-name="gr5" draw:text-style-name="P4" draw:layer="layout" svg:width="0.242cm" svg:height="0.286cm" svg:x="-11.779cm" svg:y="11.32cm" svg:viewBox="0 0 243 287" svg:d="M121 0c-75 0-121 53-121 144 0 90 45 143 121 143s122-53 122-142c0-92-45-145-122-145zM121 39c49 0 77 39 77 106 0 63-29 103-77 103-47 0-76-39-76-104s29-105 76-105z">
            <text:p/>
          </draw:path>
          <draw:path draw:style-name="gr5" draw:text-style-name="P4" draw:layer="layout" svg:width="0.128cm" svg:height="0.275cm" svg:x="-11.478cm" svg:y="11.32cm" svg:viewBox="0 0 129 276" svg:d="M0 7v269h43v-140c0-38 10-63 30-78 13-10 26-13 56-14v-43c-7-1-11-1-16-1-28 0-49 16-74 56v-49z">
            <text:p/>
          </draw:path>
          <draw:path draw:style-name="gr5" draw:text-style-name="P4" draw:layer="layout" svg:width="0.353cm" svg:height="0.275cm" svg:x="-11.307cm" svg:y="11.32cm" svg:viewBox="0 0 354 276" svg:d="M0 7v269h43v-169c0-39 28-70 63-70 32 0 50 19 50 54v185h43v-169c0-39 28-70 63-70 31 0 49 20 49 54v185h43v-202c0-48-27-74-77-74-36 0-58 10-83 40-16-28-37-40-72-40-36 0-60 13-83 45v-38z">
            <text:p/>
          </draw:path>
          <draw:path draw:style-name="gr5" draw:text-style-name="P4" draw:layer="layout" svg:width="0.252cm" svg:height="0.286cm" svg:x="-10.895cm" svg:y="11.32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5" draw:text-style-name="P4" draw:layer="layout" svg:width="0.042cm" svg:height="0.373cm" svg:x="-10.597cm" svg:y="11.222cm" svg:viewBox="0 0 43 374" draw:points="43,0 0,0 0,374 43,374">
            <text:p/>
          </draw:polygon>
          <draw:frame draw:style-name="gr2" draw:text-style-name="P3" draw:layer="layout" svg:width="2.217cm" svg:height="1.289cm" svg:x="-12.293cm" svg:y="9.001cm">
            <draw:object xlink:href="./Object 10" xlink:type="simple" xlink:show="embed" xlink:actuate="onLoad">
              <loext:p/>
            </draw:object>
            <draw:image xlink:href="./ObjectReplacements/Object 10" xlink:type="simple" xlink:show="embed" xlink:actuate="onLoad"/>
          </draw:frame>
        </draw:g>
        <draw:g>
          <draw:path draw:style-name="gr6" draw:text-style-name="P5" draw:layer="layout" svg:width="0.183cm" svg:height="0.184cm" svg:x="33.415cm" svg:y="4.057cm" svg:viewBox="0 0 184 185" svg:d="M184 92c0 17-4 33-12 47s-20 25-34 33-30 13-46 13-32-5-46-13-26-19-34-33-12-30-12-47c0-16 4-32 12-46s20-25 34-33 30-13 46-13 32 5 46 13 26 19 34 33 12 30 12 46z">
            <text:p/>
          </draw:path>
          <draw:line draw:style-name="gr7" draw:text-style-name="P1" draw:layer="layout" svg:x1="33.863cm" svg:y1="4.149cm" svg:x2="33.863cm" svg:y2="4.071cm">
            <text:p/>
          </draw:line>
          <draw:line draw:style-name="gr7" draw:text-style-name="P1" draw:layer="layout" svg:x1="34.218cm" svg:y1="4.149cm" svg:x2="34.218cm" svg:y2="3.636cm">
            <text:p/>
          </draw:line>
          <draw:line draw:style-name="gr7" draw:text-style-name="P1" draw:layer="layout" svg:x1="34.574cm" svg:y1="4.149cm" svg:x2="34.574cm" svg:y2="2.68cm">
            <text:p/>
          </draw:line>
          <draw:line draw:style-name="gr7" draw:text-style-name="P1" draw:layer="layout" svg:x1="34.929cm" svg:y1="4.149cm" svg:x2="34.929cm" svg:y2="1.746cm">
            <text:p/>
          </draw:line>
          <draw:line draw:style-name="gr7" draw:text-style-name="P1" draw:layer="layout" svg:x1="35.285cm" svg:y1="4.149cm" svg:x2="35.285cm" svg:y2="1.691cm">
            <text:p/>
          </draw:line>
          <draw:line draw:style-name="gr7" draw:text-style-name="P1" draw:layer="layout" svg:x1="35.64cm" svg:y1="4.15cm" svg:x2="35.64cm" svg:y2="2.541cm">
            <text:p/>
          </draw:line>
          <draw:line draw:style-name="gr7" draw:text-style-name="P1" draw:layer="layout" svg:x1="35.995cm" svg:y1="4.149cm" svg:x2="35.995cm" svg:y2="3.491cm">
            <text:p/>
          </draw:line>
          <draw:line draw:style-name="gr8" draw:text-style-name="P6" draw:layer="layout" svg:x1="36.351cm" svg:y1="4.149cm" svg:x2="36.351cm" svg:y2="3.996cm">
            <text:p/>
          </draw:line>
          <draw:line draw:style-name="gr9" draw:text-style-name="P6" draw:layer="layout" svg:x1="36.706cm" svg:y1="4.149cm" svg:x2="36.706cm" svg:y2="4.134cm">
            <text:p/>
          </draw:line>
          <draw:path draw:style-name="gr10" draw:text-style-name="P5" draw:layer="layout" svg:width="0.183cm" svg:height="0.184cm" svg:x="36.97cm" svg:y="4.057cm" svg:viewBox="0 0 184 185" svg:d="M184 92c0 17-4 33-12 47s-20 25-34 33-30 13-46 13-32-5-46-13-26-19-34-33-12-30-12-47c0-16 4-32 12-46s20-25 34-33 30-13 46-13 32 5 46 13 26 19 34 33 12 30 12 46z">
            <text:p/>
          </draw:path>
          <draw:polygon draw:style-name="gr11" draw:text-style-name="P7" draw:layer="layout" svg:width="2.163cm" svg:height="0.614cm" svg:x="34.203cm" svg:y="3.633cm" svg:viewBox="0 0 2164 615" draw:points="0,0 2164,0 2164,615 0,615">
            <text:p/>
          </draw:polygon>
          <draw:line draw:style-name="gr4" draw:text-style-name="P1" draw:layer="layout" svg:x1="33.151cm" svg:y1="4.339cm" svg:x2="37.418cm" svg:y2="4.339cm">
            <text:p/>
          </draw:line>
          <draw:path draw:style-name="gr12" draw:text-style-name="P4" draw:layer="layout" svg:width="0.239cm" svg:height="0.384cm" svg:x="34.345cm" svg:y="3.728cm" svg:viewBox="0 0 240 385" svg:d="M0 0v373h39v-34c20 31 48 46 85 46 71 0 116-58 116-147 0-87-44-141-114-141-37 0-63 14-83 44v-141zM118 137c47 0 78 42 78 106 0 61-32 102-78 102-45 0-75-41-75-104s30-104 75-104z">
            <text:p/>
          </draw:path>
          <draw:path draw:style-name="gr12" draw:text-style-name="P4" draw:layer="layout" svg:width="0.042cm" svg:height="0.372cm" svg:x="34.636cm" svg:y="3.728cm" svg:viewBox="0 0 43 373" svg:d="M43 105h-42v268h42zM43 0h-43v54h43z">
            <text:p/>
          </draw:path>
          <draw:path draw:style-name="gr12" draw:text-style-name="P4" draw:layer="layout" svg:width="0.213cm" svg:height="0.275cm" svg:x="34.752cm" svg:y="3.825cm" svg:viewBox="0 0 214 276" svg:d="M0 8v268h43v-148c0-54 29-90 73-90 34 0 55 20 55 52v186h43v-202c0-45-34-74-85-74-40 0-66 16-90 53v-45z">
            <text:p/>
          </draw:path>
          <draw:path draw:style-name="gr12" draw:text-style-name="P4" draw:layer="layout" svg:width="0.242cm" svg:height="0.287cm" svg:x="35.019cm" svg:y="3.825cm" svg:viewBox="0 0 243 288" svg:d="M121 0c-75 0-121 53-121 144 0 90 45 144 121 144s122-53 122-142c0-92-45-146-122-146zM121 40c49 0 77 39 77 106 0 63-29 103-77 103-47 0-76-40-76-105 0-64 29-104 76-104z">
            <text:p/>
          </draw:path>
          <draw:path draw:style-name="gr12" draw:text-style-name="P4" draw:layer="layout" svg:width="0.353cm" svg:height="0.275cm" svg:x="35.321cm" svg:y="3.825cm" svg:viewBox="0 0 354 276" svg:d="M0 8v268h42v-168c0-39 29-70 63-70 32 0 50 19 50 53v185h43v-168c0-39 28-70 63-70 31 0 50 20 50 53v185h43v-201c0-48-28-75-78-75-36 0-57 11-83 41-15-28-37-41-72-41-36 0-59 14-82 46v-38z">
            <text:p/>
          </draw:path>
          <draw:path draw:style-name="gr12" draw:text-style-name="P4" draw:layer="layout" svg:width="0.042cm" svg:height="0.372cm" svg:x="35.745cm" svg:y="3.728cm" svg:viewBox="0 0 43 373" svg:d="M43 105h-43v268h43zM43 0h-43v54h43z">
            <text:p/>
          </draw:path>
          <draw:path draw:style-name="gr12" draw:text-style-name="P4" draw:layer="layout" svg:width="0.252cm" svg:height="0.287cm" svg:x="35.846cm" svg:y="3.825cm" svg:viewBox="0 0 253 288" svg:d="M253 251c-5 1-7 1-9 1-15 0-23-7-23-21v-157c0-48-36-74-101-74-39 0-71 11-90 31-12 14-17 30-18 56h43c4-33 23-47 63-47 39 0 60 14 60 40v11c0 18-11 26-45 30-60 7-69 9-86 16-31 13-47 37-47 72 0 48 34 79 89 79 33 0 60-12 91-39 2 27 16 39 44 39 8 0 15-1 29-5zM178 192c0 14-4 23-17 35-17 16-38 24-64 24-33 0-52-16-52-43 0-29 19-43 64-49 45-7 55-8 69-15z">
            <text:p/>
          </draw:path>
          <draw:polygon draw:style-name="gr12" draw:text-style-name="P4" draw:layer="layout" svg:width="0.042cm" svg:height="0.372cm" svg:x="36.144cm" svg:y="3.728cm" svg:viewBox="0 0 43 373" draw:points="43,0 0,0 0,373 43,373">
            <text:p/>
          </draw:polygon>
          <draw:frame draw:style-name="gr2" draw:text-style-name="P3" draw:layer="layout" svg:width="0.977cm" svg:height="1.253cm" svg:x="35.226cm" svg:y="1.328cm">
            <draw:object xlink:href="./Object 8" xlink:type="simple" xlink:show="embed" xlink:actuate="onLoad">
              <loext:p/>
            </draw:object>
            <draw:image xlink:href="./ObjectReplacements/Object 8" xlink:type="simple" xlink:show="embed" xlink:actuate="onLoad"/>
          </draw:frame>
          <draw:frame draw:style-name="gr2" draw:text-style-name="P3" draw:layer="layout" svg:width="0.812cm" svg:height="1.253cm" svg:x="36.527cm" svg:y="3.129cm">
            <draw:object xlink:href="./Object 11" xlink:type="simple" xlink:show="embed" xlink:actuate="onLoad">
              <loext:p/>
            </draw:object>
            <draw:image xlink:href="./ObjectReplacements/Object 11" xlink:type="simple" xlink:show="embed" xlink:actuate="onLoad"/>
          </draw:frame>
        </draw:g>
        <draw:g>
          <draw:line draw:style-name="gr7" draw:text-style-name="P1" draw:layer="layout" svg:x1="33.111cm" svg:y1="11.58cm" svg:x2="33.111cm" svg:y2="11.579cm">
            <text:p/>
          </draw:line>
          <draw:line draw:style-name="gr7" draw:text-style-name="P1" draw:layer="layout" svg:x1="33.467cm" svg:y1="11.58cm" svg:x2="33.467cm" svg:y2="11.558cm">
            <text:p/>
          </draw:line>
          <draw:line draw:style-name="gr7" draw:text-style-name="P1" draw:layer="layout" svg:x1="33.823cm" svg:y1="11.58cm" svg:x2="33.823cm" svg:y2="11.427cm">
            <text:p/>
          </draw:line>
          <draw:line draw:style-name="gr7" draw:text-style-name="P1" draw:layer="layout" svg:x1="34.178cm" svg:y1="11.58cm" svg:x2="34.178cm" svg:y2="10.983cm">
            <text:p/>
          </draw:line>
          <draw:line draw:style-name="gr7" draw:text-style-name="P1" draw:layer="layout" svg:x1="34.534cm" svg:y1="11.581cm" svg:x2="34.534cm" svg:y2="10.076cm">
            <text:p/>
          </draw:line>
          <draw:line draw:style-name="gr7" draw:text-style-name="P1" draw:layer="layout" svg:x1="34.889cm" svg:y1="11.58cm" svg:x2="34.889cm" svg:y2="9.005cm">
            <text:p/>
          </draw:line>
          <draw:line draw:style-name="gr7" draw:text-style-name="P1" draw:layer="layout" svg:x1="35.245cm" svg:y1="11.58cm" svg:x2="35.245cm" svg:y2="8.508cm">
            <text:p/>
          </draw:line>
          <draw:line draw:style-name="gr7" draw:text-style-name="P1" draw:layer="layout" svg:x1="35.6cm" svg:y1="11.58cm" svg:x2="35.6cm" svg:y2="9.005cm">
            <text:p/>
          </draw:line>
          <draw:line draw:style-name="gr7" draw:text-style-name="P1" draw:layer="layout" svg:x1="35.955cm" svg:y1="11.581cm" svg:x2="35.955cm" svg:y2="10.076cm">
            <text:p/>
          </draw:line>
          <draw:line draw:style-name="gr7" draw:text-style-name="P1" draw:layer="layout" svg:x1="36.311cm" svg:y1="11.58cm" svg:x2="36.311cm" svg:y2="10.983cm">
            <text:p/>
          </draw:line>
          <draw:line draw:style-name="gr7" draw:text-style-name="P1" draw:layer="layout" svg:x1="36.666cm" svg:y1="11.58cm" svg:x2="36.666cm" svg:y2="11.427cm">
            <text:p/>
          </draw:line>
          <draw:line draw:style-name="gr7" draw:text-style-name="P1" draw:layer="layout" svg:x1="37.022cm" svg:y1="11.58cm" svg:x2="37.022cm" svg:y2="11.558cm">
            <text:p/>
          </draw:line>
          <draw:line draw:style-name="gr7" draw:text-style-name="P1" draw:layer="layout" svg:x1="37.378cm" svg:y1="11.58cm" svg:x2="37.378cm" svg:y2="11.579cm">
            <text:p/>
          </draw:line>
          <draw:polygon draw:style-name="gr13" draw:text-style-name="P7" draw:layer="layout" svg:width="2.96cm" svg:height="1.012cm" svg:x="33.764cm" svg:y="10.533cm" svg:viewBox="0 0 2961 1013" draw:points="0,0 2961,0 2961,1013 0,1013">
            <text:p/>
          </draw:polygon>
          <draw:line draw:style-name="gr4" draw:text-style-name="P1" draw:layer="layout" svg:x1="33.111cm" svg:y1="11.77cm" svg:x2="37.378cm" svg:y2="11.77cm">
            <text:p/>
          </draw:line>
          <draw:path draw:style-name="gr12" draw:text-style-name="P4" draw:layer="layout" svg:width="0.212cm" svg:height="0.275cm" svg:x="34.072cm" svg:y="10.631cm" svg:viewBox="0 0 213 276" svg:d="M0 8v268h43v-148c0-54 29-90 73-90 33 0 55 20 55 52v186h42v-202c0-45-33-74-85-74-40 0-65 16-89 53v-45z">
            <text:p/>
          </draw:path>
          <draw:path draw:style-name="gr12" draw:text-style-name="P4" draw:layer="layout" svg:width="0.242cm" svg:height="0.287cm" svg:x="34.339cm" svg:y="10.631cm" svg:viewBox="0 0 243 288" svg:d="M121 0c-75 0-121 54-121 144s45 144 121 144 122-54 122-142c0-92-45-146-122-146zM121 40c49 0 77 39 77 106 0 63-30 103-77 103s-76-40-76-105c0-64 29-104 76-104z">
            <text:p/>
          </draw:path>
          <draw:path draw:style-name="gr12" draw:text-style-name="P4" draw:layer="layout" svg:width="0.213cm" svg:height="0.275cm" svg:x="34.641cm" svg:y="10.631cm" svg:viewBox="0 0 214 276" svg:d="M0 8v268h43v-148c0-54 29-90 73-90 34 0 55 20 55 52v186h43v-202c0-45-34-74-85-74-40 0-66 16-90 53v-45z">
            <text:p/>
          </draw:path>
          <draw:path draw:style-name="gr12" draw:text-style-name="P4" draw:layer="layout" svg:width="0.228cm" svg:height="0.287cm" svg:x="34.906cm" svg:y="10.631cm" svg:viewBox="0 0 229 288" svg:d="M225 98c-2-26-8-43-18-58-18-25-50-40-88-40-72 0-119 58-119 147 0 86 46 141 119 141 64 0 104-38 110-104h-44c-7 43-29 65-65 65-47 0-75-39-75-102 0-67 27-107 74-107 36 0 58 21 63 58z">
            <text:p/>
          </draw:path>
          <draw:path draw:style-name="gr12" draw:text-style-name="P4" draw:layer="layout" svg:width="0.241cm" svg:height="0.287cm" svg:x="35.167cm" svg:y="10.631cm" svg:viewBox="0 0 242 288" svg:d="M242 156c0-41-3-65-11-85-17-44-59-71-108-71-75 0-123 58-123 146s46 142 121 142c62 0 104-35 115-93h-43c-12 35-36 54-70 54-27 0-50-13-64-35-11-16-15-31-15-58zM45 122c4-50 34-82 77-82 42 0 74 34 74 78 0 1 0 3 0 4z">
            <text:p/>
          </draw:path>
          <draw:path draw:style-name="gr12" draw:text-style-name="P4" draw:layer="layout" svg:width="0.212cm" svg:height="0.275cm" svg:x="35.466cm" svg:y="10.631cm" svg:viewBox="0 0 213 276" svg:d="M0 8v268h42v-148c0-54 29-90 73-90 34 0 56 20 56 52v186h42v-202c0-45-33-74-85-74-40 0-66 16-89 53v-45z">
            <text:p/>
          </draw:path>
          <draw:path draw:style-name="gr12" draw:text-style-name="P4" draw:layer="layout" svg:width="0.122cm" svg:height="0.353cm" svg:x="35.722cm" svg:y="10.565cm" svg:viewBox="0 0 123 354" svg:d="M123 74h-44v-74h-43v74h-36v35h36v203c0 27 18 42 52 42 10 0 20-1 35-4v-35c-6 1-13 1-21 1-18 0-23-4-23-24v-183h44z">
            <text:p/>
          </draw:path>
          <draw:path draw:style-name="gr12" draw:text-style-name="P4" draw:layer="layout" svg:width="0.128cm" svg:height="0.275cm" svg:x="35.892cm" svg:y="10.631cm" svg:viewBox="0 0 129 276" svg:d="M0 8v268h43v-139c0-39 10-63 30-79 14-9 27-12 56-13v-43c-7-1-10-2-16-2-28 0-49 17-73 57v-49z">
            <text:p/>
          </draw:path>
          <draw:path draw:style-name="gr12" draw:text-style-name="P4" draw:layer="layout" svg:width="0.251cm" svg:height="0.287cm" svg:x="36.049cm" svg:y="10.631cm" svg:viewBox="0 0 252 288" svg:d="M252 251c-4 1-6 1-9 1-15 0-23-7-23-21v-157c0-48-35-74-101-74-39 0-71 11-89 31-12 14-17 30-18 56h43c3-33 23-47 63-47 38 0 60 14 60 40v11c0 18-11 26-45 30-60 7-70 9-86 16-31 13-47 37-47 72 0 48 34 79 88 79 34 0 61-12 91-39 3 27 16 39 44 39 9 0 15-1 29-5zM178 192c0 14-4 23-17 34-18 16-39 24-64 24-33 0-52-15-52-42 0-29 18-43 64-50 45-6 54-8 69-14z">
            <text:p/>
          </draw:path>
          <draw:polygon draw:style-name="gr12" draw:text-style-name="P4" draw:layer="layout" svg:width="0.042cm" svg:height="0.372cm" svg:x="36.347cm" svg:y="10.534cm" svg:viewBox="0 0 43 373" draw:points="43,0 0,0 0,373 43,373">
            <text:p/>
          </draw:polygon>
          <draw:path draw:style-name="gr12" draw:text-style-name="P4" draw:layer="layout" svg:width="0.212cm" svg:height="0.373cm" svg:x="33.915cm" svg:y="11.148cm" svg:viewBox="0 0 213 374" svg:d="M0 0v374h43v-148c0-55 29-91 73-91 13 0 27 5 37 13 13 8 18 21 18 40v186h42v-203c0-45-32-73-84-73-38 0-61 12-86 44v-142z">
            <text:p/>
          </draw:path>
          <draw:path draw:style-name="gr12" draw:text-style-name="P4" draw:layer="layout" svg:width="0.234cm" svg:height="0.379cm" svg:x="34.174cm" svg:y="11.253cm" svg:viewBox="0 0 235 380" svg:d="M189 0l-74 209-69-209h-46l91 270-16 42c-7 20-17 27-35 27-6 0-13-2-22-3v38c9 5 17 6 29 6 13 0 28-4 40-12 13-10 21-21 29-43l119-325z">
            <text:p/>
          </draw:path>
          <draw:path draw:style-name="gr12" draw:text-style-name="P4" draw:layer="layout" svg:width="0.239cm" svg:height="0.386cm" svg:x="34.448cm" svg:y="11.246cm" svg:viewBox="0 0 240 387" svg:d="M0 387h43v-139c23 27 47 39 82 39 69 0 115-55 115-141 0-90-44-146-115-146-36 0-66 16-86 48v-41h-39zM118 40c47 0 77 41 77 105 0 61-31 103-77 103-45 0-75-41-75-104s30-104 75-104z">
            <text:p/>
          </draw:path>
          <draw:path draw:style-name="gr12" draw:text-style-name="P4" draw:layer="layout" svg:width="0.242cm" svg:height="0.286cm" svg:x="34.725cm" svg:y="11.246cm" svg:viewBox="0 0 243 287" svg:d="M243 156c0-41-3-66-11-86-17-44-59-70-109-70-75 0-123 57-123 145s47 142 122 142c62 0 104-34 115-92h-43c-12 35-36 53-70 53-27 0-50-12-65-35-10-15-14-30-14-57zM46 121c4-50 34-82 77-82 42 0 74 35 74 79 0 1 0 2-1 3z">
            <text:p/>
          </draw:path>
          <draw:path draw:style-name="gr12" draw:text-style-name="P4" draw:layer="layout" svg:width="0.128cm" svg:height="0.275cm" svg:x="35.025cm" svg:y="11.246cm" svg:viewBox="0 0 129 276" svg:d="M0 7v269h43v-139c0-39 10-64 30-79 13-9 26-12 56-13v-43c-7-2-11-2-16-2-28 0-49 16-74 56v-49z">
            <text:p/>
          </draw:path>
          <draw:path draw:style-name="gr12" draw:text-style-name="P4" draw:layer="layout" svg:width="0.234cm" svg:height="0.386cm" svg:x="35.175cm" svg:y="11.246cm" svg:viewBox="0 0 235 387" svg:d="M196 7v39c-21-32-48-46-82-46-68 0-114 59-114 146 0 45 12 80 34 106 20 23 49 35 77 35 33 0 57-14 81-48v14c0 37-5 59-15 74-11 16-34 24-60 24-19 0-37-4-48-14-10-7-14-14-17-30h-43c4 50 44 80 107 80 40 0 74-12 91-34 21-24 28-58 28-121v-225zM119 39c46 0 73 39 73 106 0 64-28 103-73 103-46 0-74-39-74-104s28-105 74-105z">
            <text:p/>
          </draw:path>
          <draw:path draw:style-name="gr12" draw:text-style-name="P4" draw:layer="layout" svg:width="0.242cm" svg:height="0.286cm" svg:x="35.464cm" svg:y="11.246cm" svg:viewBox="0 0 243 287" svg:d="M243 156c0-41-4-66-11-86-17-44-59-70-109-70-75 0-123 57-123 145s47 142 122 142c61 0 104-34 115-92h-43c-12 35-36 53-70 53-27 0-50-12-65-35-10-15-14-30-14-57zM46 121c4-50 34-82 77-82 42 0 74 35 74 79 0 1 0 2-1 3z">
            <text:p/>
          </draw:path>
          <draw:path draw:style-name="gr12" draw:text-style-name="P4" draw:layer="layout" svg:width="0.242cm" svg:height="0.286cm" svg:x="35.747cm" svg:y="11.246cm" svg:viewBox="0 0 243 287" svg:d="M121 0c-75 0-121 54-121 144s45 143 121 143 122-53 122-141c0-93-45-146-122-146zM121 39c49 0 77 39 77 106 0 63-30 103-77 103s-76-39-76-104 29-105 76-105z">
            <text:p/>
          </draw:path>
          <draw:path draw:style-name="gr12" draw:text-style-name="P4" draw:layer="layout" svg:width="0.354cm" svg:height="0.275cm" svg:x="36.049cm" svg:y="11.246cm" svg:viewBox="0 0 355 276" svg:d="M0 7v269h43v-169c0-39 28-70 63-70 32 0 50 20 50 54v185h43v-169c0-39 28-70 63-70 31 0 49 20 49 54v185h44v-202c0-48-28-74-78-74-36 0-58 10-83 41-15-29-37-41-72-41-36 0-59 13-83 46v-39z">
            <text:p/>
          </draw:path>
          <draw:polygon draw:style-name="gr12" draw:text-style-name="P4" draw:layer="layout" svg:width="0.053cm" svg:height="0.052cm" svg:x="36.484cm" svg:y="11.469cm" svg:viewBox="0 0 54 53" draw:points="54,0 0,0 0,53 54,53">
            <text:p/>
          </draw:polygon>
        </draw:g>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polyline draw:style-name="gr3" draw:text-style-name="P1" draw:layer="layout" svg:width="4.266cm" svg:height="2.879cm" svg:x="-13.681cm" svg:y="16.136cm" svg:viewBox="0 0 4267 2880" draw:points="0,0 15,0 29,0 43,1 57,3 71,5 86,7 100,10 114,13 128,16 143,20 157,24 171,29 185,34 199,39 214,45 228,51 242,58 256,65 271,72 285,80 299,88 313,97 328,105 342,114 356,124 370,134 384,144 399,154 413,165 427,176 441,188 456,199 470,211 484,224 498,236 512,249 527,262 541,275 555,289 569,303 584,317 598,332 612,346 626,361 640,376 655,391 669,407 683,422 697,438 726,470 754,503 783,537 811,571 825,588 840,606 854,623 868,641 882,658 911,694 925,712 953,748 968,766 982,784 996,802 1010,820 1025,839 1096,930 1110,949 1181,1041 1238,1113 1266,1150 1295,1186 1323,1221 1337,1239 1366,1275 1394,1310 1437,1362 1465,1396 1494,1430 1508,1447 1522,1463 1551,1496 1565,1513 1579,1529 1608,1561 1622,1577 1650,1609 1665,1624 1679,1640 1693,1655 1707,1670 1721,1685 1736,1700 1750,1715 1778,1743 1793,1758 1807,1772 1821,1787 1835,1801 1850,1815 1864,1829 1878,1842 1892,1856 1921,1883 1935,1896 1949,1909 1963,1922 1978,1935 1992,1948 2006,1961 2034,1986 2049,1998 2063,2010 2077,2022 2091,2034 2106,2046 2120,2057 2134,2069 2162,2091 2177,2103 2191,2114 2219,2135 2234,2146 2262,2167 2276,2178 2290,2188 2305,2198 2318,2208 2346,2228 2361,2237 2375,2247 2389,2256 2417,2275 2446,2293 2474,2311 2503,2328 2517,2337 2531,2345 2546,2354 2560,2362 2588,2378 2617,2394 2631,2402 2659,2417 2688,2432 2702,2439 2716,2447 2745,2461 2759,2468 2773,2475 2787,2481 2816,2495 2844,2508 2858,2514 2873,2521 2901,2533 2915,2539 2930,2545 2972,2563 2986,2569 3001,2574 3029,2585 3058,2596 3072,2602 3100,2612 3129,2622 3157,2632 3186,2642 3200,2647 3228,2656 3271,2670 3285,2674 3328,2687 3342,2692 3385,2704 3413,2712 3456,2724 3470,2727 3484,2731 3499,2735 3513,2738 3527,2742 3555,2749 3584,2756 3641,2769 3655,2773 3669,2776 3683,2779 3698,2782 3712,2785 3726,2788 3740,2791 3755,2794 3769,2797 3797,2803 3840,2811 3854,2814 3868,2817 3883,2819 3897,2822 3911,2825 3939,2830 4011,2842 4053,2849 4124,2860 4181,2868 4252,2878 4267,2880">
            <text:p/>
          </draw:polyline>
          <draw:line draw:style-name="gr4" draw:text-style-name="P1" draw:layer="layout" svg:x1="-13.681cm" svg:y1="19.398cm" svg:x2="-9.414cm" svg:y2="19.398cm">
            <text:p/>
          </draw:line>
          <draw:path draw:style-name="gr5" draw:text-style-name="P4" draw:layer="layout" svg:width="0.212cm" svg:height="0.372cm" svg:x="-13.016cm" svg:y="18.787cm" svg:viewBox="0 0 213 373" svg:d="M0 0v373h42v-148c0-54 29-90 73-90 14 0 28 4 38 12 12 8 17 21 17 40v186h43v-202c0-46-32-74-84-74-38 0-61 12-87 45v-142z">
            <text:p/>
          </draw:path>
          <draw:path draw:style-name="gr5" draw:text-style-name="P4" draw:layer="layout" svg:width="0.252cm" svg:height="0.287cm" svg:x="-12.746cm" svg:y="18.884cm" svg:viewBox="0 0 253 288" svg:d="M253 251c-5 1-7 1-9 1-15 0-23-7-23-21v-157c0-48-35-74-101-74-39 0-71 11-90 31-12 14-17 30-18 56h43c4-33 23-47 63-47 39 0 60 14 60 40v11c0 18-11 26-44 30-61 7-70 9-87 16-31 13-47 37-47 72 0 48 34 79 89 79 33 0 61-12 91-39 2 27 16 39 44 39 8 0 15-1 29-5zM178 192c0 14-4 23-17 35-17 16-38 24-63 24-34 0-53-16-53-43 0-29 19-43 65-49 44-7 54-8 68-15z">
            <text:p/>
          </draw:path>
          <draw:polygon draw:style-name="gr5" draw:text-style-name="P4" draw:layer="layout" svg:width="0.042cm" svg:height="0.372cm" svg:x="-12.448cm" svg:y="18.787cm" svg:viewBox="0 0 43 373" draw:points="43,0 0,0 0,373 43,373">
            <text:p/>
          </draw:polygon>
          <draw:path draw:style-name="gr5" draw:text-style-name="P4" draw:layer="layout" svg:width="0.121cm" svg:height="0.373cm" svg:x="-12.359cm" svg:y="18.786cm" svg:viewBox="0 0 122 374" svg:d="M122 106h-44v-42c0-18 10-27 30-27 3 0 4 0 14 0v-35c-10-2-15-2-24-2-39 0-63 22-63 60v46h-35v35h35v233h43v-233h44z">
            <text:p/>
          </draw:path>
          <draw:polygon draw:style-name="gr5" draw:text-style-name="P4" draw:layer="layout" svg:width="0.121cm" svg:height="0.036cm" svg:x="-12.203cm" svg:y="19.001cm" svg:viewBox="0 0 122 37" draw:points="122,0 0,0 0,37 122,37">
            <text:p/>
          </draw:polygon>
          <draw:path draw:style-name="gr5" draw:text-style-name="P4" draw:layer="layout" svg:width="0.122cm" svg:height="0.353cm" svg:x="-12.049cm" svg:y="18.818cm" svg:viewBox="0 0 123 354" svg:d="M123 74h-44v-74h-42v74h-37v35h37v203c0 27 18 42 51 42 10 0 21-1 35-4v-35c-5 1-12 2-20 2-19 0-24-5-24-24v-184h44z">
            <text:p/>
          </draw:path>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path draw:style-name="gr6" draw:text-style-name="P5" draw:layer="layout" svg:width="0.184cm" svg:height="0.184cm" svg:x="32.986cm" svg:y="7.705cm" svg:viewBox="0 0 185 185" svg:d="M185 92c0 17-5 33-13 47s-20 25-34 33-30 13-46 13c-17 0-32-5-46-13s-25-19-33-33c-9-14-13-30-13-47 0-16 4-32 13-46 8-14 19-25 33-33s30-13 46-13c17 0 32 5 46 13s26 19 34 33 13 30 13 46z">
            <text:p/>
          </draw:path>
          <draw:line draw:style-name="gr7" draw:text-style-name="P1" draw:layer="layout" svg:x1="33.466cm" svg:y1="7.797cm" svg:x2="33.466cm" svg:y2="6.814cm">
            <text:p/>
          </draw:line>
          <draw:line draw:style-name="gr7" draw:text-style-name="P1" draw:layer="layout" svg:x1="33.854cm" svg:y1="7.797cm" svg:x2="33.854cm" svg:y2="5.339cm">
            <text:p/>
          </draw:line>
          <draw:line draw:style-name="gr7" draw:text-style-name="P1" draw:layer="layout" svg:x1="34.242cm" svg:y1="7.797cm" svg:x2="34.242cm" svg:y2="4.725cm">
            <text:p/>
          </draw:line>
          <draw:line draw:style-name="gr7" draw:text-style-name="P1" draw:layer="layout" svg:x1="34.63cm" svg:y1="7.797cm" svg:x2="34.63cm" svg:y2="5.237cm">
            <text:p/>
          </draw:line>
          <draw:line draw:style-name="gr7" draw:text-style-name="P1" draw:layer="layout" svg:x1="35.018cm" svg:y1="7.798cm" svg:x2="35.018cm" svg:y2="6.198cm">
            <text:p/>
          </draw:line>
          <draw:line draw:style-name="gr7" draw:text-style-name="P1" draw:layer="layout" svg:x1="35.405cm" svg:y1="7.797cm" svg:x2="35.405cm" svg:y2="6.997cm">
            <text:p/>
          </draw:line>
          <draw:line draw:style-name="gr7" draw:text-style-name="P1" draw:layer="layout" svg:x1="35.793cm" svg:y1="7.797cm" svg:x2="35.793cm" svg:y2="7.464cm">
            <text:p/>
          </draw:line>
          <draw:line draw:style-name="gr7" draw:text-style-name="P1" draw:layer="layout" svg:x1="36.181cm" svg:y1="7.797cm" svg:x2="36.181cm" svg:y2="7.678cm">
            <text:p/>
          </draw:line>
          <draw:line draw:style-name="gr7" draw:text-style-name="P1" draw:layer="layout" svg:x1="36.569cm" svg:y1="7.797cm" svg:x2="36.569cm" svg:y2="7.76cm">
            <text:p/>
          </draw:line>
          <draw:line draw:style-name="gr7" draw:text-style-name="P1" draw:layer="layout" svg:x1="36.957cm" svg:y1="7.797cm" svg:x2="36.957cm" svg:y2="7.787cm">
            <text:p/>
          </draw:line>
          <draw:line draw:style-name="gr7" draw:text-style-name="P1" draw:layer="layout" svg:x1="37.345cm" svg:y1="7.797cm" svg:x2="37.345cm" svg:y2="7.795cm">
            <text:p/>
          </draw:line>
          <draw:polygon draw:style-name="gr11" draw:text-style-name="P7" draw:layer="layout" svg:width="2.079cm" svg:height="0.614cm" svg:x="33.25cm" svg:y="7.281cm" svg:viewBox="0 0 2080 615" draw:points="0,0 2080,0 2080,615 0,615">
            <text:p/>
          </draw:polygon>
          <draw:line draw:style-name="gr4" draw:text-style-name="P1" draw:layer="layout" svg:x1="33.078cm" svg:y1="7.987cm" svg:x2="37.345cm" svg:y2="7.987cm">
            <text:p/>
          </draw:line>
          <draw:path draw:style-name="gr12" draw:text-style-name="P4" draw:layer="layout" svg:width="0.269cm" svg:height="0.372cm" svg:x="33.412cm" svg:y="7.376cm" svg:viewBox="0 0 270 373" svg:d="M48 215h117c29 0 52-9 72-27 23-20 33-44 33-78 0-71-42-110-115-110h-155v373h48zM48 173v-131h99c46 0 73 24 73 65 0 40-27 66-73 66z">
            <text:p/>
          </draw:path>
          <draw:path draw:style-name="gr12" draw:text-style-name="P4" draw:layer="layout" svg:width="0.242cm" svg:height="0.287cm" svg:x="33.726cm" svg:y="7.473cm" svg:viewBox="0 0 243 288" svg:d="M120 0c-75 0-120 53-120 144 0 90 45 144 121 144 75 0 122-53 122-142 0-92-45-146-123-146zM121 40c48 0 77 39 77 106 0 63-30 103-77 103-48 0-77-40-77-105 0-64 29-104 77-104z">
            <text:p/>
          </draw:path>
          <draw:path draw:style-name="gr12" draw:text-style-name="P4" draw:layer="layout" svg:width="0.042cm" svg:height="0.372cm" svg:x="34.026cm" svg:y="7.376cm" svg:viewBox="0 0 43 373" svg:d="M43 105h-43v268h43zM43 0h-43v54h43z">
            <text:p/>
          </draw:path>
          <draw:path draw:style-name="gr12" draw:text-style-name="P4" draw:layer="layout" svg:width="0.217cm" svg:height="0.287cm" svg:x="34.123cm" svg:y="7.473cm" svg:viewBox="0 0 218 288" svg:d="M207 83c-1-53-35-83-97-83-63 0-103 33-103 82 0 42 21 62 85 77l40 10c29 7 41 18 41 38 0 25-25 42-62 42-23 0-43-7-54-18-6-8-9-16-12-35h-45c2 63 37 92 107 92 68 0 111-33 111-85 0-40-23-62-76-75l-41-10c-35-8-50-19-50-38 0-25 22-40 57-40 34 0 53 14 54 43z">
            <text:p/>
          </draw:path>
          <draw:path draw:style-name="gr12" draw:text-style-name="P4" draw:layer="layout" svg:width="0.217cm" svg:height="0.287cm" svg:x="34.379cm" svg:y="7.473cm" svg:viewBox="0 0 218 288" svg:d="M207 83c-1-53-35-83-97-83-63 0-103 33-103 82 0 42 21 62 85 77l40 10c29 7 41 18 41 38 0 25-25 42-62 42-23 0-43-7-54-18-6-8-9-16-12-35h-45c2 63 37 92 107 92 68 0 111-33 111-85 0-40-23-62-76-75l-41-10c-35-8-50-19-50-38 0-25 22-40 57-40 34 0 53 14 54 43z">
            <text:p/>
          </draw:path>
          <draw:path draw:style-name="gr12" draw:text-style-name="P4" draw:layer="layout" svg:width="0.242cm" svg:height="0.287cm" svg:x="34.636cm" svg:y="7.473cm" svg:viewBox="0 0 243 288" svg:d="M121 0c-75 0-121 53-121 144 0 90 45 144 121 144s122-53 122-142c0-92-45-146-122-146zM121 40c49 0 77 39 77 106 0 63-30 103-77 103s-76-40-76-105c0-64 29-104 76-104z">
            <text:p/>
          </draw:path>
          <draw:path draw:style-name="gr12" draw:text-style-name="P4" draw:layer="layout" svg:width="0.213cm" svg:height="0.275cm" svg:x="34.938cm" svg:y="7.473cm" svg:viewBox="0 0 214 276" svg:d="M0 8v268h43v-148c0-54 29-90 73-90 34 0 55 20 55 52v186h43v-202c0-45-34-74-85-74-40 0-66 16-89 53v-45z">
            <text:p/>
          </draw:path>
          <draw:frame draw:style-name="gr14"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path draw:style-name="gr6" draw:text-style-name="P5" draw:layer="layout" svg:width="0.183cm" svg:height="0.184cm" svg:x="28.643cm" svg:y="11.496cm" svg:viewBox="0 0 184 185" svg:d="M184 92c0 17-4 33-12 47s-20 25-34 33-30 13-46 13-32-5-46-13-26-19-34-33-12-30-12-47c0-16 4-32 12-46s20-25 34-33 30-13 46-13 32 5 46 13 26 19 34 33 12 30 12 46z">
            <text:p/>
          </draw:path>
          <draw:line draw:style-name="gr7" draw:text-style-name="P1" draw:layer="layout" svg:x1="29.091cm" svg:y1="11.588cm" svg:x2="29.091cm" svg:y2="10.737cm">
            <text:p/>
          </draw:line>
          <draw:line draw:style-name="gr7" draw:text-style-name="P1" draw:layer="layout" svg:x1="29.446cm" svg:y1="11.588cm" svg:x2="29.446cm" svg:y2="9.461cm">
            <text:p/>
          </draw:line>
          <draw:line draw:style-name="gr7" draw:text-style-name="P1" draw:layer="layout" svg:x1="29.802cm" svg:y1="11.588cm" svg:x2="29.802cm" svg:y2="8.823cm">
            <text:p/>
          </draw:line>
          <draw:line draw:style-name="gr7" draw:text-style-name="P1" draw:layer="layout" svg:x1="30.157cm" svg:y1="11.588cm" svg:x2="30.157cm" svg:y2="9.1cm">
            <text:p/>
          </draw:line>
          <draw:line draw:style-name="gr7" draw:text-style-name="P1" draw:layer="layout" svg:x1="30.513cm" svg:y1="11.588cm" svg:x2="30.513cm" svg:y2="9.847cm">
            <text:p/>
          </draw:line>
          <draw:line draw:style-name="gr7" draw:text-style-name="P1" draw:layer="layout" svg:x1="30.868cm" svg:y1="11.588cm" svg:x2="30.868cm" svg:y2="10.578cm">
            <text:p/>
          </draw:line>
          <draw:line draw:style-name="gr7" draw:text-style-name="P1" draw:layer="layout" svg:x1="31.223cm" svg:y1="11.588cm" svg:x2="31.223cm" svg:y2="11.083cm">
            <text:p/>
          </draw:line>
          <draw:line draw:style-name="gr7" draw:text-style-name="P1" draw:layer="layout" svg:x1="31.579cm" svg:y1="11.588cm" svg:x2="31.579cm" svg:y2="11.365cm">
            <text:p/>
          </draw:line>
          <draw:line draw:style-name="gr7" draw:text-style-name="P1" draw:layer="layout" svg:x1="31.934cm" svg:y1="11.588cm" svg:x2="31.934cm" svg:y2="11.499cm">
            <text:p/>
          </draw:line>
          <draw:line draw:style-name="gr7" draw:text-style-name="P1" draw:layer="layout" svg:x1="32.29cm" svg:y1="11.588cm" svg:x2="32.29cm" svg:y2="11.556cm">
            <text:p/>
          </draw:line>
          <draw:line draw:style-name="gr7" draw:text-style-name="P1" draw:layer="layout" svg:x1="32.646cm" svg:y1="11.588cm" svg:x2="32.646cm" svg:y2="11.577cm">
            <text:p/>
          </draw:line>
          <draw:polygon draw:style-name="gr11" draw:text-style-name="P7" draw:layer="layout" svg:width="3.3cm" svg:height="0.614cm" svg:x="28.862cm" svg:y="11.072cm" svg:viewBox="0 0 3301 615" draw:points="0,0 3301,0 3301,615 0,615">
            <text:p/>
          </draw:polygon>
          <draw:line draw:style-name="gr4" draw:text-style-name="P1" draw:layer="layout" svg:x1="28.379cm" svg:y1="11.778cm" svg:x2="32.646cm" svg:y2="11.778cm">
            <text:p/>
          </draw:line>
          <draw:path draw:style-name="gr12" draw:text-style-name="P4" draw:layer="layout" svg:width="0.212cm" svg:height="0.275cm" svg:x="29.013cm" svg:y="11.222cm" svg:viewBox="0 0 213 276" svg:d="M0 7v269h42v-148c0-55 29-91 73-91 34 0 55 20 55 53v186h43v-203c0-45-33-73-85-73-40 0-66 15-89 52v-45z">
            <text:p/>
          </draw:path>
          <draw:path draw:style-name="gr12" draw:text-style-name="P4" draw:layer="layout" svg:width="0.241cm" svg:height="0.286cm" svg:x="29.282cm" svg:y="11.222cm" svg:viewBox="0 0 242 287" svg:d="M242 156c0-41-3-66-10-86-18-44-59-70-109-70-75 0-123 57-123 145s47 142 122 142c61 0 104-34 114-93h-42c-12 35-36 54-70 54-28 0-51-12-65-35-10-15-14-31-15-57zM46 121c3-50 34-82 76-82s74 35 74 79c0 1 0 2 0 3z">
            <text:p/>
          </draw:path>
          <draw:path draw:style-name="gr12" draw:text-style-name="P4" draw:layer="layout" svg:width="0.234cm" svg:height="0.386cm" svg:x="29.561cm" svg:y="11.222cm" svg:viewBox="0 0 235 387" svg:d="M196 7v39c-21-32-48-46-82-46-68 0-114 59-114 146 0 44 12 80 34 106 20 22 49 35 77 35 33 0 57-14 81-48v14c0 36-5 59-15 73-11 16-34 25-60 25-19 0-37-5-48-14-10-8-14-15-17-31h-43c4 51 44 81 107 81 40 0 74-13 91-34 21-24 28-58 28-121v-225zM119 39c46 0 73 39 73 106 0 64-28 103-73 103-46 0-74-39-74-104s28-105 74-105z">
            <text:p/>
          </draw:path>
          <draw:polygon draw:style-name="gr12" draw:text-style-name="P4" draw:layer="layout" svg:width="0.053cm" svg:height="0.053cm" svg:x="29.875cm" svg:y="11.444cm" svg:viewBox="0 0 54 54" draw:points="54,0 0,0 0,54 54,54">
            <text:p/>
          </draw:polygon>
          <draw:path draw:style-name="gr12" draw:text-style-name="P4" draw:layer="layout" svg:width="0.239cm" svg:height="0.384cm" svg:x="30.143cm" svg:y="11.124cm" svg:viewBox="0 0 240 385" svg:d="M0 0v374h39v-35c20 32 47 46 85 46 70 0 116-58 116-147 0-87-44-140-114-140-37 0-63 13-83 44v-142zM118 138c47 0 78 41 78 105 0 61-32 103-78 103-45 0-75-42-75-104 0-64 30-104 75-104z">
            <text:p/>
          </draw:path>
          <draw:path draw:style-name="gr12" draw:text-style-name="P4" draw:layer="layout" svg:width="0.042cm" svg:height="0.373cm" svg:x="30.434cm" svg:y="11.124cm" svg:viewBox="0 0 43 374" svg:d="M43 105h-42v269h42zM43 0h-43v54h43z">
            <text:p/>
          </draw:path>
          <draw:path draw:style-name="gr12" draw:text-style-name="P4" draw:layer="layout" svg:width="0.212cm" svg:height="0.275cm" svg:x="30.549cm" svg:y="11.222cm" svg:viewBox="0 0 213 276" svg:d="M0 7v269h43v-148c0-55 29-91 73-91 33 0 55 20 55 53v186h42v-203c0-45-33-73-85-73-40 0-65 15-89 52v-45z">
            <text:p/>
          </draw:path>
          <draw:path draw:style-name="gr12" draw:text-style-name="P4" draw:layer="layout" svg:width="0.242cm" svg:height="0.286cm" svg:x="30.816cm" svg:y="11.222cm" svg:viewBox="0 0 243 287" svg:d="M121 0c-75 0-121 53-121 144 0 90 45 143 121 143s122-53 122-142c0-92-45-145-122-145zM121 39c49 0 77 39 77 106 0 63-30 103-77 103s-76-39-76-104 29-105 76-105z">
            <text:p/>
          </draw:path>
          <draw:path draw:style-name="gr12" draw:text-style-name="P4" draw:layer="layout" svg:width="0.354cm" svg:height="0.275cm" svg:x="31.118cm" svg:y="11.222cm" svg:viewBox="0 0 355 276" svg:d="M0 7v269h43v-169c0-39 29-70 63-70 32 0 50 19 50 54v185h43v-169c0-39 28-70 63-70 31 0 50 20 50 54v185h43v-202c0-48-28-74-78-74-36 0-57 10-83 40-15-28-37-40-72-40-36 0-59 13-82 45v-38z">
            <text:p/>
          </draw:path>
          <draw:path draw:style-name="gr12" draw:text-style-name="P4" draw:layer="layout" svg:width="0.042cm" svg:height="0.373cm" svg:x="31.543cm" svg:y="11.124cm" svg:viewBox="0 0 43 374" svg:d="M43 105h-43v269h43zM43 0h-43v54h43z">
            <text:p/>
          </draw:path>
          <draw:path draw:style-name="gr12" draw:text-style-name="P4" draw:layer="layout" svg:width="0.251cm" svg:height="0.286cm" svg:x="31.644cm" svg:y="11.222cm" svg:viewBox="0 0 252 287" svg:d="M252 251c-4 1-6 1-8 1-16 0-24-8-24-21v-158c0-48-35-73-100-73-40 0-72 11-90 31-12 13-17 29-18 56h43c4-33 23-48 63-48 38 0 60 14 60 40v11c0 18-11 26-45 30-60 8-69 10-86 16-31 13-47 37-47 72 0 49 34 79 88 79 34 0 61-11 92-39 2 27 16 39 44 39 8 0 15-1 28-4zM178 191c0 14-4 23-17 35-17 16-38 24-64 24-33 0-52-16-52-43 0-28 19-43 64-49s55-8 69-15z">
            <text:p/>
          </draw:path>
          <draw:polygon draw:style-name="gr12" draw:text-style-name="P4" draw:layer="layout" svg:width="0.042cm" svg:height="0.373cm" svg:x="31.942cm" svg:y="11.124cm" svg:viewBox="0 0 43 374" draw:points="43,0 0,0 0,374 43,374">
            <text:p/>
          </draw:polygon>
          <draw:frame draw:style-name="gr14"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path draw:style-name="gr6" draw:text-style-name="P5" draw:layer="layout" svg:width="0.184cm" svg:height="0.184cm" svg:x="28.26cm" svg:y="7.705cm" svg:viewBox="0 0 185 185" svg:d="M185 92c0 17-5 33-13 47s-20 25-34 33-30 13-46 13c-17 0-32-5-46-13s-25-19-33-33c-9-14-13-30-13-47 0-16 4-32 13-46 8-14 19-25 33-33s30-13 46-13c17 0 32 5 46 13s26 19 34 33 13 30 13 46z">
            <text:p/>
          </draw:path>
          <draw:line draw:style-name="gr7" draw:text-style-name="P8" draw:layer="layout" svg:x1="29.206cm" svg:y1="7.797cm" svg:x2="29.206cm" svg:y2="6.68cm">
            <text:p/>
          </draw:line>
          <draw:line draw:style-name="gr7" draw:text-style-name="P8" draw:layer="layout" svg:x1="30.059cm" svg:y1="7.797cm" svg:x2="30.059cm" svg:y2="5.339cm">
            <text:p/>
          </draw:line>
          <draw:line draw:style-name="gr7" draw:text-style-name="P8" draw:layer="layout" svg:x1="30.912cm" svg:y1="7.798cm" svg:x2="30.912cm" svg:y2="6.308cm">
            <text:p/>
          </draw:line>
          <draw:line draw:style-name="gr7" draw:text-style-name="P8" draw:layer="layout" svg:x1="31.765cm" svg:y1="7.797cm" svg:x2="31.765cm" svg:y2="5.563cm">
            <text:p/>
          </draw:line>
          <draw:path draw:style-name="gr10" draw:text-style-name="P5" draw:layer="layout" svg:width="0.184cm" svg:height="0.184cm" svg:x="32.526cm" svg:y="7.705cm" svg:viewBox="0 0 185 185" svg:d="M185 92c0 17-5 33-13 47-9 14-19 25-33 33s-30 13-46 13c-17 0-32-5-46-13s-26-19-34-33-13-30-13-47c0-16 5-32 13-46s20-25 34-33 29-13 46-13c16 0 32 5 46 13s25 19 33 33c9 14 13 30 13 46z">
            <text:p/>
          </draw:path>
          <draw:polygon draw:style-name="gr13" draw:text-style-name="P9" draw:layer="layout" svg:width="2.732cm" svg:height="0.614cm" svg:x="29.119cm" svg:y="7.281cm" svg:viewBox="0 0 2733 615" draw:points="0,0 2733,0 2733,615 0,615">
            <text:p/>
          </draw:polygon>
          <draw:line draw:style-name="gr4" draw:text-style-name="P1" draw:layer="layout" svg:x1="28.352cm" svg:y1="7.987cm" svg:x2="32.619cm" svg:y2="7.987cm">
            <text:p/>
          </draw:line>
          <draw:path draw:style-name="gr12" draw:text-style-name="P10" draw:layer="layout" svg:width="0.228cm" svg:height="0.286cm" svg:x="29.25cm" svg:y="7.431cm" svg:viewBox="0 0 229 287" svg:d="M226 97c-3-26-8-43-19-57-18-26-50-40-88-40-72 0-119 57-119 146 0 87 46 141 119 141 64 0 104-38 110-103h-43c-7 42-30 64-66 64-47 0-75-39-75-102 0-67 27-107 74-107 36 0 58 21 64 58z">
            <text:p/>
          </draw:path>
          <draw:path draw:style-name="gr12" draw:text-style-name="P10" draw:layer="layout" svg:width="0.251cm" svg:height="0.286cm" svg:x="29.512cm" svg:y="7.431cm" svg:viewBox="0 0 252 287" svg:d="M252 251c-4 1-7 1-9 1-15 0-23-8-23-21v-158c0-48-35-73-101-73-39 0-71 11-89 31-12 13-17 29-18 56h43c3-33 22-48 62-48 39 0 60 14 60 40v11c0 18-10 26-44 30-60 8-70 10-86 16-31 13-47 37-47 72 0 49 33 79 88 79 34 0 61-11 91-39 3 27 16 39 44 39 9 0 15-1 29-4zM177 191c0 14-4 23-16 35-18 16-39 24-64 24-33 0-52-16-52-43 0-28 18-43 64-49 45-6 54-8 68-15z">
            <text:p/>
          </draw:path>
          <draw:path draw:style-name="gr12" draw:text-style-name="P10" draw:layer="layout" svg:width="0.122cm" svg:height="0.353cm" svg:x="29.782cm" svg:y="7.364cm" svg:viewBox="0 0 123 354" svg:d="M123 74h-44v-74h-42v74h-37v35h37v203c0 27 18 42 51 42 10 0 21-1 35-3v-36c-6 1-12 2-20 2-19 0-24-5-24-24v-184h44z">
            <text:p/>
          </draw:path>
          <draw:path draw:style-name="gr12" draw:text-style-name="P10" draw:layer="layout" svg:width="0.241cm" svg:height="0.286cm" svg:x="29.938cm" svg:y="7.431cm" svg:viewBox="0 0 242 287" svg:d="M242 156c0-41-3-66-11-86-17-44-58-70-108-70-75 0-123 57-123 145s46 142 122 142c61 0 104-34 114-93h-42c-12 35-36 54-71 54-27 0-50-12-64-35-10-15-14-31-15-57zM46 121c3-50 33-82 76-82 42 0 74 35 74 79 0 1 0 2 0 3z">
            <text:p/>
          </draw:path>
          <draw:path draw:style-name="gr12" draw:text-style-name="P10" draw:layer="layout" svg:width="0.234cm" svg:height="0.386cm" svg:x="30.217cm" svg:y="7.431cm" svg:viewBox="0 0 235 387" svg:d="M196 7v39c-22-32-48-46-82-46-68 0-114 59-114 146 0 44 12 80 34 106 20 22 48 35 76 35 34 0 58-14 82-48v14c0 36-5 59-15 73-11 16-34 25-60 25-19 0-37-5-48-14-10-8-14-15-17-31h-43c4 51 44 81 107 81 40 0 74-13 91-34 21-24 28-58 28-121v-225zM119 39c46 0 73 39 73 106 0 64-28 103-73 103-46 0-74-39-74-104s28-105 74-105z">
            <text:p/>
          </draw:path>
          <draw:path draw:style-name="gr12" draw:text-style-name="P10" draw:layer="layout" svg:width="0.242cm" svg:height="0.286cm" svg:x="30.504cm" svg:y="7.431cm" svg:viewBox="0 0 243 287" svg:d="M121 0c-75 0-121 53-121 144 0 90 45 143 121 143s122-53 122-142c0-92-45-145-122-145zM121 39c49 0 77 39 77 106 0 63-30 103-77 103s-76-39-76-104 29-105 76-105z">
            <text:p/>
          </draw:path>
          <draw:path draw:style-name="gr12" draw:text-style-name="P10" draw:layer="layout" svg:width="0.128cm" svg:height="0.275cm" svg:x="30.806cm" svg:y="7.431cm" svg:viewBox="0 0 129 276" svg:d="M0 7v269h43v-140c0-38 9-63 30-78 13-10 26-13 56-14v-43c-7-1-11-1-16-1-28 0-49 16-74 56v-49z">
            <text:p/>
          </draw:path>
          <draw:path draw:style-name="gr12" draw:text-style-name="P10" draw:layer="layout" svg:width="0.042cm" svg:height="0.373cm" svg:x="30.975cm" svg:y="7.333cm" svg:viewBox="0 0 43 374" svg:d="M43 105h-43v269h43zM43 0h-43v54h43z">
            <text:p/>
          </draw:path>
          <draw:path draw:style-name="gr12" draw:text-style-name="P10" draw:layer="layout" svg:width="0.227cm" svg:height="0.286cm" svg:x="31.071cm" svg:y="7.431cm" svg:viewBox="0 0 228 287" svg:d="M225 97c-2-26-8-43-18-57-18-26-51-40-88-40-72 0-119 57-119 146 0 87 45 141 118 141 64 0 105-38 110-103h-43c-7 42-29 64-66 64-47 0-75-39-75-102 0-67 28-107 74-107 36 0 59 21 64 58z">
            <text:p/>
          </draw:path>
          <draw:path draw:style-name="gr12" draw:text-style-name="P10" draw:layer="layout" svg:width="0.252cm" svg:height="0.286cm" svg:x="31.332cm" svg:y="7.431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12" draw:text-style-name="P10" draw:layer="layout" svg:width="0.042cm" svg:height="0.373cm" svg:x="31.63cm" svg:y="7.333cm" svg:viewBox="0 0 43 374" draw:points="43,0 0,0 0,374 43,374">
            <text:p/>
          </draw:polygon>
          <draw:frame draw:style-name="gr14" draw:text-style-name="P11"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polyline draw:style-name="gr3" draw:text-style-name="P1" draw:layer="layout" svg:width="4.266cm" svg:height="2.918cm" svg:x="-4.597cm" svg:y="1.031cm" svg:viewBox="0 0 4267 2919" draw:points="0,2919 29,2913 36,2912 43,2910 79,2902 86,2900 93,2898 121,2891 128,2889 135,2887 164,2880 171,2878 178,2876 207,2868 249,2855 285,2844 313,2835 320,2832 328,2830 335,2828 342,2825 356,2820 370,2815 377,2812 384,2810 406,2802 413,2799 420,2796 434,2791 470,2776 484,2770 491,2767 498,2764 512,2758 520,2755 527,2752 534,2749 541,2745 548,2742 562,2735 591,2722 612,2711 633,2700 655,2689 669,2681 676,2677 683,2673 690,2669 697,2665 712,2656 733,2644 747,2635 768,2622 790,2608 797,2603 818,2589 840,2574 847,2569 868,2554 875,2549 882,2544 889,2538 896,2533 904,2528 925,2511 939,2500 953,2488 968,2476 975,2470 996,2452 1003,2446 1017,2433 1032,2420 1039,2414 1053,2400 1067,2387 1074,2380 1089,2366 1096,2359 1110,2344 1124,2330 1131,2322 1138,2315 1153,2299 1160,2291 1174,2276 1181,2268 1188,2260 1202,2243 1209,2235 1224,2218 1231,2209 1238,2201 1245,2192 1259,2174 1281,2147 1288,2137 1302,2118 1309,2109 1323,2089 1337,2070 1345,2059 1359,2039 1373,2018 1380,2008 1394,1986 1401,1975 1409,1964 1423,1942 1430,1930 1437,1919 1451,1896 1465,1872 1480,1848 1487,1835 1494,1823 1501,1810 1508,1797 1515,1785 1529,1759 1537,1745 1544,1732 1551,1720 1558,1706 1572,1678 1586,1650 1593,1636 1601,1621 1608,1607 1615,1592 1622,1577 1629,1562 1636,1547 1643,1532 1650,1516 1657,1501 1665,1485 1672,1469 1679,1453 1686,1436 1693,1420 1700,1403 1707,1387 1714,1369 1721,1352 1729,1335 1736,1318 1743,1300 1750,1282 1757,1264 1764,1246 1771,1228 1778,1209 1786,1190 1793,1171 1800,1152 1807,1133 1814,1114 1821,1094 1828,1074 1835,1054 1842,1034 1850,1013 1857,992 1864,971 1871,950 1878,929 1885,907 1892,886 1899,864 1906,841 1914,819 1921,796 1928,773 1935,750 1942,727 1949,703 1956,680 1963,656 1970,631 1978,607 1985,582 1992,557 1999,532 2006,506 2013,480 2020,454 2027,428 2034,401 2042,374 2049,347 2056,320 2063,292 2070,264 2077,236 2084,207 2091,179 2098,150 2106,120 2113,91 2120,60 2127,30 2134,0 2141,30 2148,60 2155,91 2162,120 2170,150 2177,179 2184,207 2191,236 2198,264 2205,292 2212,320 2219,347 2226,374 2234,401 2241,428 2248,454 2255,480 2262,506 2269,532 2276,557 2283,582 2290,607 2298,631 2305,656 2312,680 2318,703 2325,727 2332,750 2339,773 2346,796 2353,819 2361,841 2368,864 2375,886 2382,907 2389,929 2396,950 2403,971 2410,992 2417,1013 2425,1034 2432,1054 2439,1074 2446,1094 2453,1114 2460,1133 2467,1152 2474,1171 2481,1190 2489,1209 2496,1228 2503,1246 2510,1264 2517,1282 2524,1300 2531,1318 2538,1335 2546,1352 2553,1369 2560,1387 2567,1403 2574,1420 2581,1436 2588,1453 2595,1469 2602,1485 2610,1501 2617,1516 2624,1532 2631,1547 2638,1562 2645,1577 2652,1592 2659,1607 2666,1621 2674,1636 2681,1650 2695,1678 2709,1706 2716,1720 2723,1732 2730,1745 2738,1759 2752,1785 2759,1797 2766,1810 2773,1823 2780,1835 2787,1848 2802,1872 2816,1896 2830,1919 2837,1930 2844,1942 2858,1964 2866,1975 2873,1986 2887,2008 2894,2018 2908,2039 2922,2059 2930,2070 2944,2089 2958,2109 2965,2118 2979,2137 2986,2147 3008,2174 3022,2192 3029,2201 3036,2209 3043,2218 3058,2235 3065,2243 3079,2260 3086,2268 3093,2276 3107,2291 3114,2299 3129,2315 3136,2322 3143,2330 3157,2344 3171,2359 3178,2366 3193,2380 3200,2387 3214,2400 3228,2414 3235,2420 3250,2433 3264,2446 3271,2452 3292,2470 3299,2476 3314,2488 3328,2500 3342,2511 3363,2528 3371,2533 3378,2538 3385,2544 3392,2549 3399,2554 3420,2569 3427,2574 3449,2589 3470,2603 3477,2608 3499,2622 3520,2635 3534,2644 3555,2656 3570,2665 3577,2669 3584,2673 3591,2677 3598,2681 3612,2689 3634,2700 3655,2711 3676,2722 3705,2735 3719,2742 3726,2745 3733,2749 3740,2752 3747,2755 3755,2758 3769,2764 3776,2767 3783,2770 3797,2776 3833,2791 3847,2796 3854,2799 3861,2802 3883,2810 3890,2812 3897,2815 3911,2820 3925,2825 3932,2828 3939,2830 3947,2832 3954,2835 3982,2844 4018,2855 4060,2868 4089,2876 4096,2878 4103,2880 4132,2887 4139,2889 4146,2891 4174,2898 4181,2900 4188,2902 4224,2910 4231,2912 4238,2913 4267,2919">
            <text:p/>
          </draw:polyline>
          <draw:line draw:style-name="gr4" draw:text-style-name="P1" draw:layer="layout" svg:x1="-4.597cm" svg:y1="4.293cm" svg:x2="-0.33cm" svg:y2="4.293cm">
            <text:p/>
          </draw:line>
          <draw:path draw:style-name="gr5" draw:text-style-name="P4" draw:layer="layout" svg:width="0.239cm" svg:height="0.384cm" svg:x="-3.787cm" svg:y="3.639cm" svg:viewBox="0 0 240 385" svg:d="M240 0h-42v139c-18-27-47-41-83-41-69 0-115 56-115 141 0 91 45 146 117 146 37 0 62-14 86-46v35h37zM122 138c47 0 76 40 76 104 0 62-30 104-75 104-47 0-78-42-78-104 0-63 31-104 77-104z">
            <text:p/>
          </draw:path>
          <draw:path draw:style-name="gr5" draw:text-style-name="P4" draw:layer="layout" svg:width="0.242cm" svg:height="0.286cm" svg:x="-3.497cm" svg:y="3.737cm" svg:viewBox="0 0 243 287" svg:d="M121 0c-75 0-121 53-121 144 0 90 45 143 121 143s122-53 122-142c0-92-45-145-122-145zM121 39c49 0 77 39 77 106 0 63-30 103-77 103s-76-39-76-104 29-105 76-105z">
            <text:p/>
          </draw:path>
          <draw:path draw:style-name="gr5" draw:text-style-name="P4" draw:layer="layout" svg:width="0.212cm" svg:height="0.279cm" svg:x="-3.197cm" svg:y="3.744cm" svg:viewBox="0 0 213 280" svg:d="M213 269v-269h-42v152c0 55-29 91-74 91-33 0-55-21-55-53v-190h-42v207c0 45 33 73 85 73 40 0 64-14 90-49v38z">
            <text:p/>
          </draw:path>
          <draw:path draw:style-name="gr5" draw:text-style-name="P4" draw:layer="layout" svg:width="0.239cm" svg:height="0.384cm" svg:x="-2.918cm" svg:y="3.639cm" svg:viewBox="0 0 240 385" svg:d="M0 0v374h38v-35c21 32 48 46 85 46 71 0 117-58 117-147 0-87-44-140-115-140-36 0-63 13-83 44v-142zM117 138c48 0 78 41 78 105 0 61-31 103-78 103-45 0-75-42-75-104 0-64 30-104 75-104z">
            <text:p/>
          </draw:path>
          <draw:polygon draw:style-name="gr5" draw:text-style-name="P4" draw:layer="layout" svg:width="0.043cm" svg:height="0.373cm" svg:x="-2.627cm" svg:y="3.639cm" svg:viewBox="0 0 44 374" draw:points="44,0 0,0 0,374 44,374">
            <text:p/>
          </draw:polygon>
          <draw:path draw:style-name="gr5" draw:text-style-name="P4" draw:layer="layout" svg:width="0.241cm" svg:height="0.286cm" svg:x="-2.527cm" svg:y="3.737cm" svg:viewBox="0 0 242 287" svg:d="M242 156c0-41-3-66-11-86-17-44-58-70-108-70-75 0-123 57-123 145s47 142 122 142c61 0 104-34 114-93h-42c-12 35-36 54-71 54-27 0-50-12-64-35-10-15-14-31-15-57zM46 121c3-50 33-82 76-82 42 0 74 35 74 79 0 1 0 2 0 3z">
            <text:p/>
          </draw:path>
          <draw:path draw:style-name="gr5" draw:text-style-name="P4" draw:layer="layout" svg:width="0.241cm" svg:height="0.286cm" svg:x="-2.101cm" svg:y="3.737cm" svg:viewBox="0 0 242 287" svg:d="M242 156c0-41-3-66-10-86-18-44-59-70-109-70-75 0-123 57-123 145s47 142 122 142c61 0 104-34 114-93h-42c-12 35-36 54-70 54-28 0-51-12-65-35-10-15-14-31-15-57zM46 121c3-50 34-82 76-82s74 35 74 79c0 1 0 2 0 3z">
            <text:p/>
          </draw:path>
          <draw:polygon draw:style-name="gr5" draw:text-style-name="P4" draw:layer="layout" svg:width="0.232cm" svg:height="0.268cm" svg:x="-1.828cm" svg:y="3.744cm" svg:viewBox="0 0 233 269" draw:points="141,130 231,0 183,0 118,97 54,0 5,0 95,132 0,269 49,269 117,165 184,269 233,269">
            <text:p/>
          </draw:polygon>
          <draw:path draw:style-name="gr5" draw:text-style-name="P4" draw:layer="layout" svg:width="0.239cm" svg:height="0.386cm" svg:x="-1.553cm" svg:y="3.737cm" svg:viewBox="0 0 240 387" svg:d="M0 387h43v-139c23 27 47 39 82 39 69 0 115-55 115-141 0-90-44-146-115-146-36 0-66 16-86 48v-41h-39zM118 40c47 0 77 41 77 105 0 61-31 103-77 103-45 0-75-42-75-104 0-64 30-104 75-104z">
            <text:p/>
          </draw:path>
          <draw:polygon draw:style-name="gr5" draw:text-style-name="P4" draw:layer="layout" svg:width="0.053cm" svg:height="0.053cm" svg:x="-1.252cm" svg:y="3.959cm" svg:viewBox="0 0 54 54" draw:points="54,0 0,0 0,54 54,54">
            <text:p/>
          </draw:polygon>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polyline draw:style-name="gr3" draw:text-style-name="P1" draw:layer="layout" svg:width="4.227cm" svg:height="3.071cm" svg:x="-4.538cm" svg:y="8.654cm" svg:viewBox="0 0 4228 3072" draw:points="0,3072 116,3072 155,3072 194,3069 233,3055 272,3013 311,2923 349,2775 388,2568 427,2313 466,2025 504,1724 543,1426 582,1142 621,885 660,659 698,468 737,313 776,192 815,103 854,43 892,10 931,0 970,9 1009,35 1048,75 1086,126 1125,186 1164,254 1203,327 1242,403 1280,483 1319,564 1358,647 1397,729 1435,811 1474,892 1513,971 1552,1049 1591,1125 1629,1200 1668,1271 1707,1341 1746,1408 1785,1473 1823,1536 1862,1596 1901,1654 1940,1710 1979,1762 2017,1813 2056,1862 2095,1910 2134,1955 2173,1998 2211,2039 2250,2079 2289,2117 2327,2153 2366,2188 2404,2221 2443,2253 2482,2284 2521,2313 2560,2341 2598,2368 2637,2394 2676,2418 2715,2442 2754,2464 2792,2486 2831,2506 2870,2526 2909,2545 2947,2564 2986,2581 3025,2598 3064,2614 3103,2629 3141,2644 3180,2658 3219,2672 3258,2685 3297,2698 3335,2710 3374,2722 3413,2733 3452,2744 3491,2754 3529,2764 3568,2773 3607,2783 3646,2792 3685,2800 3723,2808 3762,2816 3801,2824 3840,2831 3878,2838 3917,2845 3956,2852 3995,2858 4034,2864 4073,2870 4111,2876 4150,2882 4189,2887 4228,2892">
            <text:p/>
          </draw:polyline>
          <draw:line draw:style-name="gr4" draw:text-style-name="P1" draw:layer="layout" svg:x1="-4.577cm" svg:y1="11.916cm" svg:x2="-0.31cm" svg:y2="11.916cm">
            <text:p/>
          </draw:line>
          <draw:path draw:style-name="gr5" draw:text-style-name="P4" draw:layer="layout" svg:width="0.042cm" svg:height="0.373cm" svg:x="-4.058cm" svg:y="11.262cm" svg:viewBox="0 0 43 374" svg:d="M43 105h-43v269h43zM43 0h-43v54h43z">
            <text:p/>
          </draw:path>
          <draw:path draw:style-name="gr5" draw:text-style-name="P4" draw:layer="layout" svg:width="0.212cm" svg:height="0.275cm" svg:x="-3.942cm" svg:y="11.36cm" svg:viewBox="0 0 213 276" svg:d="M0 7v269h42v-148c0-55 29-91 73-91 34 0 55 20 55 53v186h43v-203c0-45-33-73-85-73-40 0-66 15-89 52v-45z">
            <text:p/>
          </draw:path>
          <draw:polygon draw:style-name="gr5" draw:text-style-name="P4" draw:layer="layout" svg:width="0.242cm" svg:height="0.268cm" svg:x="-3.688cm" svg:y="11.367cm" svg:viewBox="0 0 243 269" draw:points="140,269 243,0 195,0 119,218 48,0 0,0 94,269">
            <text:p/>
          </draw:polygon>
          <draw:polygon draw:style-name="gr5" draw:text-style-name="P4" draw:layer="layout" svg:width="0.121cm" svg:height="0.036cm" svg:x="-3.414cm" svg:y="11.476cm" svg:viewBox="0 0 122 37" draw:points="122,0 0,0 0,37 122,37">
            <text:p/>
          </draw:polygon>
          <draw:path draw:style-name="gr5" draw:text-style-name="P4" draw:layer="layout" svg:width="0.234cm" svg:height="0.386cm" svg:x="-3.252cm" svg:y="11.36cm" svg:viewBox="0 0 235 387" svg:d="M196 7v39c-22-32-48-46-82-46-68 0-114 59-114 146 0 44 12 80 33 106 21 22 49 35 77 35 34 0 58-14 82-48v14c0 36-5 59-15 73-11 16-34 25-60 25-19 0-37-5-48-14-10-8-14-15-17-31h-43c4 51 44 81 107 81 40 0 74-13 91-34 21-24 28-58 28-121v-225zM119 39c46 0 73 39 73 106 0 64-28 103-73 103-46 0-74-39-74-104s28-105 74-105z">
            <text:p/>
          </draw:path>
          <draw:path draw:style-name="gr5" draw:text-style-name="P4" draw:layer="layout" svg:width="0.252cm" svg:height="0.286cm" svg:x="-2.961cm" svg:y="11.36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ath draw:style-name="gr5" draw:text-style-name="P4" draw:layer="layout" svg:width="0.354cm" svg:height="0.275cm" svg:x="-2.662cm" svg:y="11.36cm" svg:viewBox="0 0 355 276" svg:d="M0 7v269h43v-169c0-39 29-70 63-70 32 0 50 19 50 54v185h43v-169c0-39 28-70 63-70 31 0 50 20 50 54v185h43v-202c0-48-28-74-78-74-36 0-57 10-83 40-15-28-37-40-72-40-36 0-59 13-82 45v-38z">
            <text:p/>
          </draw:path>
          <draw:path draw:style-name="gr5" draw:text-style-name="P4" draw:layer="layout" svg:width="0.353cm" svg:height="0.275cm" svg:x="-2.236cm" svg:y="11.36cm" svg:viewBox="0 0 354 276" svg:d="M0 7v269h43v-169c0-39 28-70 63-70 32 0 50 19 50 54v185h43v-169c0-39 28-70 62-70 32 0 50 20 50 54v185h43v-202c0-48-27-74-77-74-36 0-58 10-83 40-16-28-38-40-72-40-36 0-60 13-83 45v-38z">
            <text:p/>
          </draw:path>
          <draw:path draw:style-name="gr5" draw:text-style-name="P4" draw:layer="layout" svg:width="0.251cm" svg:height="0.286cm" svg:x="-1.824cm" svg:y="11.36cm" svg:viewBox="0 0 252 287" svg:d="M252 251c-4 1-6 1-8 1-16 0-24-8-24-21v-158c0-48-35-73-101-73-39 0-71 11-89 31-12 13-17 29-18 56h43c4-33 23-48 63-48 38 0 60 14 60 40v11c0 18-11 26-45 30-60 8-70 10-86 16-31 13-47 37-47 72 0 49 34 79 88 79 34 0 61-11 92-39 2 27 16 39 44 39 8 0 15-1 28-4zM178 191c0 14-4 23-17 35-18 16-38 24-64 24-33 0-52-16-52-43 0-28 18-43 64-49 45-6 55-8 69-15z">
            <text:p/>
          </draw:path>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polyline draw:style-name="gr3" draw:text-style-name="P1" draw:layer="layout" svg:width="4.266cm" svg:height="3.068cm" svg:x="-4.572cm" svg:y="12.435cm" svg:viewBox="0 0 4267 3069" draw:points="0,0 48,764 95,1295 143,1674 190,1952 237,2162 285,2322 332,2447 380,2545 427,2624 475,2688 522,2741 569,2784 617,2820 664,2850 712,2876 759,2898 806,2916 854,2932 901,2946 949,2959 996,2969 1044,2979 1091,2987 1138,2994 1186,3001 1233,3007 1281,3012 1328,3016 1375,3021 1423,3024 1470,3028 1518,3031 1565,3034 1612,3036 1660,3039 1707,3041 1755,3043 1802,3045 1850,3046 1897,3048 1944,3049 1992,3051 2039,3052 2087,3053 2134,3054 2181,3055 2229,3056 2276,3057 2323,3057 2370,3058 2465,3060 2512,3060 2607,3061 2655,3062 2749,3063 2797,3063 2844,3063 2892,3064 2939,3064 3034,3065 3081,3065 3129,3065 3176,3066 3223,3066 3271,3066 3318,3066 3366,3067 3413,3067 3461,3067 3508,3067 3555,3067 3603,3068 3650,3068 3698,3068 3745,3068 3792,3068 3887,3068 3935,3069 3982,3069 4030,3069 4077,3069 4124,3069 4172,3069 4219,3069 4267,3069">
            <text:p/>
          </draw:polyline>
          <draw:line draw:style-name="gr4" draw:text-style-name="P1" draw:layer="layout" svg:x1="-4.572cm" svg:y1="15.697cm" svg:x2="-0.305cm" svg:y2="15.697cm">
            <text:p/>
          </draw:line>
          <draw:path draw:style-name="gr5" draw:text-style-name="P4" draw:layer="layout" svg:width="0.268cm" svg:height="0.372cm" svg:x="-2.468cm" svg:y="14.754cm" svg:viewBox="0 0 269 373" svg:d="M47 215h118c29 0 52-9 72-27 22-20 32-44 32-78 0-71-42-110-115-110h-154v373h47zM47 173v-131h100c45 0 72 24 72 65 0 40-27 66-72 66z">
            <text:p/>
          </draw:path>
          <draw:path draw:style-name="gr5" draw:text-style-name="P4" draw:layer="layout" svg:width="0.252cm" svg:height="0.287cm" svg:x="-2.153cm" svg:y="14.851cm" svg:viewBox="0 0 253 288" svg:d="M253 251c-5 1-7 1-9 1-15 0-23-7-23-21v-157c0-48-36-74-101-74-39 0-71 11-90 31-12 14-17 30-18 56h43c4-32 23-47 63-47 39 0 60 14 60 40v11c0 18-11 26-45 30-60 7-69 10-86 16-31 13-47 37-47 72 0 48 34 79 89 79 33 0 60-12 91-39 2 27 16 39 44 39 8 0 15-1 29-5zM178 192c0 14-4 23-17 35-17 16-38 24-64 24-33 0-52-16-52-43 0-29 19-43 64-49 45-7 55-8 69-15z">
            <text:p/>
          </draw:path>
          <draw:path draw:style-name="gr5" draw:text-style-name="P4" draw:layer="layout" svg:width="0.128cm" svg:height="0.275cm" svg:x="-1.854cm" svg:y="14.851cm" svg:viewBox="0 0 129 276" svg:d="M0 8v268h43v-139c0-38 9-63 30-78 13-10 26-13 56-14v-43c-7-1-11-2-17-2-27 0-48 17-73 57v-49z">
            <text:p/>
          </draw:path>
          <draw:path draw:style-name="gr5" draw:text-style-name="P4" draw:layer="layout" svg:width="0.242cm" svg:height="0.287cm" svg:x="-1.699cm" svg:y="14.851cm" svg:viewBox="0 0 243 288" svg:d="M243 156c0-41-3-65-11-85-17-44-59-71-108-71-76 0-124 58-124 146s47 142 122 142c62 0 104-35 115-93h-43c-12 35-36 54-70 54-27 0-50-13-64-35-11-15-15-31-15-58zM46 122c4-50 34-82 77-82 42 0 74 35 74 79 0 0 0 2-1 3z">
            <text:p/>
          </draw:path>
          <draw:path draw:style-name="gr5" draw:text-style-name="P4" draw:layer="layout" svg:width="0.122cm" svg:height="0.353cm" svg:x="-1.427cm" svg:y="14.785cm" svg:viewBox="0 0 123 354" svg:d="M123 74h-44v-74h-43v74h-36v35h36v203c0 27 18 42 52 42 10 0 20-1 35-4v-35c-6 1-13 2-21 2-18 0-23-5-23-24v-184h44z">
            <text:p/>
          </draw:path>
          <draw:path draw:style-name="gr5" draw:text-style-name="P4" draw:layer="layout" svg:width="0.242cm" svg:height="0.287cm" svg:x="-1.274cm" svg:y="14.851cm" svg:viewBox="0 0 243 288" svg:d="M121 0c-75 0-121 53-121 144 0 90 46 144 122 144 75 0 121-53 121-142 0-92-44-146-122-146zM122 40c48 0 77 39 77 106 0 63-30 103-77 103-48 0-77-40-77-105 0-64 29-104 77-104z">
            <text:p/>
          </draw:path>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polyline draw:style-name="gr3" draw:text-style-name="P1" draw:layer="layout" svg:width="2.994cm" svg:height="1.228cm" svg:x="-3.988cm" svg:y="6.678cm" svg:viewBox="0 0 2995 1229" draw:points="0,1229 4,0 2991,0 2995,1229">
            <text:p/>
          </draw:polyline>
          <draw:line draw:style-name="gr4" draw:text-style-name="P1" draw:layer="layout" svg:x1="-4.624cm" svg:y1="8.097cm" svg:x2="-0.357cm" svg:y2="8.097cm">
            <text:p/>
          </draw:line>
          <draw:path draw:style-name="gr5" draw:text-style-name="P4" draw:layer="layout" svg:width="0.212cm" svg:height="0.279cm" svg:x="-3.324cm" svg:y="7.591cm" svg:viewBox="0 0 213 280" svg:d="M213 268v-268h-42v152c0 55-29 91-74 91-33 0-55-21-55-53v-190h-42v207c0 44 33 73 85 73 40 0 64-14 90-49v37z">
            <text:p/>
          </draw:path>
          <draw:path draw:style-name="gr5" draw:text-style-name="P4" draw:layer="layout" svg:width="0.212cm" svg:height="0.275cm" svg:x="-3.037cm" svg:y="7.583cm" svg:viewBox="0 0 213 276" svg:d="M0 8v268h43v-148c0-54 29-90 73-90 33 0 55 20 55 52v186h42v-202c0-45-33-74-85-74-40 0-65 16-89 53v-45z">
            <text:p/>
          </draw:path>
          <draw:path draw:style-name="gr5" draw:text-style-name="P4" draw:layer="layout" svg:width="0.042cm" svg:height="0.372cm" svg:x="-2.754cm" svg:y="7.486cm" svg:viewBox="0 0 43 373" svg:d="M43 105h-43v268h43zM43 0h-43v54h43z">
            <text:p/>
          </draw:path>
          <draw:path draw:style-name="gr5" draw:text-style-name="P4" draw:layer="layout" svg:width="0.121cm" svg:height="0.373cm" svg:x="-2.665cm" svg:y="7.485cm" svg:viewBox="0 0 122 374" svg:d="M122 106h-44v-42c0-18 10-27 30-27 3 0 5 0 14 0v-35c-9-2-15-2-24-2-39 0-63 22-63 60v46h-35v35h35v233h43v-233h44z">
            <text:p/>
          </draw:path>
          <draw:path draw:style-name="gr5" draw:text-style-name="P4" draw:layer="layout" svg:width="0.242cm" svg:height="0.287cm" svg:x="-2.514cm" svg:y="7.583cm" svg:viewBox="0 0 243 288" svg:d="M121 0c-75 0-121 53-121 144 0 90 45 144 121 144s122-53 122-142c0-92-45-146-122-146zM121 40c49 0 77 39 77 106 0 63-30 103-77 103s-76-40-76-105c0-64 29-104 76-104z">
            <text:p/>
          </draw:path>
          <draw:path draw:style-name="gr5" draw:text-style-name="P4" draw:layer="layout" svg:width="0.128cm" svg:height="0.275cm" svg:x="-2.213cm" svg:y="7.583cm" svg:viewBox="0 0 129 276" svg:d="M0 8v268h43v-139c0-39 9-63 30-79 13-9 26-12 56-13v-43c-7-1-11-2-16-2-28 0-49 17-74 57v-49z">
            <text:p/>
          </draw:path>
          <draw:path draw:style-name="gr5" draw:text-style-name="P4" draw:layer="layout" svg:width="0.353cm" svg:height="0.275cm" svg:x="-2.042cm" svg:y="7.583cm" svg:viewBox="0 0 354 276" svg:d="M0 8v268h43v-168c0-39 28-70 63-70 32 0 50 19 50 53v185h43v-168c0-39 28-70 62-70 32 0 50 20 50 53v185h43v-201c0-48-27-75-78-75-36 0-57 11-82 41-16-28-38-41-72-41-36 0-60 14-83 46v-38z">
            <text:p/>
          </draw:path>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polyline draw:style-name="gr15" draw:text-style-name="P1" draw:layer="layout" svg:width="4.182cm" svg:height="2.827cm" svg:x="-9.126cm" svg:y="1.12cm" svg:viewBox="0 0 4183 2828" draw:points="0,2828 7,2826 42,2816 70,2808 104,2797 125,2790 160,2778 174,2773 181,2770 188,2768 195,2765 202,2762 209,2760 230,2752 244,2746 251,2743 258,2740 265,2737 272,2734 279,2731 286,2728 293,2725 300,2722 307,2719 335,2706 349,2699 362,2692 369,2688 376,2685 383,2681 390,2678 397,2674 418,2662 432,2654 453,2642 460,2638 481,2625 488,2621 509,2608 523,2599 530,2594 544,2584 558,2574 572,2564 586,2554 593,2549 607,2538 621,2527 627,2522 634,2516 655,2499 662,2493 669,2487 683,2475 690,2468 697,2462 711,2449 725,2436 732,2429 739,2423 746,2416 760,2402 767,2395 774,2388 788,2373 802,2358 809,2350 823,2335 837,2319 844,2311 851,2303 858,2294 865,2286 879,2269 892,2251 906,2234 920,2215 927,2206 934,2197 941,2187 955,2168 962,2158 969,2148 976,2138 983,2128 997,2107 1004,2097 1018,2075 1025,2064 1032,2053 1046,2031 1053,2020 1060,2008 1067,1997 1074,1985 1081,1973 1088,1961 1095,1949 1109,1925 1116,1912 1123,1900 1130,1887 1137,1875 1144,1862 1151,1849 1164,1822 1171,1809 1178,1795 1185,1782 1192,1768 1199,1754 1206,1740 1213,1726 1220,1712 1234,1684 1241,1669 1248,1655 1255,1640 1262,1625 1269,1610 1276,1595 1283,1579 1297,1548 1304,1533 1318,1501 1325,1485 1332,1469 1346,1437 1353,1420 1360,1404 1374,1371 1388,1337 1409,1286 1423,1252 1436,1217 1443,1199 1457,1164 1471,1129 1485,1093 1513,1022 1548,932 1555,914 1590,824 1597,806 1604,788 1611,770 1618,752 1625,734 1639,699 1646,681 1660,647 1667,629 1674,612 1681,595 1688,578 1694,561 1708,528 1722,495 1736,462 1750,431 1757,415 1764,400 1771,385 1778,370 1785,355 1792,340 1799,326 1806,312 1813,298 1820,284 1827,271 1834,258 1841,245 1848,232 1855,220 1862,208 1869,196 1876,185 1883,173 1890,162 1897,152 1904,142 1911,132 1918,122 1925,113 1932,104 1939,95 1946,87 1953,79 1959,71 1966,64 1973,58 1980,51 1987,45 1994,39 2001,34 2008,29 2015,24 2022,20 2029,16 2036,13 2043,10 2050,7 2057,5 2064,3 2071,2 2078,1 2085,0 2092,0 2099,0 2106,1 2113,2 2120,3 2127,5 2134,7 2141,10 2148,13 2155,16 2162,20 2169,24 2176,29 2183,34 2190,39 2197,45 2204,51 2211,58 2218,64 2225,71 2231,79 2238,87 2245,95 2252,104 2259,113 2266,122 2272,132 2279,142 2286,152 2293,162 2300,173 2307,185 2314,196 2321,208 2328,220 2335,232 2342,245 2349,258 2356,271 2363,284 2370,298 2377,312 2384,326 2391,340 2398,355 2405,370 2412,385 2419,400 2426,415 2433,431 2447,462 2461,495 2475,528 2489,561 2495,578 2502,595 2509,612 2516,629 2523,647 2537,681 2544,699 2558,734 2565,752 2572,770 2579,788 2586,806 2593,824 2628,914 2635,932 2670,1022 2698,1093 2712,1129 2726,1164 2740,1199 2747,1217 2760,1252 2774,1286 2795,1337 2809,1371 2823,1404 2830,1420 2837,1437 2851,1469 2858,1485 2865,1501 2879,1533 2886,1548 2900,1579 2907,1595 2914,1610 2921,1625 2928,1640 2935,1655 2942,1669 2949,1684 2963,1712 2970,1726 2977,1740 2984,1754 2991,1768 2998,1782 3005,1795 3012,1809 3019,1822 3032,1849 3039,1862 3046,1875 3053,1887 3060,1900 3067,1912 3074,1925 3088,1949 3095,1961 3102,1973 3109,1985 3116,1997 3123,2008 3130,2020 3137,2031 3151,2053 3158,2064 3165,2075 3179,2097 3186,2107 3200,2128 3207,2138 3214,2148 3221,2158 3228,2168 3242,2187 3249,2197 3256,2206 3263,2215 3277,2234 3291,2251 3304,2269 3318,2286 3325,2294 3332,2303 3339,2311 3346,2319 3360,2335 3374,2350 3381,2358 3395,2373 3409,2388 3416,2395 3423,2402 3437,2416 3444,2423 3451,2429 3458,2436 3472,2449 3486,2462 3493,2468 3500,2475 3514,2487 3521,2493 3528,2499 3549,2516 3556,2522 3562,2527 3576,2538 3590,2549 3597,2554 3611,2564 3625,2574 3639,2584 3653,2594 3660,2599 3674,2608 3695,2621 3702,2625 3723,2638 3730,2642 3751,2654 3765,2662 3786,2674 3793,2678 3800,2681 3807,2685 3814,2688 3821,2692 3834,2699 3848,2706 3876,2719 3883,2722 3890,2725 3897,2728 3904,2731 3911,2734 3918,2737 3925,2740 3932,2743 3939,2746 3953,2752 3974,2760 3981,2762 3988,2765 3995,2768 4002,2770 4009,2773 4023,2778 4058,2790 4079,2797 4113,2808 4141,2816 4176,2826 4183,2828">
            <text:p/>
          </draw:polyline>
          <draw:line draw:style-name="gr16" draw:text-style-name="P1" draw:layer="layout" svg:x1="-9.126cm" svg:y1="4.322cm" svg:x2="-4.943cm" svg:y2="4.322cm">
            <text:p/>
          </draw:line>
          <draw:path draw:style-name="gr5" draw:text-style-name="P4" draw:layer="layout" svg:width="0.12cm" svg:height="0.346cm" svg:x="-7.92cm" svg:y="3.753cm" svg:viewBox="0 0 121 347" svg:d="M121 72h-43v-72h-42v72h-36v35h36v199c0 26 18 41 51 41 10 0 20-1 34-3v-35c-6 1-12 2-20 2-18 0-23-5-23-24v-180h43z">
            <text:p/>
          </draw:path>
          <draw:path draw:style-name="gr5" draw:text-style-name="P4" draw:layer="layout" svg:width="0.234cm" svg:height="0.377cm" svg:x="-7.634cm" svg:y="3.722cm" svg:viewBox="0 0 235 378" svg:d="M235 0h-41v137c-18-27-46-41-82-41-68 0-112 55-112 139 0 89 43 143 114 143 36 0 61-13 84-46v35h37zM119 135c46 0 75 40 75 103 0 61-30 101-74 101-46 0-77-41-77-102s31-102 76-102z">
            <text:p/>
          </draw:path>
          <draw:path draw:style-name="gr5" draw:text-style-name="P4" draw:layer="layout" svg:width="0.041cm" svg:height="0.366cm" svg:x="-7.335cm" svg:y="3.722cm" svg:viewBox="0 0 42 367" svg:d="M42 103h-42v264h42zM42 0h-42v53h42z">
            <text:p/>
          </draw:path>
          <draw:path draw:style-name="gr5" draw:text-style-name="P4" draw:layer="layout" svg:width="0.213cm" svg:height="0.281cm" svg:x="-7.24cm" svg:y="3.818cm" svg:viewBox="0 0 214 282" svg:d="M203 81c-1-52-35-81-95-81-62 0-101 32-101 80 0 42 21 61 83 76l39 10c29 7 41 18 41 36 0 25-25 42-61 42-23 0-42-7-53-18-6-7-9-15-11-34h-45c2 61 36 90 105 90 66 0 109-32 109-83 0-39-22-61-75-73l-40-10c-34-8-49-19-49-37 0-25 22-40 56-40s52 14 53 42z">
            <text:p/>
          </draw:path>
          <draw:path draw:style-name="gr5" draw:text-style-name="P4" draw:layer="layout" svg:width="0.12cm" svg:height="0.346cm" svg:x="-7cm" svg:y="3.753cm" svg:viewBox="0 0 121 347" svg:d="M121 72h-43v-72h-42v72h-36v35h36v199c0 26 18 41 50 41 11 0 21-1 35-3v-35c-6 1-12 2-20 2-18 0-23-5-23-24v-180h43z">
            <text:p/>
          </draw:path>
          <draw:path draw:style-name="gr5" draw:text-style-name="P4" draw:layer="layout" svg:width="0.126cm" svg:height="0.27cm" svg:x="-6.833cm" svg:y="3.818cm" svg:viewBox="0 0 127 271" svg:d="M0 7v264h43v-137c0-38 9-62 29-77 13-9 26-12 55-13v-42c-7-2-10-2-16-2-27 0-48 16-72 55v-48z">
            <text:p/>
          </draw:path>
          <draw:path draw:style-name="gr5" draw:text-style-name="P4" draw:layer="layout" svg:width="0.041cm" svg:height="0.366cm" svg:x="-6.667cm" svg:y="3.722cm" svg:viewBox="0 0 42 367" svg:d="M42 103h-41v264h41zM42 0h-42v53h42z">
            <text:p/>
          </draw:path>
          <draw:path draw:style-name="gr5" draw:text-style-name="P4" draw:layer="layout" svg:width="0.234cm" svg:height="0.377cm" svg:x="-6.561cm" svg:y="3.722cm" svg:viewBox="0 0 235 378" svg:d="M0 0v367h37v-34c20 31 47 45 84 45 69 0 114-56 114-144 0-85-43-138-113-138-35 0-61 13-81 43v-139zM115 135c46 0 76 41 76 104 0 59-31 100-76 100-44 0-74-40-74-102s30-102 74-102z">
            <text:p/>
          </draw:path>
          <draw:polygon draw:style-name="gr5" draw:text-style-name="P4" draw:layer="layout" svg:width="0.052cm" svg:height="0.051cm" svg:x="-6.266cm" svg:y="4.037cm" svg:viewBox="0 0 53 52" draw:points="53,0 0,0 0,52 53,52">
            <text:p/>
          </draw:polygon>
          <draw:frame draw:style-name="gr2" draw:text-style-name="P3" draw:layer="layout" svg:width="0.866cm" svg:height="0.822cm" svg:x="-7.443cm" svg:y="2.55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41cm" svg:height="0.628cm" svg:x="-9.109cm" svg:y="2.657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28cm" svg:height="0.648cm" svg:x="-6.265cm" svg:y="1.773cm">
            <draw:object xlink:href="./Object 30" xlink:type="simple" xlink:show="embed" xlink:actuate="onLoad">
              <loext:p/>
            </draw:object>
            <draw:image xlink:href="./ObjectReplacements/Object 30" xlink:type="simple" xlink:show="embed" xlink:actuate="onLoad"/>
          </draw:frame>
        </draw:g>
        <draw:g>
          <draw:polyline draw:style-name="gr3" draw:text-style-name="P1" draw:layer="layout" svg:width="4.266cm" svg:height="3.058cm" svg:x="-13.745cm" svg:y="1.058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line draw:style-name="gr4" draw:text-style-name="P1" draw:layer="layout" svg:x1="-13.745cm" svg:y1="4.32cm" svg:x2="-9.478cm" svg:y2="4.32cm">
            <text:p/>
          </draw:line>
          <draw:path draw:style-name="gr5" draw:text-style-name="P4" draw:layer="layout" svg:width="0.213cm" svg:height="0.275cm" svg:x="-12.372cm" svg:y="3.806cm" svg:viewBox="0 0 214 276" svg:d="M0 8v268h43v-148c0-54 29-90 73-90 34 0 55 20 55 52v186h43v-202c0-45-34-74-85-74-40 0-66 16-89 53v-45z">
            <text:p/>
          </draw:path>
          <draw:path draw:style-name="gr5" draw:text-style-name="P4" draw:layer="layout" svg:width="0.243cm" svg:height="0.287cm" svg:x="-12.105cm" svg:y="3.806cm" svg:viewBox="0 0 244 288" svg:d="M121 0c-75 0-121 53-121 144 0 90 46 144 122 144 75 0 122-53 122-142 0-92-45-146-123-146zM122 40c48 0 77 39 77 106 0 63-30 103-77 103-48 0-77-40-77-105 0-64 29-104 77-104z">
            <text:p/>
          </draw:path>
          <draw:path draw:style-name="gr5" draw:text-style-name="P4" draw:layer="layout" svg:width="0.128cm" svg:height="0.275cm" svg:x="-11.803cm" svg:y="3.806cm" svg:viewBox="0 0 129 276" svg:d="M0 8v268h43v-139c0-39 10-63 30-79 14-9 27-12 56-13v-43c-7-1-10-2-16-2-28 0-49 17-73 57v-49z">
            <text:p/>
          </draw:path>
          <draw:path draw:style-name="gr5" draw:text-style-name="P4" draw:layer="layout" svg:width="0.354cm" svg:height="0.275cm" svg:x="-11.632cm" svg:y="3.806cm" svg:viewBox="0 0 355 276" svg:d="M0 8v268h43v-168c0-39 29-70 63-70 32 0 50 19 50 53v185h43v-168c0-39 28-70 63-70 31 0 50 20 50 53v185h43v-201c0-48-28-75-78-75-36 0-57 11-83 41-15-28-37-41-72-41-36 0-59 14-82 46v-38z">
            <text:p/>
          </draw:path>
          <draw:path draw:style-name="gr5" draw:text-style-name="P4" draw:layer="layout" svg:width="0.252cm" svg:height="0.287cm" svg:x="-11.221cm" svg:y="3.806cm" svg:viewBox="0 0 253 288" svg:d="M253 251c-5 1-7 1-9 1-15 0-23-7-23-21v-157c0-48-35-74-101-74-39 0-71 11-89 31-12 14-18 30-19 56h43c4-33 23-47 63-47 39 0 60 14 60 40v11c0 18-11 26-44 30-61 7-70 9-87 16-31 13-47 37-47 72 0 48 34 79 89 79 34 0 61-12 91-39 3 27 16 39 44 39 8 0 15-1 29-5zM178 192c0 14-4 23-17 35-17 16-38 24-63 24-34 0-53-16-53-43 0-29 19-43 65-49 45-7 54-8 68-15z">
            <text:p/>
          </draw:path>
          <draw:polygon draw:style-name="gr5" draw:text-style-name="P4" draw:layer="layout" svg:width="0.042cm" svg:height="0.372cm" svg:x="-10.923cm" svg:y="3.709cm" svg:viewBox="0 0 43 373" draw:points="43,0 0,0 0,373 43,373">
            <text:p/>
          </draw:polygon>
          <draw:frame draw:style-name="gr2" draw:text-style-name="P3" draw:layer="layout" svg:width="0.883cm" svg:height="0.837cm" svg:x="-12.127cm" svg:y="2.711cm">
            <draw:object xlink:href="./Object 7" xlink:type="simple" xlink:show="embed" xlink:actuate="onLoad">
              <loext:p/>
            </draw:object>
            <draw:image xlink:href="./ObjectReplacements/Object 7" xlink:type="simple" xlink:show="embed" xlink:actuate="onLoad"/>
          </draw:frame>
          <draw:frame draw:style-name="gr2" draw:text-style-name="P3" draw:layer="layout" svg:width="0.947cm" svg:height="0.66cm" svg:x="-10.826cm" svg:y="1.812cm">
            <draw:object xlink:href="./Object 16" xlink:type="simple" xlink:show="embed" xlink:actuate="onLoad">
              <loext:p/>
            </draw:object>
            <draw:image xlink:href="./ObjectReplacements/Object 16" xlink:type="simple" xlink:show="embed" xlink:actuate="onLoad"/>
          </draw:frame>
        </draw:g>
        <draw:g>
          <draw:polyline draw:style-name="gr3" draw:text-style-name="P1" draw:layer="layout" svg:width="4.266cm" svg:height="2.764cm" svg:x="-4.537cm" svg:y="16.163cm" svg:viewBox="0 0 4267 2765" draw:points="0,0 15,0 29,1 43,2 57,4 71,7 86,11 100,15 114,19 128,24 143,30 157,36 171,43 185,51 199,59 214,67 228,76 242,86 256,96 271,107 285,118 299,129 313,142 328,154 342,167 356,180 370,194 384,209 399,223 413,238 427,253 441,269 456,285 470,301 484,318 498,335 512,352 527,370 541,387 555,405 569,424 584,442 612,479 626,498 640,517 669,556 683,575 697,595 726,634 740,654 754,674 768,694 783,714 797,733 811,753 825,773 840,793 854,813 868,833 896,873 925,913 953,952 982,991 996,1011 1010,1030 1025,1049 1053,1087 1067,1106 1096,1144 1110,1162 1124,1181 1138,1199 1153,1217 1167,1235 1181,1253 1195,1271 1209,1289 1224,1306 1238,1324 1252,1341 1266,1358 1295,1392 1309,1409 1323,1425 1337,1442 1352,1458 1366,1474 1380,1490 1394,1506 1409,1521 1423,1537 1437,1552 1451,1567 1465,1582 1480,1597 1494,1611 1508,1626 1522,1640 1537,1655 1551,1669 1565,1683 1579,1696 1593,1710 1608,1723 1622,1736 1650,1762 1665,1775 1693,1800 1707,1813 1721,1825 1750,1849 1764,1861 1778,1873 1807,1896 1821,1907 1835,1919 1850,1930 1864,1941 1878,1952 1906,1973 1921,1983 1935,1994 1949,2004 1963,2014 1978,2024 1992,2034 2006,2044 2020,2053 2034,2063 2063,2082 2077,2091 2091,2100 2106,2109 2120,2118 2134,2127 2148,2135 2162,2144 2191,2161 2219,2177 2234,2185 2248,2193 2262,2201 2276,2209 2305,2224 2318,2232 2332,2239 2346,2247 2375,2261 2389,2268 2417,2282 2432,2289 2446,2296 2474,2309 2489,2316 2517,2329 2531,2335 2560,2348 2574,2354 2602,2366 2631,2377 2645,2383 2688,2400 2702,2406 2716,2411 2759,2427 2773,2432 2816,2448 2830,2453 2873,2467 2887,2472 2901,2477 2915,2482 2972,2500 2986,2504 3001,2509 3029,2517 3058,2526 3100,2538 3129,2546 3143,2550 3157,2554 3171,2558 3186,2562 3200,2565 3214,2569 3228,2573 3242,2577 3257,2580 3271,2584 3285,2587 3299,2591 3314,2594 3328,2598 3342,2601 3356,2605 3385,2611 3442,2624 3499,2637 3541,2646 3598,2657 3655,2668 3669,2671 3683,2674 3698,2676 3712,2679 3726,2682 3783,2692 3797,2694 3811,2697 3840,2702 3854,2704 3868,2707 3911,2714 3925,2716 3939,2718 3996,2727 4011,2729 4025,2731 4082,2740 4110,2744 4124,2746 4153,2750 4167,2752 4181,2754 4210,2758 4224,2760 4238,2761 4252,2763 4267,2765">
            <text:p/>
          </draw:polyline>
          <draw:line draw:style-name="gr4" draw:text-style-name="P1" draw:layer="layout" svg:x1="-4.537cm" svg:y1="19.425cm" svg:x2="-0.27cm" svg:y2="19.425cm">
            <text:p/>
          </draw:line>
          <draw:path draw:style-name="gr5" draw:text-style-name="P4" draw:layer="layout" svg:width="0.212cm" svg:height="0.373cm" svg:x="-4.392cm" svg:y="18.771cm" svg:viewBox="0 0 213 374" svg:d="M0 0v374h42v-148c0-55 29-91 73-91 14 0 28 5 38 12 12 9 17 22 17 41v186h43v-203c0-45-32-73-84-73-38 0-61 12-87 44v-142z">
            <text:p/>
          </draw:path>
          <draw:path draw:style-name="gr5" draw:text-style-name="P4" draw:layer="layout" svg:width="0.252cm" svg:height="0.286cm" svg:x="-4.122cm" svg:y="18.869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5" draw:text-style-name="P4" draw:layer="layout" svg:width="0.042cm" svg:height="0.373cm" svg:x="-3.824cm" svg:y="18.771cm" svg:viewBox="0 0 43 374" draw:points="43,0 0,0 0,374 43,374">
            <text:p/>
          </draw:polygon>
          <draw:path draw:style-name="gr5" draw:text-style-name="P4" draw:layer="layout" svg:width="0.122cm" svg:height="0.374cm" svg:x="-3.736cm" svg:y="18.77cm" svg:viewBox="0 0 123 375" svg:d="M123 106h-44v-42c0-17 10-27 29-27 4 0 5 0 15 1v-35c-10-3-15-3-24-3-39 0-63 22-63 61v45h-36v35h36v234h43v-234h44z">
            <text:p/>
          </draw:path>
          <draw:polygon draw:style-name="gr5" draw:text-style-name="P4" draw:layer="layout" svg:width="0.121cm" svg:height="0.036cm" svg:x="-3.579cm" svg:y="18.985cm" svg:viewBox="0 0 122 37" draw:points="122,0 0,0 0,37 122,37">
            <text:p/>
          </draw:polygon>
          <draw:path draw:style-name="gr5" draw:text-style-name="P4" draw:layer="layout" svg:width="0.322cm" svg:height="0.39cm" svg:x="-3.408cm" svg:y="18.765cm" svg:viewBox="0 0 323 391" svg:d="M315 122c-15-82-62-122-144-122-50 0-91 16-118 47-34 37-53 90-53 150 0 62 20 115 55 151 29 29 65 43 114 43 91 0 143-49 154-147h-50c-4 25-8 42-16 57-16 31-48 48-88 48-74 0-121-59-121-152 0-96 45-155 117-155 31 0 59 10 74 24 14 13 22 28 27 56z">
            <text:p/>
          </draw:path>
          <draw:path draw:style-name="gr5" draw:text-style-name="P4" draw:layer="layout" svg:width="0.252cm" svg:height="0.286cm" svg:x="-3.041cm" svg:y="18.869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ath draw:style-name="gr5" draw:text-style-name="P4" draw:layer="layout" svg:width="0.212cm" svg:height="0.279cm" svg:x="-2.744cm" svg:y="18.876cm" svg:viewBox="0 0 213 280" svg:d="M213 269v-269h-42v152c0 55-29 91-73 91-34 0-56-21-56-53v-190h-42v207c0 45 33 73 85 73 40 0 65-14 90-49v38z">
            <text:p/>
          </draw:path>
          <draw:path draw:style-name="gr5" draw:text-style-name="P4" draw:layer="layout" svg:width="0.228cm" svg:height="0.286cm" svg:x="-2.477cm" svg:y="18.869cm" svg:viewBox="0 0 229 287" svg:d="M226 97c-3-26-8-43-19-57-18-26-50-40-88-40-72 0-119 57-119 146 0 87 46 141 119 141 64 0 104-38 110-103h-43c-8 42-30 64-66 64-47 0-75-39-75-102 0-67 27-107 74-107 36 0 58 21 63 58z">
            <text:p/>
          </draw:path>
          <draw:path draw:style-name="gr5" draw:text-style-name="P4" draw:layer="layout" svg:width="0.212cm" svg:height="0.373cm" svg:x="-2.202cm" svg:y="18.771cm" svg:viewBox="0 0 213 374" svg:d="M0 0v374h42v-148c0-55 29-91 73-91 14 0 28 5 38 12 13 9 17 22 17 41v186h43v-203c0-45-32-73-84-73-38 0-61 12-87 44v-142z">
            <text:p/>
          </draw:path>
          <draw:path draw:style-name="gr5" draw:text-style-name="P4" draw:layer="layout" svg:width="0.234cm" svg:height="0.379cm" svg:x="-1.943cm" svg:y="18.876cm" svg:viewBox="0 0 235 380" svg:d="M189 0l-75 209-68-209h-46l91 270-17 42c-6 19-16 26-34 26-6 0-13-1-23-3v39c9 4 18 6 29 6 14 0 29-4 40-13 14-9 21-21 29-42l120-325z">
            <text:p/>
          </draw:path>
          <draw:frame draw:style-name="gr2" draw:text-style-name="P3" draw:layer="layout" svg:width="0.934cm" svg:height="0.862cm" svg:x="-2.881cm" svg:y="16.797cm">
            <draw:object xlink:href="./Object 34" xlink:type="simple" xlink:show="embed" xlink:actuate="onLoad">
              <loext:p/>
            </draw:object>
            <draw:image xlink:href="./ObjectReplacements/Object 34" xlink:type="simple" xlink:show="embed" xlink:actuate="onLoad"/>
          </draw:frame>
        </draw:g>
        <draw:g>
          <draw:polyline draw:style-name="gr3" draw:text-style-name="P1" draw:layer="layout" svg:width="4.266cm" svg:height="3.071cm" svg:x="-9.17cm" svg:y="8.614cm" svg:viewBox="0 0 4267 3072" draw:points="0,3072 22,1153 43,768 64,534 86,373 107,258 128,173 150,110 171,65 192,34 214,14 235,3 256,0 278,3 299,11 320,24 342,41 363,62 384,86 406,112 427,140 448,170 470,202 491,235 512,270 534,305 555,342 576,379 598,417 619,455 640,493 662,532 704,610 726,650 790,767 811,806 832,844 854,883 875,921 896,959 918,997 939,1034 960,1071 982,1107 1003,1144 1025,1179 1046,1215 1067,1249 1089,1284 1110,1318 1131,1351 1153,1384 1174,1417 1195,1449 1217,1481 1238,1512 1259,1543 1281,1573 1302,1603 1323,1632 1345,1661 1366,1689 1387,1717 1409,1744 1430,1770 1451,1797 1473,1823 1494,1849 1515,1874 1537,1898 1558,1923 1579,1946 1601,1970 1622,1993 1643,2015 1665,2037 1686,2059 1707,2080 1729,2101 1750,2122 1771,2142 1793,2162 1814,2181 1835,2200 1857,2218 1878,2237 1899,2255 1921,2272 1942,2289 1963,2306 1985,2323 2006,2339 2027,2355 2049,2370 2070,2385 2091,2400 2113,2415 2134,2429 2155,2443 2177,2457 2198,2470 2219,2483 2241,2496 2262,2509 2283,2521 2305,2533 2325,2545 2346,2557 2368,2568 2389,2579 2410,2590 2432,2601 2453,2611 2474,2622 2496,2632 2517,2641 2538,2651 2560,2660 2581,2669 2624,2687 2645,2696 2666,2704 2688,2713 2709,2721 2730,2728 2752,2736 2773,2744 2794,2751 2816,2758 2837,2765 2858,2772 2880,2779 2901,2786 2922,2792 2944,2798 2986,2811 3008,2817 3029,2822 3050,2828 3072,2834 3093,2839 3136,2849 3157,2855 3200,2864 3242,2874 3264,2878 3307,2887 3349,2895 3392,2903 3456,2915 3499,2922 3520,2925 3563,2932 3584,2935 3627,2941 3669,2947 3691,2950 3733,2956 3776,2961 3797,2964 3861,2971 3883,2973 3904,2976 3925,2978 4011,2986 4032,2988 4096,2994 4160,2999 4224,3004 4267,3007">
            <text:p/>
          </draw:polyline>
          <draw:line draw:style-name="gr4" draw:text-style-name="P1" draw:layer="layout" svg:x1="-9.17cm" svg:y1="11.876cm" svg:x2="-4.903cm" svg:y2="11.876cm">
            <text:p/>
          </draw:line>
          <draw:path draw:style-name="gr5" draw:text-style-name="P4" draw:layer="layout" svg:width="0.235cm" svg:height="0.386cm" svg:x="-8.811cm" svg:y="11.263cm" svg:viewBox="0 0 236 387" svg:d="M197 7v39c-22-32-48-46-82-46-68 0-115 59-115 146 0 44 12 80 34 106 20 22 49 35 77 35 34 0 57-14 81-48v14c0 37-4 59-15 73-11 16-33 25-59 25-20 0-37-5-49-14-10-7-14-15-16-31h-44c5 51 44 81 107 81 40 0 75-13 92-34 20-24 28-58 28-121v-225zM119 39c46 0 73 39 73 106 0 64-27 103-72 103-47 0-75-39-75-104s29-105 74-105z">
            <text:p/>
          </draw:path>
          <draw:path draw:style-name="gr5" draw:text-style-name="P4" draw:layer="layout" svg:width="0.251cm" svg:height="0.286cm" svg:x="-8.519cm" svg:y="11.263cm" svg:viewBox="0 0 252 287" svg:d="M252 251c-4 1-7 1-9 1-15 0-23-8-23-21v-158c0-48-35-73-101-73-39 0-71 11-89 31-12 14-17 29-18 56h43c3-33 22-48 62-48 39 0 60 14 60 40v11c0 18-10 26-44 30-60 8-70 10-86 17-31 12-47 36-47 71 0 49 33 79 88 79 34 0 61-11 91-39 3 27 16 39 44 39 9 0 15-1 29-4zM177 191c0 14-4 23-16 35-18 16-39 24-64 24-33 0-52-16-52-43 0-28 18-42 64-49 45-6 54-8 68-15z">
            <text:p/>
          </draw:path>
          <draw:path draw:style-name="gr5" draw:text-style-name="P4" draw:layer="layout" svg:width="0.353cm" svg:height="0.275cm" svg:x="-8.22cm" svg:y="11.263cm" svg:viewBox="0 0 354 276" svg:d="M0 7v269h43v-169c0-39 28-70 63-70 32 0 50 20 50 54v185h43v-169c0-39 28-70 62-70 32 0 50 20 50 54v185h43v-202c0-48-27-74-77-74-36 0-58 10-83 41-16-29-37-41-72-41-36 0-60 13-83 45v-38z">
            <text:p/>
          </draw:path>
          <draw:path draw:style-name="gr5" draw:text-style-name="P4" draw:layer="layout" svg:width="0.353cm" svg:height="0.275cm" svg:x="-7.793cm" svg:y="11.263cm" svg:viewBox="0 0 354 276" svg:d="M0 7v269h42v-169c0-39 29-70 63-70 32 0 50 20 50 54v185h43v-169c0-39 28-70 63-70 32 0 50 20 50 54v185h43v-202c0-48-28-74-78-74-36 0-57 10-83 41-15-29-37-41-72-41-36 0-59 13-82 45v-38z">
            <text:p/>
          </draw:path>
          <draw:path draw:style-name="gr5" draw:text-style-name="P4" draw:layer="layout" svg:width="0.251cm" svg:height="0.286cm" svg:x="-7.381cm" svg:y="11.263cm" svg:viewBox="0 0 252 287" svg:d="M252 251c-4 1-7 1-9 1-15 0-23-8-23-21v-158c0-48-35-73-101-73-39 0-71 11-89 31-12 14-18 29-18 56h43c3-33 22-48 62-48 39 0 60 14 60 40v11c0 18-10 26-44 30-61 8-70 10-86 17-31 12-47 36-47 71 0 49 33 79 88 79 34 0 61-11 91-39 3 27 16 39 44 39 9 0 15-1 29-4zM177 191c0 14-4 23-17 35-17 16-38 24-63 24-33 0-53-16-53-43 0-28 19-42 65-49 45-6 54-8 68-15z">
            <text:p/>
          </draw:path>
          <draw:frame draw:style-name="gr2" draw:text-style-name="P3" draw:layer="layout" svg:width="2.127cm" svg:height="1.283cm" svg:x="-7.809cm" svg:y="9.148cm">
            <draw:object xlink:href="./Object 33" xlink:type="simple" xlink:show="embed" xlink:actuate="onLoad">
              <loext:p/>
            </draw:object>
            <draw:image xlink:href="./ObjectReplacements/Object 33" xlink:type="simple" xlink:show="embed" xlink:actuate="onLoad"/>
          </draw:frame>
        </draw:g>
        <draw:g>
          <draw:polyline draw:style-name="gr3" draw:text-style-name="P1" draw:layer="layout" svg:width="4.266cm" svg:height="2.426cm" svg:x="-9.171cm" svg:y="12.742cm" svg:viewBox="0 0 4267 2427" draw:points="0,0 31,41 61,82 92,122 122,161 153,200 183,238 214,276 244,313 275,349 305,385 336,421 366,456 397,490 427,524 458,557 488,590 519,623 549,655 579,686 610,717 640,748 671,778 701,807 732,836 762,865 793,893 823,921 854,949 884,976 915,1002 945,1029 976,1055 1006,1080 1037,1105 1067,1130 1098,1154 1128,1178 1159,1202 1189,1225 1220,1248 1250,1271 1281,1293 1311,1315 1342,1337 1372,1358 1402,1379 1433,1400 1463,1420 1494,1440 1524,1460 1555,1479 1585,1498 1616,1517 1646,1536 1677,1554 1707,1572 1738,1590 1768,1607 1799,1625 1829,1642 1860,1658 1890,1675 1921,1691 1951,1707 1982,1723 2012,1738 2043,1753 2073,1768 2104,1783 2134,1797 2164,1812 2195,1826 2225,1840 2286,1867 2316,1881 2346,1894 2377,1907 2407,1920 2438,1932 2468,1945 2499,1957 2529,1969 2560,1981 2590,1992 2621,2004 2651,2015 2682,2026 2712,2037 2743,2048 2773,2059 2804,2070 2834,2080 2865,2090 2895,2100 2925,2110 2956,2120 2986,2129 3017,2139 3047,2148 3108,2166 3139,2175 3169,2184 3200,2193 3230,2201 3261,2210 3291,2218 3322,2226 3352,2234 3383,2242 3413,2250 3444,2258 3474,2265 3505,2273 3535,2280 3566,2287 3596,2294 3627,2301 3657,2308 3688,2315 3718,2322 3779,2335 3809,2341 3870,2354 3901,2360 3931,2366 3992,2378 4023,2384 4084,2395 4114,2400 4145,2406 4206,2416 4236,2422 4267,2427">
            <text:p/>
          </draw:polyline>
          <draw:line draw:style-name="gr4" draw:text-style-name="P1" draw:layer="layout" svg:x1="-9.171cm" svg:y1="15.697cm" svg:x2="-4.904cm" svg:y2="15.697cm">
            <text:p/>
          </draw:line>
          <draw:path draw:style-name="gr5" draw:text-style-name="P4" draw:layer="layout" svg:width="0.241cm" svg:height="0.286cm" svg:x="-8.938cm" svg:y="15.141cm" svg:viewBox="0 0 242 287" svg:d="M242 156c0-41-3-66-11-86-17-44-59-70-108-70-75 0-123 57-123 145s46 142 121 142c62 0 104-34 115-93h-43c-12 35-36 54-70 54-27 0-50-12-64-35-11-15-15-31-15-57zM45 121c4-50 34-82 77-82 42 0 74 35 74 79 0 1 0 2 0 3z">
            <text:p/>
          </draw:path>
          <draw:polygon draw:style-name="gr5" draw:text-style-name="P4" draw:layer="layout" svg:width="0.232cm" svg:height="0.268cm" svg:x="-8.665cm" svg:y="15.148cm" svg:viewBox="0 0 233 269" draw:points="140,130 230,0 182,0 118,97 53,0 5,0 94,132 0,269 48,269 116,165 183,269 233,269">
            <text:p/>
          </draw:polygon>
          <draw:path draw:style-name="gr5" draw:text-style-name="P4" draw:layer="layout" svg:width="0.239cm" svg:height="0.386cm" svg:x="-8.391cm" svg:y="15.141cm" svg:viewBox="0 0 240 387" svg:d="M0 387h43v-139c23 27 48 39 83 39 69 0 114-55 114-141 0-90-44-146-115-146-36 0-65 16-85 48v-41h-40zM118 40c47 0 78 41 78 105 0 61-31 103-78 103-45 0-75-42-75-104 0-64 30-104 75-104z">
            <text:p/>
          </draw:path>
          <draw:path draw:style-name="gr5" draw:text-style-name="P4" draw:layer="layout" svg:width="0.242cm" svg:height="0.286cm" svg:x="-8.115cm" svg:y="15.141cm" svg:viewBox="0 0 243 287" svg:d="M121 0c-75 0-121 53-121 144 0 90 45 143 121 143s122-53 122-142c0-92-45-145-122-145zM121 39c49 0 77 39 77 106 0 63-30 103-77 103s-76-39-76-104 29-105 76-105z">
            <text:p/>
          </draw:path>
          <draw:path draw:style-name="gr5" draw:text-style-name="P4" draw:layer="layout" svg:width="0.213cm" svg:height="0.275cm" svg:x="-7.813cm" svg:y="15.141cm" svg:viewBox="0 0 214 276" svg:d="M0 7v269h43v-148c0-55 29-91 73-91 34 0 55 20 55 53v186h43v-203c0-45-34-73-85-73-40 0-66 15-90 52v-45z">
            <text:p/>
          </draw:path>
          <draw:path draw:style-name="gr5" draw:text-style-name="P4" draw:layer="layout" svg:width="0.242cm" svg:height="0.286cm" svg:x="-7.544cm" svg:y="15.141cm" svg:viewBox="0 0 243 287" svg:d="M243 156c0-41-3-66-11-86-17-44-59-70-108-70-76 0-124 57-124 145s47 142 122 142c62 0 104-34 115-93h-43c-12 35-36 54-70 54-27 0-50-12-65-35-10-15-14-31-14-57zM46 121c4-50 34-82 77-82 42 0 74 35 74 79 0 1 0 2-1 3z">
            <text:p/>
          </draw:path>
          <draw:path draw:style-name="gr5" draw:text-style-name="P4" draw:layer="layout" svg:width="0.212cm" svg:height="0.275cm" svg:x="-7.243cm" svg:y="15.141cm" svg:viewBox="0 0 213 276" svg:d="M0 7v269h42v-148c0-55 29-91 73-91 34 0 55 20 55 53v186h43v-203c0-45-33-73-85-73-40 0-66 15-89 52v-45z">
            <text:p/>
          </draw:path>
          <draw:path draw:style-name="gr5" draw:text-style-name="P4" draw:layer="layout" svg:width="0.123cm" svg:height="0.353cm" svg:x="-6.989cm" svg:y="15.074cm" svg:viewBox="0 0 124 354" svg:d="M124 74h-44v-74h-43v74h-37v35h37v203c0 27 18 42 51 42 11 0 21-1 36-3v-36c-6 1-13 2-21 2-19 0-23-5-23-24v-184h44z">
            <text:p/>
          </draw:path>
          <draw:path draw:style-name="gr5" draw:text-style-name="P4" draw:layer="layout" svg:width="0.043cm" svg:height="0.373cm" svg:x="-6.82cm" svg:y="15.043cm" svg:viewBox="0 0 44 374" svg:d="M44 105h-43v269h43zM44 0h-44v54h44z">
            <text:p/>
          </draw:path>
          <draw:path draw:style-name="gr5" draw:text-style-name="P4" draw:layer="layout" svg:width="0.251cm" svg:height="0.286cm" svg:x="-6.718cm" svg:y="15.141cm" svg:viewBox="0 0 252 287" svg:d="M252 251c-4 1-6 1-9 1-15 0-23-8-23-21v-158c0-48-35-73-101-73-39 0-71 11-89 31-12 13-17 29-18 56h43c3-33 23-48 63-48 38 0 60 14 60 40v11c0 18-11 26-45 30-60 8-70 10-86 16-31 13-47 37-47 72 0 49 33 79 88 79 34 0 61-11 91-39 3 27 16 39 44 39 9 0 15-1 29-4zM178 191c0 14-4 23-17 35-18 16-39 24-64 24-33 0-52-16-52-43 0-28 18-43 64-49 45-6 54-8 69-15z">
            <text:p/>
          </draw:path>
          <draw:polygon draw:style-name="gr5" draw:text-style-name="P4" draw:layer="layout" svg:width="0.042cm" svg:height="0.373cm" svg:x="-6.42cm" svg:y="15.043cm" svg:viewBox="0 0 43 374" draw:points="43,0 0,0 0,374 43,374">
            <text:p/>
          </draw:polygon>
          <draw:frame draw:style-name="gr2" draw:text-style-name="P3" draw:layer="layout" svg:width="0.901cm" svg:height="0.901cm" svg:x="-7.511cm" svg:y="13.085cm">
            <draw:object xlink:href="./Object 32" xlink:type="simple" xlink:show="embed" xlink:actuate="onLoad">
              <loext:p/>
            </draw:object>
            <draw:image xlink:href="./ObjectReplacements/Object 32" xlink:type="simple" xlink:show="embed" xlink:actuate="onLoad"/>
          </draw:frame>
        </draw:g>
        <draw:g>
          <draw:polyline draw:style-name="gr3" draw:text-style-name="P1" draw:layer="layout" svg:width="4.266cm" svg:height="3.071cm" svg:x="-9.154cm" svg:y="4.835cm" svg:viewBox="0 0 4267 3072" draw:points="0,3072 43,2951 86,2831 128,2715 171,2600 214,2488 256,2379 299,2272 342,2167 384,2065 427,1966 470,1869 512,1774 555,1683 598,1593 640,1506 683,1421 726,1339 768,1259 811,1181 854,1106 896,1034 939,964 982,896 1025,831 1067,768 1110,708 1153,650 1195,595 1238,542 1281,491 1323,443 1366,398 1409,355 1451,314 1494,276 1537,241 1579,207 1622,177 1665,148 1707,123 1750,99 1793,78 1835,60 1878,44 1921,30 1963,19 2006,11 2049,5 2091,1 2134,0 2177,1 2219,5 2262,11 2305,19 2346,30 2389,44 2432,60 2474,78 2517,99 2560,123 2602,148 2645,177 2688,207 2730,241 2773,276 2816,314 2858,355 2901,398 2944,443 2986,491 3029,542 3072,595 3114,650 3157,708 3200,768 3242,831 3285,896 3328,964 3371,1034 3413,1106 3456,1181 3499,1259 3541,1339 3584,1421 3627,1506 3669,1593 3712,1683 3755,1774 3797,1869 3840,1966 3883,2065 3925,2167 3968,2272 4011,2379 4053,2488 4096,2600 4139,2715 4181,2831 4224,2951 4267,3072">
            <text:p/>
          </draw:polyline>
          <draw:line draw:style-name="gr4" draw:text-style-name="P1" draw:layer="layout" svg:x1="-9.154cm" svg:y1="8.097cm" svg:x2="-4.887cm" svg:y2="8.097cm">
            <text:p/>
          </draw:line>
          <draw:path draw:style-name="gr5" draw:text-style-name="P4" draw:layer="layout" svg:width="0.24cm" svg:height="0.384cm" svg:x="-7.505cm" svg:y="7.486cm" svg:viewBox="0 0 241 385" svg:d="M0 0v373h39v-34c21 31 48 46 85 46 71 0 117-58 117-147 0-87-44-141-115-141-37 0-63 14-83 44v-141zM118 137c47 0 78 42 78 106 0 61-31 102-78 102-45 0-75-41-75-104s30-104 75-104z">
            <text:p/>
          </draw:path>
          <draw:path draw:style-name="gr5" draw:text-style-name="P4" draw:layer="layout" svg:width="0.241cm" svg:height="0.287cm" svg:x="-7.227cm" svg:y="7.583cm" svg:viewBox="0 0 242 288" svg:d="M242 156c0-41-3-65-10-85-18-44-59-71-109-71-75 0-123 58-123 146s47 142 122 142c61 0 104-35 115-93h-43c-12 35-36 54-70 54-27 0-51-13-65-35-10-15-14-31-14-58zM46 122c3-50 34-82 76-82 43 0 75 34 75 78 0 1 0 3-1 4z">
            <text:p/>
          </draw:path>
          <draw:path draw:style-name="gr5" draw:text-style-name="P4" draw:layer="layout" svg:width="0.123cm" svg:height="0.353cm" svg:x="-6.957cm" svg:y="7.517cm" svg:viewBox="0 0 124 354" svg:d="M124 74h-44v-74h-43v74h-37v35h37v203c0 27 18 42 51 42 11 0 21-1 36-4v-35c-6 1-13 2-21 2-19 0-23-5-23-24v-184h44z">
            <text:p/>
          </draw:path>
          <draw:path draw:style-name="gr5" draw:text-style-name="P4" draw:layer="layout" svg:width="0.252cm" svg:height="0.287cm" svg:x="-6.8cm" svg:y="7.583cm" svg:viewBox="0 0 253 288" svg:d="M253 251c-5 1-7 1-9 1-15 0-23-7-23-21v-157c0-48-36-74-101-74-40 0-72 11-90 31-12 14-17 30-18 56h43c4-33 23-47 63-47 38 0 60 14 60 40v11c0 18-11 26-45 30-60 7-69 9-86 16-31 13-47 37-47 72 0 48 34 79 88 79 34 0 61-12 92-39 2 27 16 39 44 39 8 0 15-1 29-5zM178 192c0 14-4 23-17 35-17 16-38 24-64 24-33 0-52-16-52-43 0-29 19-43 64-49 45-7 55-8 69-15z">
            <text:p/>
          </draw:path>
          <draw:frame draw:style-name="gr2" draw:text-style-name="P3" draw:layer="layout" svg:width="2.127cm" svg:height="1.283cm" svg:x="-8.105cm" svg:y="6.05cm">
            <draw:object xlink:href="./Object 31" xlink:type="simple" xlink:show="embed" xlink:actuate="onLoad">
              <loext:p/>
            </draw:object>
            <draw:image xlink:href="./ObjectReplacements/Object 31" xlink:type="simple" xlink:show="embed" xlink:actuate="onLoad"/>
          </draw:frame>
        </draw:g>
        <draw:line draw:style-name="gr4" draw:text-style-name="P1" draw:layer="layout" svg:x1="28.352cm" svg:y1="4.339cm" svg:x2="32.619cm" svg:y2="4.339cm">
          <text:p/>
        </draw:line>
        <draw:g>
          <draw:path draw:style-name="gr17" draw:text-style-name="P5" draw:layer="layout" svg:width="0.184cm" svg:height="0.184cm" svg:x="28.971cm" svg:y="4.057cm" svg:viewBox="0 0 185 185" svg:d="M185 92c0 17-5 33-13 47s-19 25-33 33-30 13-46 13c-17 0-33-5-47-13s-25-19-33-33-13-30-13-47c0-16 5-32 13-46s19-25 33-33 30-13 47-13c16 0 32 5 46 13s25 19 33 33 13 30 13 46z">
            <text:p/>
          </draw:path>
          <draw:line draw:style-name="gr7" draw:text-style-name="P1" draw:layer="layout" svg:x1="29.301cm" svg:y1="4.149cm" svg:x2="29.301cm" svg:y2="2.832cm">
            <text:p/>
          </draw:line>
          <draw:path draw:style-name="gr10" draw:text-style-name="P5" draw:layer="layout" svg:width="0.183cm" svg:height="0.184cm" svg:x="29.446cm" svg:y="4.057cm" svg:viewBox="0 0 184 185" svg:d="M184 92c0 17-4 33-12 47-9 14-20 25-34 33s-30 13-46 13-32-5-46-13-26-19-34-33-12-30-12-47c0-16 4-32 12-46s20-25 34-33 30-13 46-13 32 5 46 13 25 19 34 33c8 14 12 30 12 46z">
            <text:p/>
          </draw:path>
          <draw:path draw:style-name="gr10" draw:text-style-name="P5" draw:layer="layout" svg:width="0.183cm" svg:height="0.184cm" svg:x="31.341cm" svg:y="4.057cm" svg:viewBox="0 0 184 185" svg:d="M184 92c0 17-4 33-12 47s-20 25-34 33-30 13-46 13-32-5-46-13-26-19-34-33c-9-14-12-30-12-47 0-16 4-32 12-46 9-14 20-25 34-33s30-13 46-13 32 5 46 13 26 19 34 33 12 30 12 46z">
            <text:p/>
          </draw:path>
          <draw:line draw:style-name="gr7" draw:text-style-name="P1" draw:layer="layout" svg:x1="31.67cm" svg:y1="4.149cm" svg:x2="31.67cm" svg:y2="1.077cm">
            <text:p/>
          </draw:line>
          <draw:path draw:style-name="gr10" draw:text-style-name="P5" draw:layer="layout" svg:width="0.184cm" svg:height="0.184cm" svg:x="31.815cm" svg:y="4.057cm" svg:viewBox="0 0 185 185" svg:d="M185 92c0 17-5 33-13 47s-19 25-33 33-31 13-47 13c-17 0-32-5-46-13s-25-19-33-33-13-30-13-47c0-16 5-32 13-46s19-25 33-33 30-13 46-13c17 0 33 5 47 13s25 19 33 33 13 30 13 46z">
            <text:p/>
          </draw:path>
          <draw:polygon draw:style-name="gr11" draw:text-style-name="P12" draw:layer="layout" svg:width="2.135cm" svg:height="0.614cm" svg:x="29.418cm" svg:y="3.633cm" svg:viewBox="0 0 2136 615" draw:points="0,0 2136,0 2136,615 0,615">
            <text:p/>
          </draw:polygon>
          <draw:path draw:style-name="gr5" draw:text-style-name="P4" draw:layer="layout" svg:width="0.278cm" svg:height="0.372cm" svg:x="29.573cm" svg:y="3.728cm" svg:viewBox="0 0 279 373" svg:d="M0 373h169c35 0 61-9 81-31 19-19 29-46 29-75 0-45-20-72-68-91 34-16 52-43 52-81 0-28-11-52-30-69-20-18-45-26-81-26h-152zM48 161v-119h92c27 0 42 4 55 13 13 11 20 26 20 46s-7 36-20 46-28 14-55 14zM48 332v-129h116c23 0 39 5 50 18 11 11 18 28 18 47 0 17-7 34-18 45-11 13-27 19-50 19z">
            <text:p/>
          </draw:path>
          <draw:path draw:style-name="gr5" draw:text-style-name="P4" draw:layer="layout" svg:width="0.241cm" svg:height="0.287cm" svg:x="29.895cm" svg:y="3.825cm" svg:viewBox="0 0 242 288" svg:d="M242 156c0-41-3-65-10-85-18-44-59-71-109-71-75 0-123 58-123 146s47 142 122 142c61 0 104-35 114-93h-42c-12 35-36 54-70 54-28 0-51-13-65-35-10-15-14-31-15-58zM46 122c3-50 34-82 76-82s74 34 74 78c0 1 0 3 0 4z">
            <text:p/>
          </draw:path>
          <draw:path draw:style-name="gr5" draw:text-style-name="P4" draw:layer="layout" svg:width="0.129cm" svg:height="0.275cm" svg:x="30.194cm" svg:y="3.825cm" svg:viewBox="0 0 130 276" svg:d="M0 8v268h43v-139c0-39 10-63 31-79 13-9 26-12 56-13v-43c-7-1-11-2-17-2-27 0-49 17-73 57v-49z">
            <text:p/>
          </draw:path>
          <draw:path draw:style-name="gr5" draw:text-style-name="P4" draw:layer="layout" svg:width="0.212cm" svg:height="0.275cm" svg:x="30.366cm" svg:y="3.825cm" svg:viewBox="0 0 213 276" svg:d="M0 8v268h42v-148c0-54 29-90 73-90 34 0 55 20 55 52v186h43v-202c0-45-33-74-85-74-40 0-66 16-89 53v-45z">
            <text:p/>
          </draw:path>
          <draw:path draw:style-name="gr5" draw:text-style-name="P4" draw:layer="layout" svg:width="0.242cm" svg:height="0.287cm" svg:x="30.632cm" svg:y="3.825cm" svg:viewBox="0 0 243 288" svg:d="M121 0c-76 0-121 53-121 144 0 90 45 144 121 144s122-53 122-142c0-92-45-146-122-146zM121 40c48 0 77 39 77 106 0 63-30 103-77 103-48 0-76-40-76-105 0-64 28-104 76-104z">
            <text:p/>
          </draw:path>
          <draw:path draw:style-name="gr5" draw:text-style-name="P4" draw:layer="layout" svg:width="0.212cm" svg:height="0.279cm" svg:x="30.932cm" svg:y="3.833cm" svg:viewBox="0 0 213 280" svg:d="M213 268v-268h-42v152c0 55-29 91-74 91-33 0-55-21-55-53v-190h-42v207c0 44 33 73 85 73 39 0 64-14 90-49v37z">
            <text:p/>
          </draw:path>
          <draw:polygon draw:style-name="gr5" draw:text-style-name="P4" draw:layer="layout" svg:width="0.042cm" svg:height="0.372cm" svg:x="31.218cm" svg:y="3.728cm" svg:viewBox="0 0 43 373" draw:points="43,0 0,0 0,373 43,373">
            <text:p/>
          </draw:polygon>
          <draw:path draw:style-name="gr5" draw:text-style-name="P4" draw:layer="layout" svg:width="0.042cm" svg:height="0.372cm" svg:x="31.33cm" svg:y="3.728cm" svg:viewBox="0 0 43 373" svg:d="M43 105h-42v268h42zM43 0h-43v54h43z">
            <text:p/>
          </draw:path>
          <draw:frame draw:style-name="gr2" draw:text-style-name="P3" draw:layer="layout" svg:width="0.972cm" svg:height="1.247cm" svg:x="29.961cm" svg:y="1.553cm">
            <draw:object xlink:href="./Object 35" xlink:type="simple" xlink:show="embed" xlink:actuate="onLoad">
              <loext:p/>
            </draw:object>
            <draw:image xlink:href="./ObjectReplacements/Object 35" xlink:type="simple" xlink:show="embed" xlink:actuate="onLoad"/>
          </draw:frame>
        </draw:g>
        <draw:frame draw:style-name="gr18" draw:text-style-name="P13" draw:layer="layout" svg:width="10.472cm" svg:height="1.28cm" svg:x="-12.165cm" svg:y="-1.119cm">
          <draw:text-box>
            <text:p><text:span text:style-name="T2">C</text:span><text:span text:style-name="T2">o</text:span><text:span text:style-name="T2">n</text:span><text:span text:style-name="T2">t</text:span><text:span text:style-name="T2">i</text:span><text:span text:style-name="T2">n</text:span><text:span text:style-name="T2">u</text:span><text:span text:style-name="T2">o</text:span><text:span text:style-name="T2">u</text:span><text:span text:style-name="T2">s</text:span><text:span text:style-name="T2">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s</text:span></text:p>
          </draw:text-box>
        </draw:frame>
        <draw:frame draw:style-name="gr19" draw:text-style-name="P13" draw:layer="layout" svg:width="9.189cm" svg:height="1.28cm" svg:x="28.435cm" svg:y="-0.619cm">
          <draw:text-box>
            <text:p><text:span text:style-name="T2">D</text:span><text:span text:style-name="T2">i</text:span><text:span text:style-name="T2">s</text:span><text:span text:style-name="T2">c</text:span><text:span text:style-name="T2">r</text:span><text:span text:style-name="T2">e</text:span><text:span text:style-name="T2">t</text:span><text:span text:style-name="T2">e</text:span><text:span text:style-name="T2">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s</text:span></text:p>
          </draw:text-box>
        </draw:frame>
        <draw:frame draw:style-name="gr20" draw:text-style-name="P13" draw:layer="layout" svg:width="8.224cm" svg:height="1.28cm" svg:x="29.536cm" svg:y="13.181cm">
          <draw:text-box>
            <text:p><text:span text:style-name="T2">C</text:span><text:span text:style-name="T2">o</text:span><text:span text:style-name="T2">n</text:span><text:span text:style-name="T2">n</text:span><text:span text:style-name="T2">e</text:span><text:span text:style-name="T2">c</text:span><text:span text:style-name="T2">t</text:span><text:span text:style-name="T2">o</text:span><text:span text:style-name="T2">r</text:span><text:span text:style-name="T2">s</text:span><text:span text:style-name="T2"> </text:span><text:span text:style-name="T2">&amp;</text:span><text:span text:style-name="T2"> </text:span><text:span text:style-name="T2">M</text:span><text:span text:style-name="T2">i</text:span><text:span text:style-name="T2">s</text:span><text:span text:style-name="T2">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21" draw:text-style-name="P14" draw:layer="layout" svg:width="0.98cm" svg:height="1.195cm" svg:x="37.633cm" svg:y="14.593cm">
          <draw:text-box>
            <text:p><text:span text:style-name="T3">=</text:span></text:p>
          </draw:text-box>
        </draw:frame>
        <draw:frame draw:style-name="gr22" draw:text-style-name="P14" draw:layer="layout" svg:width="0.959cm" svg:height="1.195cm" svg:x="37.634cm" svg:y="15.494cm">
          <draw:text-box>
            <text:p><text:span text:style-name="T3">~</text:span></text:p>
          </draw:text-box>
        </draw:frame>
        <draw:g>
          <draw:polyline draw:style-name="gr3" draw:text-style-name="P1" draw:layer="layout" svg:width="4.266cm" svg:height="2.764cm" svg:x="-13.74cm" svg:y="4.831cm" svg:viewBox="0 0 4267 2765" draw:points="0,2765 7,2763 15,2761 22,2760 29,2758 43,2754 50,2752 57,2750 71,2746 79,2744 93,2740 121,2731 128,2729 135,2727 164,2718 171,2716 178,2714 199,2707 207,2704 214,2702 228,2697 235,2694 242,2692 271,2682 278,2679 285,2676 292,2674 299,2671 306,2668 335,2657 363,2646 384,2637 413,2624 441,2611 456,2605 463,2601 470,2598 477,2594 484,2591 491,2587 498,2584 505,2580 512,2577 520,2573 527,2569 534,2565 541,2562 548,2558 555,2554 562,2550 569,2546 584,2538 605,2526 619,2517 633,2509 640,2504 648,2500 676,2482 683,2477 690,2472 697,2467 719,2453 726,2448 747,2432 754,2427 776,2411 783,2406 790,2400 811,2383 818,2377 832,2366 847,2354 854,2348 868,2335 875,2329 889,2316 896,2309 911,2296 918,2289 925,2282 939,2268 946,2261 960,2247 968,2239 975,2232 982,2224 996,2209 1003,2201 1010,2193 1017,2185 1025,2177 1039,2161 1053,2144 1060,2135 1067,2127 1074,2118 1081,2109 1089,2100 1096,2091 1103,2082 1117,2063 1124,2053 1131,2044 1138,2034 1145,2024 1153,2014 1160,2004 1167,1994 1174,1983 1181,1973 1195,1952 1202,1941 1209,1930 1217,1919 1224,1907 1231,1896 1245,1873 1252,1861 1259,1849 1273,1825 1281,1813 1288,1800 1302,1775 1309,1762 1323,1736 1330,1723 1337,1710 1345,1696 1352,1683 1359,1669 1366,1655 1373,1640 1380,1626 1387,1611 1394,1597 1401,1582 1409,1567 1416,1552 1423,1537 1430,1521 1437,1506 1444,1490 1451,1474 1458,1458 1465,1442 1473,1425 1480,1409 1487,1392 1501,1358 1508,1341 1515,1324 1522,1306 1529,1289 1537,1271 1544,1253 1551,1235 1558,1217 1565,1199 1572,1181 1579,1162 1586,1144 1601,1106 1608,1087 1622,1049 1629,1030 1636,1011 1643,991 1657,952 1672,913 1686,873 1700,833 1707,813 1714,793 1721,773 1729,753 1736,733 1743,714 1750,694 1757,674 1764,654 1771,634 1786,595 1793,575 1800,556 1814,517 1821,498 1828,479 1842,442 1850,424 1857,405 1864,387 1871,370 1878,352 1885,335 1892,318 1899,301 1906,285 1914,269 1921,253 1928,238 1935,223 1942,209 1949,194 1956,180 1963,167 1970,154 1978,142 1985,129 1992,118 1999,107 2006,96 2013,86 2020,76 2027,67 2034,59 2042,51 2049,43 2056,36 2063,30 2070,24 2077,19 2084,15 2091,11 2098,7 2106,4 2113,2 2120,1 2127,0 2134,0 2141,0 2148,1 2155,2 2162,4 2170,7 2177,11 2184,15 2191,19 2198,24 2205,30 2212,36 2219,43 2226,51 2234,59 2241,67 2248,76 2255,86 2262,96 2269,107 2276,118 2283,129 2290,142 2298,154 2305,167 2312,180 2318,194 2325,209 2332,223 2339,238 2346,253 2353,269 2361,285 2368,301 2375,318 2382,335 2389,352 2396,370 2403,387 2410,405 2417,424 2425,442 2439,479 2446,498 2453,517 2467,556 2474,575 2481,595 2496,634 2503,654 2510,674 2517,694 2524,714 2531,733 2538,753 2546,773 2553,793 2560,813 2567,833 2581,873 2595,913 2610,952 2624,991 2631,1011 2638,1030 2645,1049 2659,1087 2666,1106 2681,1144 2688,1162 2695,1181 2702,1199 2709,1217 2716,1235 2723,1253 2730,1271 2738,1289 2745,1306 2752,1324 2759,1341 2766,1358 2780,1392 2787,1409 2794,1425 2802,1442 2809,1458 2816,1474 2823,1490 2830,1506 2837,1521 2844,1537 2851,1552 2858,1567 2866,1582 2873,1597 2880,1611 2887,1626 2894,1640 2901,1655 2908,1669 2915,1683 2922,1696 2930,1710 2937,1723 2944,1736 2958,1762 2965,1775 2979,1800 2986,1813 2994,1825 3008,1849 3015,1861 3022,1873 3036,1896 3043,1907 3050,1919 3058,1930 3065,1941 3072,1952 3086,1973 3093,1983 3100,1994 3107,2004 3114,2014 3122,2024 3129,2034 3136,2044 3143,2053 3150,2063 3164,2082 3171,2091 3178,2100 3186,2109 3193,2118 3200,2127 3207,2135 3214,2144 3228,2161 3242,2177 3250,2185 3257,2193 3264,2201 3271,2209 3285,2224 3292,2232 3299,2239 3307,2247 3321,2261 3328,2268 3342,2282 3349,2289 3356,2296 3371,2309 3378,2316 3392,2329 3399,2335 3413,2348 3420,2354 3435,2366 3449,2377 3456,2383 3477,2400 3484,2406 3491,2411 3513,2427 3520,2432 3541,2448 3548,2453 3570,2467 3577,2472 3584,2477 3591,2482 3619,2500 3627,2504 3634,2509 3648,2517 3662,2526 3683,2538 3698,2546 3705,2550 3712,2554 3719,2558 3726,2562 3733,2565 3740,2569 3747,2573 3755,2577 3762,2580 3769,2584 3776,2587 3783,2591 3790,2594 3797,2598 3804,2601 3811,2605 3826,2611 3854,2624 3883,2637 3904,2646 3932,2657 3961,2668 3968,2671 3975,2674 3982,2676 3989,2679 3996,2682 4025,2692 4032,2694 4039,2697 4053,2702 4060,2704 4068,2707 4089,2714 4096,2716 4103,2718 4132,2727 4139,2729 4146,2731 4174,2740 4188,2744 4196,2746 4210,2750 4217,2752 4224,2754 4238,2758 4245,2760 4252,2761 4260,2763 4267,2765">
            <text:p/>
          </draw:polyline>
          <draw:line draw:style-name="gr4" draw:text-style-name="P1" draw:layer="layout" svg:x1="-13.74cm" svg:y1="8.093cm" svg:x2="-9.473cm" svg:y2="8.093cm">
            <text:p/>
          </draw:line>
          <draw:path draw:style-name="gr5" draw:text-style-name="P4" draw:layer="layout" svg:width="0.321cm" svg:height="0.39cm" svg:x="-12.463cm" svg:y="7.433cm" svg:viewBox="0 0 322 391" svg:d="M314 122c-15-82-62-122-144-122-50 0-90 16-118 47-34 37-52 90-52 150 0 62 19 115 54 151 29 29 66 43 114 43 91 0 143-49 154-147h-50c-4 25-8 42-16 57-16 31-48 48-88 48-74 0-121-59-121-152 0-96 45-155 117-155 31 0 59 10 74 24 14 13 22 28 27 56z">
            <text:p/>
          </draw:path>
          <draw:path draw:style-name="gr5" draw:text-style-name="P4" draw:layer="layout" svg:width="0.252cm" svg:height="0.286cm" svg:x="-12.097cm" svg:y="7.537cm" svg:viewBox="0 0 253 287" svg:d="M253 251c-5 1-7 1-9 1-15 0-23-8-23-21v-158c0-48-35-73-101-73-39 0-71 11-90 31-12 13-17 29-18 56h43c4-33 23-48 63-48 39 0 60 14 60 40v11c0 18-11 26-44 30-61 8-70 10-87 16-31 13-47 37-47 72 0 49 34 79 89 79 33 0 61-11 91-39 2 27 16 39 44 39 8 0 15-1 29-4zM178 191c0 14-4 23-17 35-17 16-38 24-64 24-33 0-52-16-52-43 0-28 19-43 65-49 44-6 54-8 68-15z">
            <text:p/>
          </draw:path>
          <draw:path draw:style-name="gr5" draw:text-style-name="P4" draw:layer="layout" svg:width="0.212cm" svg:height="0.279cm" svg:x="-11.8cm" svg:y="7.544cm" svg:viewBox="0 0 213 280" svg:d="M213 269v-269h-42v152c0 55-29 91-73 91-34 0-56-21-56-53v-190h-42v207c0 45 33 73 85 73 40 0 65-14 90-49v38z">
            <text:p/>
          </draw:path>
          <draw:path draw:style-name="gr5" draw:text-style-name="P4" draw:layer="layout" svg:width="0.228cm" svg:height="0.286cm" svg:x="-11.534cm" svg:y="7.537cm" svg:viewBox="0 0 229 287" svg:d="M226 97c-3-26-8-43-19-57-18-26-50-40-88-40-72 0-119 57-119 146 0 87 46 141 119 141 64 0 104-38 110-103h-43c-8 42-30 64-66 64-47 0-75-39-75-102 0-67 27-107 74-107 36 0 58 21 63 58z">
            <text:p/>
          </draw:path>
          <draw:path draw:style-name="gr5" draw:text-style-name="P4" draw:layer="layout" svg:width="0.212cm" svg:height="0.373cm" svg:x="-11.258cm" svg:y="7.439cm" svg:viewBox="0 0 213 374" svg:d="M0 0v374h43v-148c0-55 28-91 72-91 14 0 28 5 38 12 13 9 18 22 18 41v186h42v-203c0-45-32-73-84-73-38 0-61 12-86 44v-142z">
            <text:p/>
          </draw:path>
          <draw:path draw:style-name="gr5" draw:text-style-name="P4" draw:layer="layout" svg:width="0.234cm" svg:height="0.379cm" svg:x="-10.999cm" svg:y="7.544cm" svg:viewBox="0 0 235 380" svg:d="M189 0l-75 209-68-209h-46l91 270-17 42c-6 19-16 26-34 26-6 0-13-1-22-3v39c8 4 17 6 28 6 14 0 29-4 40-13 14-9 21-21 29-42l120-325z">
            <text:p/>
          </draw:path>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23" draw:text-style-name="P3" draw:layer="layout" svg:x1="37.141cm" svg:y1="14.675cm" svg:x2="37.139cm" svg:y2="16.58cm">
          <text:p/>
        </draw:line>
        <draw:frame draw:style-name="gr24" draw:text-style-name="P15" draw:layer="layout" svg:width="5.286cm" svg:height="1.916cm" svg:x="31.39cm" svg:y="14.575cm">
          <draw:text-box>
            <text:p><text:span text:style-name="T4">←</text:span><text:span text:style-name="T4"> </text:span><text:span text:style-name="T4">“</text:span><text:span text:style-name="T4">s</text:span><text:span text:style-name="T4">t</text:span><text:span text:style-name="T4">i</text:span><text:span text:style-name="T4">c</text:span><text:span text:style-name="T4">k</text:span><text:span text:style-name="T4">y</text:span><text:span text:style-name="T4">”</text:span><text:span text:style-name="T4"> </text:span><text:span text:style-name="T4">c</text:span><text:span text:style-name="T4">o</text:span><text:span text:style-name="T4">n</text:span><text:span text:style-name="T4">n</text:span><text:span text:style-name="T4">e</text:span><text:span text:style-name="T4">c</text:span><text:span text:style-name="T4">t</text:span><text:span text:style-name="T4">o</text:span><text:span text:style-name="T4">r</text:span><text:span text:style-name="T4">s</text:span></text:p>
            <text:p><text:span text:style-name="T4"/></text:p>
            <text:p><text:span text:style-name="T4">n</text:span><text:span text:style-name="T4">o</text:span><text:span text:style-name="T4">n</text:span><text:span text:style-name="T4">-</text:span><text:span text:style-name="T4">”</text:span><text:span text:style-name="T4">s</text:span><text:span text:style-name="T4">t</text:span><text:span text:style-name="T4">i</text:span><text:span text:style-name="T4">c</text:span><text:span text:style-name="T4">k</text:span><text:span text:style-name="T4">y</text:span><text:span text:style-name="T4">”</text:span><text:span text:style-name="T4"> </text:span><text:span text:style-name="T4">a</text:span><text:span text:style-name="T4">r</text:span><text:span text:style-name="T4">r</text:span><text:span text:style-name="T4">o</text:span><text:span text:style-name="T4">w</text:span><text:span text:style-name="T4"> </text:span><text:span text:style-name="T4">→</text:span></text:p>
          </draw:text-box>
        </draw:frame>
        <draw:frame draw:style-name="gr25" draw:text-style-name="P16" draw:layer="layout" svg:width="15.386cm" svg:height="1.517cm" svg:x="6.989cm" svg:y="-2.324cm">
          <draw:text-box>
            <text:p><text:span text:style-name="T5">D</text:span><text:span text:style-name="T5">I</text:span><text:span text:style-name="T5">Y</text:span><text:span text:style-name="T5"> </text:span><text:span text:style-name="T5">K</text:span><text:span text:style-name="T5">r</text:span><text:span text:style-name="T5">u</text:span><text:span text:style-name="T5">s</text:span><text:span text:style-name="T5">c</text:span><text:span text:style-name="T5">h</text:span><text:span text:style-name="T5">k</text:span><text:span text:style-name="T5">e</text:span><text:span text:style-name="T5"> </text:span><text:span text:style-name="T5">S</text:span><text:span text:style-name="T5">t</text:span><text:span text:style-name="T5">y</text:span><text:span text:style-name="T5">l</text:span><text:span text:style-name="T5">e</text:span><text:span text:style-name="T5"> </text:span><text:span text:style-name="T5">D</text:span><text:span text:style-name="T5">i</text:span><text:span text:style-name="T5">a</text:span><text:span text:style-name="T5">g</text:span><text:span text:style-name="T5">r</text:span><text:span text:style-name="T5">a</text:span><text:span text:style-name="T5">m</text:span><text:span text:style-name="T5">s</text:span></text:p>
          </draw:text-box>
        </draw:frame>
        <draw:frame draw:style-name="gr26" draw:text-style-name="P17" draw:layer="layout" svg:width="33.147cm" svg:height="1.749cm" svg:x="-0.14cm" svg:y="21.53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g>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path draw:style-name="gr27" draw:text-style-name="P3" draw:layer="layout" svg:width="3.807cm" svg:height="4.569cm" svg:x="-13.287cm" svg:y="19.76cm" svg:viewBox="0 0 3808 4570" svg:d="M1904 0c1082 0 1904 991 1904 2285 0 1297-822 2285-1904 2285-1079 0-1904-988-1904-2285 0-1294 825-2285 1904-2285z">
            <text:p/>
          </draw:path>
          <draw:path draw:style-name="gr28" draw:text-style-name="P18" draw:layer="layout" svg:width="3.045cm" svg:height="3.046cm" svg:x="-12.906cm" svg:y="21.283cm" svg:viewBox="0 0 3046 3047" svg:d="M1523 0c864 0 1523 660 1523 1524 0 863-659 1523-1523 1523-860 0-1523-660-1523-1523 0-864 663-1524 1523-1524z">
            <text:p/>
          </draw:path>
          <draw:frame draw:style-name="gr29" draw:text-style-name="P19" draw:layer="layout" svg:width="2.398cm" svg:height="0.589cm" svg:x="-12.472cm" svg:y="22.556cm">
            <draw:text-box>
              <text:p><text:span text:style-name="T6">v</text:span><text:span text:style-name="T6">o</text:span><text:span text:style-name="T6">n</text:span><text:span text:style-name="T6"> </text:span><text:span text:style-name="T6">M</text:span><text:span text:style-name="T6">i</text:span><text:span text:style-name="T6">s</text:span><text:span text:style-name="T6">e</text:span><text:span text:style-name="T6">s</text:span></text:p>
            </draw:text-box>
          </draw:frame>
        </draw:g>
        <draw:frame draw:style-name="gr2" draw:text-style-name="P3" draw:layer="layout" svg:width="1.01cm" svg:height="1.254cm" svg:x="4.409cm" svg:y="16.294cm">
          <draw:object xlink:href="./Object 5" xlink:type="simple" xlink:show="embed" xlink:actuate="onLoad">
            <loext:p/>
          </draw:object>
          <draw:image xlink:href="./ObjectReplacements/Object 5" xlink:type="simple" xlink:show="embed" xlink:actuate="onLoad"/>
        </draw:frame>
        <draw:connector draw:style-name="gr1" draw:text-style-name="P2" draw:layer="layout" draw:type="line" svg:x1="4.937cm" svg:y1="14.043cm" svg:x2="4.937cm" svg:y2="16.02cm" svg:d="M4937 14043v1977" svg:viewBox="0 0 1 1978">
          <text:p text:style-name="P1"><text:span text:style-name="T1">~</text:span><text:span text:style-name="T1"> </text:span><text:span text:style-name="T1"><text:s/></text:span><text:span text:style-name="T1"><text:s/></text:span><text:span text:style-name="T1"><text:s/></text:span></text:p>
        </draw:connector>
        <draw:frame draw:style-name="gr2" draw:text-style-name="P3" draw:layer="layout" svg:width="8.138cm" svg:height="1.609cm" svg:x="1.3cm" svg:y="6.572cm">
          <draw:object xlink:href="./Object 36" xlink:type="simple" xlink:show="embed" xlink:actuate="onLoad">
            <loext:p/>
          </draw:object>
          <draw:image xlink:href="./ObjectReplacements/Object 36" xlink:type="simple" xlink:show="embed" xlink:actuate="onLoad"/>
        </draw:frame>
        <draw:g>
          <draw:path draw:style-name="gr6" draw:text-style-name="P5" draw:layer="layout" svg:width="0.183cm" svg:height="0.184cm" svg:x="3.016cm" svg:y="13.457cm" svg:viewBox="0 0 184 185" svg:d="M184 92c0 17-4 33-12 47s-20 25-34 33-30 13-46 13-32-5-46-13-26-19-34-33-12-30-12-47c0-16 4-32 12-46s20-25 34-33 30-13 46-13 32 5 46 13 26 19 34 33 12 30 12 46z">
            <text:p/>
          </draw:path>
          <draw:line draw:style-name="gr7" draw:text-style-name="P1" draw:layer="layout" svg:x1="3.464cm" svg:y1="13.549cm" svg:x2="3.464cm" svg:y2="13.471cm">
            <text:p/>
          </draw:line>
          <draw:line draw:style-name="gr7" draw:text-style-name="P1" draw:layer="layout" svg:x1="3.819cm" svg:y1="13.549cm" svg:x2="3.819cm" svg:y2="13.036cm">
            <text:p/>
          </draw:line>
          <draw:line draw:style-name="gr7" draw:text-style-name="P1" draw:layer="layout" svg:x1="4.175cm" svg:y1="13.549cm" svg:x2="4.175cm" svg:y2="12.08cm">
            <text:p/>
          </draw:line>
          <draw:line draw:style-name="gr7" draw:text-style-name="P1" draw:layer="layout" svg:x1="4.53cm" svg:y1="13.549cm" svg:x2="4.53cm" svg:y2="11.146cm">
            <text:p/>
          </draw:line>
          <draw:line draw:style-name="gr7" draw:text-style-name="P1" draw:layer="layout" svg:x1="4.886cm" svg:y1="13.549cm" svg:x2="4.886cm" svg:y2="11.091cm">
            <text:p/>
          </draw:line>
          <draw:line draw:style-name="gr7" draw:text-style-name="P1" draw:layer="layout" svg:x1="5.241cm" svg:y1="13.55cm" svg:x2="5.241cm" svg:y2="11.941cm">
            <text:p/>
          </draw:line>
          <draw:line draw:style-name="gr7" draw:text-style-name="P1" draw:layer="layout" svg:x1="5.596cm" svg:y1="13.549cm" svg:x2="5.596cm" svg:y2="12.891cm">
            <text:p/>
          </draw:line>
          <draw:line draw:style-name="gr8" draw:text-style-name="P6" draw:layer="layout" svg:x1="5.952cm" svg:y1="13.549cm" svg:x2="5.952cm" svg:y2="13.396cm">
            <text:p/>
          </draw:line>
          <draw:line draw:style-name="gr9" draw:text-style-name="P6" draw:layer="layout" svg:x1="6.307cm" svg:y1="13.549cm" svg:x2="6.307cm" svg:y2="13.534cm">
            <text:p/>
          </draw:line>
          <draw:path draw:style-name="gr10" draw:text-style-name="P5" draw:layer="layout" svg:width="0.183cm" svg:height="0.184cm" svg:x="6.571cm" svg:y="13.457cm" svg:viewBox="0 0 184 185" svg:d="M184 92c0 17-4 33-12 47s-20 25-34 33-30 13-46 13-32-5-46-13-26-19-34-33-12-30-12-47c0-16 4-32 12-46s20-25 34-33 30-13 46-13 32 5 46 13 26 19 34 33 12 30 12 46z">
            <text:p/>
          </draw:path>
          <draw:polygon draw:style-name="gr11" draw:text-style-name="P7" draw:layer="layout" svg:width="2.163cm" svg:height="0.614cm" svg:x="3.804cm" svg:y="13.033cm" svg:viewBox="0 0 2164 615" draw:points="0,0 2164,0 2164,615 0,615">
            <text:p/>
          </draw:polygon>
          <draw:line draw:style-name="gr4" draw:text-style-name="P1" draw:layer="layout" svg:x1="2.752cm" svg:y1="13.739cm" svg:x2="7.019cm" svg:y2="13.739cm">
            <text:p/>
          </draw:line>
          <draw:path draw:style-name="gr12" draw:text-style-name="P4" draw:layer="layout" svg:width="0.239cm" svg:height="0.384cm" svg:x="3.946cm" svg:y="13.128cm" svg:viewBox="0 0 240 385" svg:d="M0 0v373h39v-34c20 31 48 46 85 46 71 0 116-58 116-147 0-87-44-141-114-141-37 0-63 14-83 44v-141zM118 137c47 0 78 42 78 106 0 61-32 102-78 102-45 0-75-41-75-104s30-104 75-104z">
            <text:p/>
          </draw:path>
          <draw:path draw:style-name="gr12" draw:text-style-name="P4" draw:layer="layout" svg:width="0.042cm" svg:height="0.372cm" svg:x="4.237cm" svg:y="13.128cm" svg:viewBox="0 0 43 373" svg:d="M43 105h-42v268h42zM43 0h-43v54h43z">
            <text:p/>
          </draw:path>
          <draw:path draw:style-name="gr12" draw:text-style-name="P4" draw:layer="layout" svg:width="0.213cm" svg:height="0.275cm" svg:x="4.353cm" svg:y="13.225cm" svg:viewBox="0 0 214 276" svg:d="M0 8v268h43v-148c0-54 29-90 73-90 34 0 55 20 55 52v186h43v-202c0-45-34-74-85-74-40 0-66 16-90 53v-45z">
            <text:p/>
          </draw:path>
          <draw:path draw:style-name="gr12" draw:text-style-name="P4" draw:layer="layout" svg:width="0.242cm" svg:height="0.287cm" svg:x="4.62cm" svg:y="13.225cm" svg:viewBox="0 0 243 288" svg:d="M121 0c-75 0-121 53-121 144 0 90 45 144 121 144s122-53 122-142c0-92-45-146-122-146zM121 40c49 0 77 39 77 106 0 63-29 103-77 103-47 0-76-40-76-105 0-64 29-104 76-104z">
            <text:p/>
          </draw:path>
          <draw:path draw:style-name="gr12" draw:text-style-name="P4" draw:layer="layout" svg:width="0.353cm" svg:height="0.275cm" svg:x="4.922cm" svg:y="13.225cm" svg:viewBox="0 0 354 276" svg:d="M0 8v268h42v-168c0-39 29-70 63-70 32 0 50 19 50 53v185h43v-168c0-39 28-70 63-70 31 0 50 20 50 53v185h43v-201c0-48-28-75-78-75-36 0-57 11-83 41-15-28-37-41-72-41-36 0-59 14-82 46v-38z">
            <text:p/>
          </draw:path>
          <draw:path draw:style-name="gr12" draw:text-style-name="P4" draw:layer="layout" svg:width="0.042cm" svg:height="0.372cm" svg:x="5.346cm" svg:y="13.128cm" svg:viewBox="0 0 43 373" svg:d="M43 105h-43v268h43zM43 0h-43v54h43z">
            <text:p/>
          </draw:path>
          <draw:path draw:style-name="gr12" draw:text-style-name="P4" draw:layer="layout" svg:width="0.252cm" svg:height="0.287cm" svg:x="5.447cm" svg:y="13.225cm" svg:viewBox="0 0 253 288" svg:d="M253 251c-5 1-7 1-9 1-15 0-23-7-23-21v-157c0-48-36-74-101-74-39 0-71 11-90 31-12 14-17 30-18 56h43c4-33 23-47 63-47 39 0 60 14 60 40v11c0 18-11 26-45 30-60 7-69 9-86 16-31 13-47 37-47 72 0 48 34 79 89 79 33 0 60-12 91-39 2 27 16 39 44 39 8 0 15-1 29-5zM178 192c0 14-4 23-17 35-17 16-38 24-64 24-33 0-52-16-52-43 0-29 19-43 64-49 45-7 55-8 69-15z">
            <text:p/>
          </draw:path>
          <draw:polygon draw:style-name="gr12" draw:text-style-name="P4" draw:layer="layout" svg:width="0.042cm" svg:height="0.372cm" svg:x="5.745cm" svg:y="13.128cm" svg:viewBox="0 0 43 373" draw:points="43,0 0,0 0,373 43,373">
            <text:p/>
          </draw:polygon>
          <draw:frame draw:style-name="gr2" draw:text-style-name="P3" draw:layer="layout" svg:width="0.977cm" svg:height="1.253cm" svg:x="4.527cm" svg:y="9.728cm">
            <draw:object xlink:href="./Object 37" xlink:type="simple" xlink:show="embed" xlink:actuate="onLoad">
              <loext:p/>
            </draw:object>
            <draw:image xlink:href="./ObjectReplacements/Object 37" xlink:type="simple" xlink:show="embed" xlink:actuate="onLoad"/>
          </draw:frame>
          <draw:frame draw:style-name="gr2" draw:text-style-name="P3" draw:layer="layout" svg:width="0.812cm" svg:height="1.253cm" svg:x="6.128cm" svg:y="12.529cm">
            <draw:object xlink:href="./Object 38" xlink:type="simple" xlink:show="embed" xlink:actuate="onLoad">
              <loext:p/>
            </draw:object>
            <draw:image xlink:href="./ObjectReplacements/Object 38" xlink:type="simple" xlink:show="embed" xlink:actuate="onLoad"/>
          </draw:frame>
        </draw:g>
        <draw:connector draw:style-name="gr1" draw:text-style-name="P2" draw:layer="layout" draw:type="line" svg:x1="4.99cm" svg:y1="8.107cm" svg:x2="4.99cm" svg:y2="10.091cm" svg:d="M4990 8107v1984" svg:viewBox="0 0 1 1985">
          <text:p text:style-name="P1"><text:span text:style-name="T1">= <text:s text:c="4"/></text:span></text:p>
        </draw:connector>
        <draw:g>
          <draw:polyline draw:style-name="gr3" draw:text-style-name="P1" draw:layer="layout" svg:width="4.266cm" svg:height="3.037cm" svg:x="6.912cm" svg:y="0.806cm" svg:viewBox="0 0 4267 3038" draw:points="0,0 15,0 29,0 43,1 57,2 71,3 86,5 100,7 114,9 128,12 143,15 157,18 171,22 185,25 199,30 214,34 228,39 242,44 256,49 271,55 285,60 299,67 313,73 328,80 342,87 356,94 370,102 384,110 399,118 413,126 427,135 441,144 456,153 470,163 484,172 498,182 512,193 527,203 541,214 555,225 569,236 584,247 598,259 612,271 626,283 640,296 655,308 669,321 683,334 697,347 712,361 726,374 740,388 754,402 768,417 783,431 797,446 811,460 825,475 840,491 854,506 882,537 911,569 925,585 939,601 968,634 982,651 996,668 1010,684 1025,701 1053,736 1067,753 1081,771 1110,806 1138,841 1153,859 1181,895 1195,913 1224,950 1266,1005 1295,1042 1309,1060 1323,1079 1337,1097 1352,1116 1366,1135 1380,1153 1394,1172 1423,1209 1437,1228 1465,1265 1480,1284 1494,1302 1537,1358 1551,1376 1565,1395 1579,1413 1593,1432 1608,1450 1622,1468 1636,1487 1650,1505 1693,1559 1707,1577 1721,1595 1764,1649 1793,1684 1821,1719 1850,1752 1878,1786 1892,1803 1921,1837 1935,1853 1963,1886 1978,1903 1992,1919 2020,1951 2034,1967 2049,1983 2077,2014 2091,2029 2106,2044 2134,2075 2148,2089 2162,2104 2177,2119 2205,2148 2219,2162 2248,2190 2276,2218 2305,2245 2318,2258 2346,2285 2375,2310 2403,2335 2417,2348 2432,2360 2446,2372 2460,2384 2474,2396 2489,2408 2503,2419 2517,2431 2531,2442 2546,2453 2560,2464 2574,2475 2588,2486 2617,2507 2631,2517 2645,2527 2674,2547 2688,2557 2702,2567 2716,2576 2745,2595 2759,2604 2773,2613 2787,2622 2802,2631 2816,2640 2844,2656 2858,2665 2873,2673 2887,2681 2901,2689 2915,2697 2930,2704 2944,2712 2972,2726 2986,2734 3015,2748 3029,2754 3058,2768 3086,2781 3114,2793 3143,2805 3157,2811 3171,2817 3200,2828 3228,2839 3242,2844 3271,2854 3285,2859 3299,2864 3314,2869 3328,2874 3356,2883 3371,2887 3399,2896 3427,2904 3456,2912 3470,2916 3484,2920 3513,2927 3527,2931 3555,2937 3570,2941 3598,2947 3627,2953 3641,2956 3669,2962 3698,2968 3726,2973 3755,2978 3783,2983 3797,2985 3811,2988 3826,2990 3840,2992 3854,2994 3868,2996 3883,2998 3897,3000 3954,3008 3968,3010 3982,3011 4011,3015 4025,3016 4039,3018 4053,3019 4068,3021 4096,3024 4139,3028 4153,3029 4167,3030 4181,3032 4196,3033 4210,3034 4238,3036 4252,3037 4267,3038">
            <text:p/>
          </draw:polyline>
          <draw:line draw:style-name="gr4" draw:text-style-name="P1" draw:layer="layout" svg:x1="6.912cm" svg:y1="4.068cm" svg:x2="11.179cm" svg:y2="4.068cm">
            <text:p/>
          </draw:line>
          <draw:path draw:style-name="gr5" draw:text-style-name="P4" draw:layer="layout" svg:width="0.212cm" svg:height="0.372cm" svg:x="7.142cm" svg:y="3.457cm" svg:viewBox="0 0 213 373" svg:d="M0 0v373h43v-148c0-54 29-90 73-90 13 0 27 4 37 12 13 8 18 21 18 40v186h42v-202c0-46-32-74-84-74-38 0-61 12-86 45v-142z">
            <text:p/>
          </draw:path>
          <draw:path draw:style-name="gr5" draw:text-style-name="P4" draw:layer="layout" svg:width="0.252cm" svg:height="0.287cm" svg:x="7.412cm" svg:y="3.554cm" svg:viewBox="0 0 253 288" svg:d="M253 251c-5 1-7 1-9 1-15 0-23-7-23-21v-157c0-48-35-74-101-74-39 0-71 11-89 31-12 14-18 30-19 56h44c3-33 22-47 62-47 39 0 60 14 60 40v11c0 18-10 26-44 30-61 7-70 9-86 16-32 13-48 37-48 72 0 48 34 79 89 79 34 0 61-12 91-39 3 27 16 39 44 39 8 0 15-1 29-5zM178 192c0 14-4 23-17 35-17 16-38 24-63 24-34 0-53-16-53-43 0-29 19-43 65-49 45-7 54-8 68-15z">
            <text:p/>
          </draw:path>
          <draw:polygon draw:style-name="gr5" draw:text-style-name="P4" draw:layer="layout" svg:width="0.043cm" svg:height="0.372cm" svg:x="7.71cm" svg:y="3.457cm" svg:viewBox="0 0 44 373" draw:points="44,0 0,0 0,373 44,373">
            <text:p/>
          </draw:polygon>
          <draw:path draw:style-name="gr5" draw:text-style-name="P4" draw:layer="layout" svg:width="0.122cm" svg:height="0.373cm" svg:x="7.799cm" svg:y="3.456cm" svg:viewBox="0 0 123 374" svg:d="M123 106h-45v-42c0-18 10-27 30-27 3 0 5 0 15 0v-35c-10-2-16-2-24-2-40 0-64 22-64 60v46h-35v35h35v233h43v-233h45z">
            <text:p/>
          </draw:path>
          <draw:polygon draw:style-name="gr5" draw:text-style-name="P4" draw:layer="layout" svg:width="0.121cm" svg:height="0.036cm" svg:x="7.955cm" svg:y="3.671cm" svg:viewBox="0 0 122 37" draw:points="122,0 0,0 0,37 122,37">
            <text:p/>
          </draw:polygon>
          <draw:path draw:style-name="gr5" draw:text-style-name="P4" draw:layer="layout" svg:width="0.213cm" svg:height="0.275cm" svg:x="8.138cm" svg:y="3.554cm" svg:viewBox="0 0 214 276" svg:d="M0 8v268h43v-148c0-54 29-90 73-90 34 0 55 20 55 52v186h43v-202c0-45-34-74-85-74-40 0-66 16-90 53v-45z">
            <text:p/>
          </draw:path>
          <draw:path draw:style-name="gr5" draw:text-style-name="P4" draw:layer="layout" svg:width="0.242cm" svg:height="0.287cm" svg:x="8.405cm" svg:y="3.554cm" svg:viewBox="0 0 243 288" svg:d="M121 0c-75 0-121 53-121 144 0 90 46 144 122 144 75 0 121-53 121-142 0-92-44-146-122-146zM122 40c48 0 77 39 77 106 0 63-30 103-77 103-48 0-77-40-77-105 0-64 29-104 77-104z">
            <text:p/>
          </draw:path>
          <draw:path draw:style-name="gr5" draw:text-style-name="P4" draw:layer="layout" svg:width="0.128cm" svg:height="0.275cm" svg:x="8.707cm" svg:y="3.554cm" svg:viewBox="0 0 129 276" svg:d="M0 8v268h43v-139c0-39 10-63 30-79 14-9 26-12 56-13v-43c-7-1-10-2-16-2-28 0-49 17-74 57v-49z">
            <text:p/>
          </draw:path>
          <draw:path draw:style-name="gr5" draw:text-style-name="P4" draw:layer="layout" svg:width="0.354cm" svg:height="0.275cm" svg:x="8.878cm" svg:y="3.554cm" svg:viewBox="0 0 355 276" svg:d="M0 8v268h43v-168c0-39 28-70 63-70 32 0 50 19 50 53v185h43v-168c0-39 28-70 63-70 31 0 49 20 49 53v185h44v-201c0-48-28-75-78-75-36 0-58 11-83 41-15-28-37-41-72-41-36 0-59 14-83 46v-38z">
            <text:p/>
          </draw:path>
          <draw:path draw:style-name="gr5" draw:text-style-name="P4" draw:layer="layout" svg:width="0.252cm" svg:height="0.287cm" svg:x="9.289cm" svg:y="3.554cm" svg:viewBox="0 0 253 288" svg:d="M253 251c-5 1-7 1-9 1-15 0-23-7-23-21v-157c0-48-35-74-101-74-39 0-71 11-90 31-12 14-17 30-18 56h43c4-33 23-47 63-47 39 0 60 14 60 40v11c0 18-11 26-44 30-61 7-70 9-87 16-31 13-47 37-47 72 0 48 34 79 89 79 33 0 61-12 91-39 2 27 16 39 44 39 8 0 15-1 29-5zM178 192c0 14-4 23-17 35-17 16-38 24-63 24-34 0-53-16-53-43 0-29 19-43 65-49 44-7 54-8 68-15z">
            <text:p/>
          </draw:path>
          <draw:polygon draw:style-name="gr5" draw:text-style-name="P4" draw:layer="layout" svg:width="0.042cm" svg:height="0.372cm" svg:x="9.587cm" svg:y="3.457cm" svg:viewBox="0 0 43 373" draw:points="43,0 0,0 0,373 43,373">
            <text:p/>
          </draw:polygon>
          <draw:frame draw:style-name="gr2" draw:text-style-name="P3" draw:layer="layout" svg:width="1.404cm" svg:height="0.861cm" svg:x="8.722cm" svg:y="1.676cm">
            <draw:object xlink:href="./Object 39" xlink:type="simple" xlink:show="embed" xlink:actuate="onLoad">
              <loext:p/>
            </draw:object>
            <draw:image xlink:href="./ObjectReplacements/Object 39" xlink:type="simple" xlink:show="embed" xlink:actuate="onLoad"/>
          </draw:frame>
        </draw:g>
        <draw:connector draw:style-name="gr1" draw:text-style-name="P2" draw:layer="layout" draw:type="line" svg:x1="8.926cm" svg:y1="4.101cm" svg:x2="7.832cm" svg:y2="6.323cm" svg:d="M8926 4101l-1094 2222" svg:viewBox="0 0 1095 2223">
          <text:p text:style-name="P20"><text:s/><text:s/><text:s/><text:s/><text:s/></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ash_20_1" draw:display-name="Dash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smus Bååth</meta:initial-creator>
    <meta:creation-date>2013-10-23T15:09:14</meta:creation-date>
    <dc:date>2021-03-31T12:17:13.986068957</dc:date>
    <meta:editing-duration>P1DT1H31M51S</meta:editing-duration>
    <meta:editing-cycles>32</meta:editing-cycles>
    <meta:generator>LibreOffice/6.4.6.2$Linux_X86_64 LibreOffice_project/40$Build-2</meta:generator>
    <meta:document-statistic meta:object-count="402"/>
  </office:meta>
</office:document-meta>
</file>

<file path=Object 1/content.xml><?xml version="1.0" encoding="utf-8"?>
<math xmlns="http://www.w3.org/1998/Math/MathML" display="block">
  <semantics>
    <msub>
      <mi>y</mi>
      <mi>i</mi>
    </msub>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semantics>
    <mrow>
      <mo stretchy="false">α</mo>
      <mi>,</mi>
      <mo stretchy="false">β</mo>
    </mrow>
    <annotation encoding="StarMath 5.0">%alpha,%beta</annotation>
  </semantics>
</math>
</file>

<file path=Object 32/content.xml><?xml version="1.0" encoding="utf-8"?>
<math xmlns="http://www.w3.org/1998/Math/MathML">
  <semantics>
    <mrow>
      <mo stretchy="false">λ</mo>
    </mrow>
    <annotation encoding="StarMath 5.0">%lambda</annotation>
  </semantics>
</math>
</file>

<file path=Object 33/content.xml><?xml version="1.0" encoding="utf-8"?>
<math xmlns="http://www.w3.org/1998/Math/MathML">
  <semantics>
    <mrow>
      <mo stretchy="false">α</mo>
      <mi>,</mi>
      <mo stretchy="false">β</mo>
    </mrow>
    <annotation encoding="StarMath 5.0">%alpha,%beta</annotation>
  </semantics>
</math>
</file>

<file path=Object 34/content.xml><?xml version="1.0" encoding="utf-8"?>
<math xmlns="http://www.w3.org/1998/Math/MathML">
  <semantics>
    <mrow>
      <mo stretchy="false">γ</mo>
    </mrow>
    <annotation encoding="StarMath 5.0">%gamma</annotation>
  </semantics>
</math>
</file>

<file path=Object 35/content.xml><?xml version="1.0" encoding="utf-8"?>
<math xmlns="http://www.w3.org/1998/Math/MathML">
  <semantics>
    <mrow>
      <mi>p</mi>
    </mrow>
    <annotation encoding="StarMath 5.0">p</annotation>
  </semantics>
</math>
</file>

<file path=Object 36/content.xml><?xml version="1.0" encoding="utf-8"?>
<math xmlns="http://www.w3.org/1998/Math/MathML">
  <semantics>
    <mrow>
      <mn>2</mn>
      <mi mathvariant="normal">ϕ</mi>
      <mrow>
        <mo fence="true" stretchy="false">(</mo>
        <mrow>
          <mrow>
            <msup>
              <mi>sin</mi>
              <mrow>
                <mo stretchy="false">−</mo>
                <mn>1</mn>
              </mrow>
            </msup>
            <mrow>
              <mo fence="true" stretchy="false">(</mo>
              <mrow>
                <mfrac>
                  <mi>R</mi>
                  <mi>X</mi>
                </mfrac>
              </mrow>
              <mo fence="true" stretchy="false">)</mo>
            </mrow>
            <msup>
              <mi mathvariant="normal">σ</mi>
              <mrow>
                <mo stretchy="false">−</mo>
                <mn>1</mn>
              </mrow>
            </msup>
          </mrow>
        </mrow>
        <mo fence="true" stretchy="false">)</mo>
      </mrow>
    </mrow>
    <annotation encoding="StarMath 5.0">2 %phi  (sin^{-1} ({R} over{X}) %sigma^{-1})


</annotation>
  </semantics>
</math>
</file>

<file path=Object 37/content.xml><?xml version="1.0" encoding="utf-8"?>
<math xmlns="http://www.w3.org/1998/Math/MathML">
  <semantics>
    <mrow>
      <mi>p</mi>
    </mrow>
    <annotation encoding="StarMath 5.0">p</annotation>
  </semantics>
</math>
</file>

<file path=Object 38/content.xml><?xml version="1.0" encoding="utf-8"?>
<math xmlns="http://www.w3.org/1998/Math/MathML">
  <semantics>
    <mrow>
      <mi>n</mi>
    </mrow>
    <annotation encoding="StarMath 5.0">n</annotation>
  </semantics>
</math>
</file>

<file path=Object 39/content.xml><?xml version="1.0" encoding="utf-8"?>
<math xmlns="http://www.w3.org/1998/Math/MathML" display="block">
  <semantics>
    <msub>
      <mi mathvariant="normal">σ</mi>
      <mi mathvariant="normal">σ</mi>
    </msub>
    <annotation encoding="StarMath 5.0">%sigma_{%sigma}</annotation>
  </semantics>
</math>
</file>

<file path=Object 4/content.xml><?xml version="1.0" encoding="utf-8"?>
<math xmlns="http://www.w3.org/1998/Math/MathML">
  <semantics>
    <mrow>
      <mo stretchy="false">μ</mo>
    </mrow>
    <annotation encoding="StarMath 5.0">%mu</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under>
      <munder>
        <mrow>
          <mtext>logistic</mtext>
          <mrow>
            <mo fence="true" stretchy="false">(</mo>
            <mrow>
              <mrow>
                <msub>
                  <mi mathvariant="normal">β</mi>
                  <mn>0</mn>
                </msub>
                <mo stretchy="false">+</mo>
                <mrow>
                  <msub>
                    <mo stretchy="false">∑</mo>
                    <mi>i</mi>
                  </msub>
                  <mrow>
                    <msub>
                      <mi mathvariant="normal">β</mi>
                      <mi>i</mi>
                    </msub>
                    <msub>
                      <mi>x</mi>
                      <mi>i</mi>
                    </msub>
                  </mrow>
                </mrow>
              </mrow>
            </mrow>
            <mo fence="true" stretchy="false">)</mo>
          </mrow>
        </mrow>
        <mo stretchy="true">⏟</mo>
      </munder>
      <mrow/>
    </munder>
    <annotation encoding="StarMath 5.0">{"logistic"(%beta_0 + sum_i  {%beta_i x_{i}})} underbrace {}</annotation>
  </semantics>
</math>
</file>

<file path=Object 5/content.xml><?xml version="1.0" encoding="utf-8"?>
<math xmlns="http://www.w3.org/1998/Math/MathML" display="block">
  <semantics>
    <mi>Y</mi>
    <annotation encoding="StarMath 5.0">Y
</annotation>
  </semantics>
</math>
</file>

<file path=Object 6/content.xml><?xml version="1.0" encoding="utf-8"?>
<math xmlns="http://www.w3.org/1998/Math/MathML" display="block">
  <semantics>
    <mi mathvariant="normal">σ</mi>
    <annotation encoding="StarMath 5.0">%sigma</annotation>
  </semantics>
</math>
</file>

<file path=Object 7/content.xml><?xml version="1.0" encoding="utf-8"?>
<math xmlns="http://www.w3.org/1998/Math/MathML" display="block">
  <semantics>
    <mi mathvariant="normal">μ</mi>
    <annotation encoding="StarMath 5.0">%mu</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semantics>
    <mrow>
      <mi>v</mi>
      <mi>,</mi>
      <mo stretchy="false">λ</mo>
    </mrow>
    <annotation encoding="StarMath 5.0">v,%lambda</annotation>
  </semantics>
</math>
</file>